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enlo" svg:font-family="Menlo, Monaco, 'Courier New', Courier, monospace"/>
    <style:font-face style:name="Nunito" svg:font-family="Nunito, sans-serif"/>
    <style:font-face style:name="SFMono-Regular" svg:font-family="SFMono-Regular, Menlo, Monaco, Consolas, 'Liberation Mono', 'Courier New', monospace"/>
    <style:font-face style:name="Source Code Pro" svg:font-family="'Source Code Pro', 'Liberation Mono', 'Courier New',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8cc4" officeooo:paragraph-rsid="00078cc4"/>
    </style:style>
    <style:style style:name="P2" style:family="paragraph" style:parent-style-name="Standard">
      <style:text-properties officeooo:paragraph-rsid="00078cc4"/>
    </style:style>
    <style:style style:name="P3" style:family="paragraph" style:parent-style-name="Standard">
      <style:text-properties officeooo:rsid="000b6cc9" officeooo:paragraph-rsid="000b6cc9"/>
    </style:style>
    <style:style style:name="P4" style:family="paragraph" style:parent-style-name="Standard">
      <style:text-properties officeooo:rsid="000e77dd" officeooo:paragraph-rsid="000e77dd"/>
    </style:style>
    <style:style style:name="P5" style:family="paragraph" style:parent-style-name="Standard">
      <style:text-properties officeooo:rsid="000e8dfc" officeooo:paragraph-rsid="000e8dfc"/>
    </style:style>
    <style:style style:name="P6" style:family="paragraph" style:parent-style-name="Standard">
      <style:text-properties officeooo:rsid="000eddd9" officeooo:paragraph-rsid="000eddd9"/>
    </style:style>
    <style:style style:name="P7" style:family="paragraph" style:parent-style-name="Standard">
      <style:text-properties officeooo:rsid="00107e7f" officeooo:paragraph-rsid="00107e7f"/>
    </style:style>
    <style:style style:name="P8" style:family="paragraph" style:parent-style-name="Standard">
      <style:text-properties officeooo:rsid="0012fd51" officeooo:paragraph-rsid="0012fd51"/>
    </style:style>
    <style:style style:name="P9" style:family="paragraph" style:parent-style-name="Standard">
      <style:text-properties officeooo:rsid="0013ff74" officeooo:paragraph-rsid="0013ff74"/>
    </style:style>
    <style:style style:name="P10" style:family="paragraph" style:parent-style-name="Standard">
      <style:text-properties officeooo:rsid="0014d8d0" officeooo:paragraph-rsid="0014d8d0"/>
    </style:style>
    <style:style style:name="P11" style:family="paragraph" style:parent-style-name="Standard">
      <style:text-properties officeooo:rsid="0016881f" officeooo:paragraph-rsid="0013ff74"/>
    </style:style>
    <style:style style:name="P12" style:family="paragraph" style:parent-style-name="Standard">
      <style:text-properties officeooo:rsid="0017e49e" officeooo:paragraph-rsid="0017e49e"/>
    </style:style>
    <style:style style:name="P13" style:family="paragraph" style:parent-style-name="Standard">
      <style:text-properties officeooo:rsid="00196e4f" officeooo:paragraph-rsid="00196e4f"/>
    </style:style>
    <style:style style:name="P14" style:family="paragraph" style:parent-style-name="Standard">
      <style:text-properties officeooo:rsid="001cb332" officeooo:paragraph-rsid="001cb332"/>
    </style:style>
    <style:style style:name="P15" style:family="paragraph" style:parent-style-name="Standard">
      <style:text-properties officeooo:rsid="001cd07a" officeooo:paragraph-rsid="001cd07a"/>
    </style:style>
    <style:style style:name="P16" style:family="paragraph" style:parent-style-name="Standard">
      <style:text-properties officeooo:rsid="001eb3c3" officeooo:paragraph-rsid="001eb3c3"/>
    </style:style>
    <style:style style:name="P17" style:family="paragraph" style:parent-style-name="Standard">
      <style:text-properties officeooo:rsid="001f7dc9" officeooo:paragraph-rsid="001f7dc9"/>
    </style:style>
    <style:style style:name="P18" style:family="paragraph" style:parent-style-name="Standard">
      <style:text-properties officeooo:rsid="00213b37" officeooo:paragraph-rsid="00213b37"/>
    </style:style>
    <style:style style:name="P19" style:family="paragraph" style:parent-style-name="Standard">
      <style:text-properties officeooo:rsid="0021e40e" officeooo:paragraph-rsid="0021e40e"/>
    </style:style>
    <style:style style:name="P20" style:family="paragraph" style:parent-style-name="Standard">
      <style:text-properties officeooo:rsid="00233706" officeooo:paragraph-rsid="00233706"/>
    </style:style>
    <style:style style:name="P21" style:family="paragraph" style:parent-style-name="Standard">
      <style:text-properties officeooo:rsid="00294fd7" officeooo:paragraph-rsid="00294fd7"/>
    </style:style>
    <style:style style:name="P22" style:family="paragraph" style:parent-style-name="Standard">
      <style:text-properties fo:font-variant="normal" fo:text-transform="none" fo:color="#000000" style:font-name="SFMono-Regular" fo:font-size="10.5pt" fo:letter-spacing="normal" fo:font-style="normal" fo:font-weight="normal" officeooo:rsid="00233706" officeooo:paragraph-rsid="00233706"/>
    </style:style>
    <style:style style:name="P23" style:family="paragraph" style:parent-style-name="Standard">
      <style:text-properties fo:font-variant="normal" fo:text-transform="none" fo:color="#000000" style:font-name="SFMono-Regular" fo:font-size="10.5pt" fo:letter-spacing="normal" fo:font-style="normal" fo:font-weight="normal" officeooo:rsid="002bbd91" officeooo:paragraph-rsid="002bbd91"/>
    </style:style>
    <style:style style:name="P24" style:family="paragraph" style:parent-style-name="Standard">
      <style:text-properties fo:font-variant="normal" fo:text-transform="none" fo:color="#000000" style:font-name="SFMono-Regular" fo:font-size="10.5pt" fo:letter-spacing="normal" fo:font-style="normal" fo:font-weight="normal" officeooo:rsid="002f69e5" officeooo:paragraph-rsid="002f69e5"/>
    </style:style>
    <style:style style:name="P25" style:family="paragraph" style:parent-style-name="Standard">
      <style:text-properties fo:font-variant="normal" fo:text-transform="none" fo:color="#000000" style:font-name="SFMono-Regular" fo:font-size="10.5pt" fo:letter-spacing="normal" fo:font-style="normal" fo:font-weight="normal" officeooo:rsid="003290f2" officeooo:paragraph-rsid="003290f2"/>
    </style:style>
    <style:style style:name="P26" style:family="paragraph" style:parent-style-name="Standard">
      <style:text-properties fo:font-variant="normal" fo:text-transform="none" fo:color="#000000" style:font-name="SFMono-Regular" fo:font-size="10.5pt" fo:letter-spacing="normal" fo:font-style="normal" fo:font-weight="normal" officeooo:paragraph-rsid="003290f2"/>
    </style:style>
    <style:style style:name="P27" style:family="paragraph" style:parent-style-name="Standard">
      <style:text-properties fo:font-variant="normal" fo:text-transform="none" fo:color="#000000" style:font-name="SFMono-Regular" fo:font-size="10.5pt" fo:letter-spacing="normal" fo:font-style="normal" fo:font-weight="normal" officeooo:rsid="003349a8" officeooo:paragraph-rsid="003349a8"/>
    </style:style>
    <style:style style:name="P28" style:family="paragraph" style:parent-style-name="Standard">
      <style:text-properties fo:font-variant="normal" fo:text-transform="none" fo:color="#000000" style:font-name="SFMono-Regular" fo:font-size="10.5pt" fo:letter-spacing="normal" fo:font-style="normal" fo:font-weight="normal" officeooo:rsid="0046f026" officeooo:paragraph-rsid="0046f026"/>
    </style:style>
    <style:style style:name="P29" style:family="paragraph" style:parent-style-name="Standard">
      <style:text-properties fo:font-variant="normal" fo:text-transform="none" fo:color="#4a4a4a" style:font-name="Nunito" fo:font-size="12pt" fo:letter-spacing="normal" fo:font-style="normal" fo:font-weight="normal" officeooo:rsid="002bbd91" officeooo:paragraph-rsid="002bbd91"/>
    </style:style>
    <style:style style:name="P30" style:family="paragraph" style:parent-style-name="Standard">
      <style:text-properties fo:font-variant="normal" fo:text-transform="none" fo:color="#4a4a4a" style:font-name="Nunito" fo:font-size="12pt" fo:letter-spacing="normal" fo:font-style="normal" fo:font-weight="normal" officeooo:rsid="00348a76" officeooo:paragraph-rsid="00348a76"/>
    </style:style>
    <style:style style:name="P31" style:family="paragraph" style:parent-style-name="Standard">
      <style:text-properties fo:font-variant="normal" fo:text-transform="none" fo:color="#4a4a4a" style:font-name="Nunito" fo:font-size="12pt" fo:letter-spacing="normal" fo:font-style="normal" fo:font-weight="normal" officeooo:rsid="0037ff38" officeooo:paragraph-rsid="0037ff38"/>
    </style:style>
    <style:style style:name="P32" style:family="paragraph" style:parent-style-name="Standard">
      <style:text-properties fo:font-variant="normal" fo:text-transform="none" fo:color="#4a4a4a" style:font-name="Nunito" fo:font-size="12pt" fo:letter-spacing="normal" fo:font-style="normal" fo:font-weight="normal" officeooo:rsid="003c2519" officeooo:paragraph-rsid="003c2519"/>
    </style:style>
    <style:style style:name="P33" style:family="paragraph" style:parent-style-name="Standard">
      <style:text-properties fo:font-variant="normal" fo:text-transform="none" fo:color="#4a4a4a" style:font-name="Nunito" fo:font-size="12pt" fo:letter-spacing="normal" fo:font-style="normal" fo:font-weight="normal" officeooo:rsid="003c687a" officeooo:paragraph-rsid="003c687a"/>
    </style:style>
    <style:style style:name="P34" style:family="paragraph" style:parent-style-name="Standard">
      <style:text-properties fo:font-variant="normal" fo:text-transform="none" fo:color="#4a4a4a" style:font-name="Nunito" fo:font-size="12pt" fo:letter-spacing="normal" fo:font-style="normal" fo:font-weight="normal" officeooo:rsid="003c687a" officeooo:paragraph-rsid="003fe8d7"/>
    </style:style>
    <style:style style:name="P35" style:family="paragraph" style:parent-style-name="Standard">
      <style:text-properties fo:font-variant="normal" fo:text-transform="none" fo:color="#4a4a4a" style:font-name="Nunito" fo:font-size="12pt" fo:letter-spacing="normal" fo:font-style="normal" fo:font-weight="normal" officeooo:rsid="003e574c" officeooo:paragraph-rsid="003e574c"/>
    </style:style>
    <style:style style:name="P36" style:family="paragraph" style:parent-style-name="Standard">
      <style:text-properties fo:font-variant="normal" fo:text-transform="none" fo:color="#4a4a4a" style:font-name="Nunito" fo:font-size="12pt" fo:letter-spacing="normal" fo:font-style="normal" fo:font-weight="normal" officeooo:rsid="00409803" officeooo:paragraph-rsid="00409803"/>
    </style:style>
    <style:style style:name="P37" style:family="paragraph" style:parent-style-name="Standard">
      <style:text-properties fo:font-variant="normal" fo:text-transform="none" fo:color="#4a4a4a" style:font-name="Nunito" fo:font-size="12pt" fo:letter-spacing="normal" fo:font-style="normal" fo:font-weight="normal" officeooo:rsid="00417ede" officeooo:paragraph-rsid="00409803"/>
    </style:style>
    <style:style style:name="P38" style:family="paragraph" style:parent-style-name="Standard">
      <style:text-properties fo:font-variant="normal" fo:text-transform="none" fo:color="#4a4a4a" style:font-name="Nunito" fo:font-size="12pt" fo:letter-spacing="normal" fo:font-style="normal" fo:font-weight="normal" officeooo:rsid="00417ede" officeooo:paragraph-rsid="00435859"/>
    </style:style>
    <style:style style:name="P39" style:family="paragraph" style:parent-style-name="Standard">
      <style:text-properties fo:font-variant="normal" fo:text-transform="none" fo:color="#4a4a4a" style:font-name="Nunito" fo:font-size="12pt" fo:letter-spacing="normal" fo:font-style="normal" fo:font-weight="normal" officeooo:rsid="0048ae8f" officeooo:paragraph-rsid="0048ae8f"/>
    </style:style>
    <style:style style:name="P40" style:family="paragraph" style:parent-style-name="Standard">
      <style:text-properties fo:font-variant="normal" fo:text-transform="none" fo:color="#4a4a4a" style:font-name="Nunito" fo:font-size="12pt" fo:letter-spacing="normal" fo:font-style="normal" fo:font-weight="normal" officeooo:rsid="004a9416" officeooo:paragraph-rsid="004a9416"/>
    </style:style>
    <style:style style:name="P41" style:family="paragraph" style:parent-style-name="Standard">
      <style:text-properties fo:font-variant="normal" fo:text-transform="none" fo:color="#4a4a4a" style:font-name="Nunito" fo:font-size="12pt" fo:letter-spacing="normal" fo:font-style="normal" fo:font-weight="normal" officeooo:rsid="004b6f83" officeooo:paragraph-rsid="004b6f83"/>
    </style:style>
    <style:style style:name="P42" style:family="paragraph" style:parent-style-name="Standard">
      <style:text-properties fo:font-variant="normal" fo:text-transform="none" fo:color="#4a4a4a" style:font-name="Nunito" fo:font-size="12pt" fo:letter-spacing="normal" fo:font-style="normal" fo:font-weight="normal" officeooo:rsid="004b6f83" officeooo:paragraph-rsid="004c191f"/>
    </style:style>
    <style:style style:name="P43" style:family="paragraph" style:parent-style-name="Standard">
      <style:text-properties fo:font-variant="normal" fo:text-transform="none" fo:color="#4a4a4a" style:font-name="Nunito" fo:font-size="12pt" fo:letter-spacing="normal" fo:font-style="normal" fo:font-weight="normal" officeooo:rsid="004c191f" officeooo:paragraph-rsid="004c191f"/>
    </style:style>
    <style:style style:name="P44" style:family="paragraph" style:parent-style-name="Standard">
      <style:text-properties fo:font-variant="normal" fo:text-transform="none" fo:color="#4a4a4a" style:font-name="Nunito" fo:font-size="12pt" fo:letter-spacing="normal" fo:font-style="normal" fo:font-weight="normal" officeooo:rsid="004da3f1" officeooo:paragraph-rsid="004da3f1"/>
    </style:style>
    <style:style style:name="P45" style:family="paragraph" style:parent-style-name="Standard">
      <style:text-properties fo:font-variant="normal" fo:text-transform="none" fo:color="#4a4a4a" style:font-name="Nunito" fo:font-size="12pt" fo:letter-spacing="normal" fo:font-style="normal" fo:font-weight="normal" officeooo:rsid="004f97a3" officeooo:paragraph-rsid="004f97a3"/>
    </style:style>
    <style:style style:name="P46" style:family="paragraph" style:parent-style-name="Standard">
      <style:text-properties fo:font-variant="normal" fo:text-transform="none" fo:color="#4a4a4a" style:font-name="Nunito" fo:font-size="12pt" fo:letter-spacing="normal" fo:font-style="normal" fo:font-weight="normal" officeooo:rsid="004f97a3" officeooo:paragraph-rsid="0050c8f9"/>
    </style:style>
    <style:style style:name="P47" style:family="paragraph" style:parent-style-name="Standard">
      <style:text-properties fo:font-variant="normal" fo:text-transform="none" fo:color="#4a4a4a" style:font-name="Nunito" fo:font-size="12pt" fo:letter-spacing="normal" fo:font-style="normal" fo:font-weight="normal" officeooo:rsid="0050c8f9" officeooo:paragraph-rsid="0050c8f9"/>
    </style:style>
    <style:style style:name="P48" style:family="paragraph" style:parent-style-name="Standard">
      <style:text-properties fo:font-variant="normal" fo:text-transform="none" fo:color="#4a4a4a" style:font-name="Nunito" fo:font-size="12pt" fo:letter-spacing="normal" fo:font-style="normal" fo:font-weight="normal" officeooo:rsid="0051d434" officeooo:paragraph-rsid="0051d434"/>
    </style:style>
    <style:style style:name="P49" style:family="paragraph" style:parent-style-name="Standard">
      <style:text-properties fo:font-variant="normal" fo:text-transform="none" fo:color="#4a4a4a" style:font-name="Nunito" fo:font-size="12pt" fo:letter-spacing="normal" fo:font-style="normal" fo:font-weight="normal" officeooo:rsid="00536456" officeooo:paragraph-rsid="00536456"/>
    </style:style>
    <style:style style:name="P50" style:family="paragraph" style:parent-style-name="Standard">
      <style:text-properties fo:font-variant="normal" fo:text-transform="none" fo:color="#4a4a4a" style:font-name="Nunito" fo:font-size="12pt" fo:letter-spacing="normal" fo:font-style="normal" fo:font-weight="normal" officeooo:rsid="005499ed" officeooo:paragraph-rsid="005499ed"/>
    </style:style>
    <style:style style:name="P51" style:family="paragraph" style:parent-style-name="Standard">
      <style:text-properties fo:font-variant="normal" fo:text-transform="none" fo:color="#4a4a4a" style:font-name="Nunito" fo:font-size="12pt" fo:letter-spacing="normal" fo:font-style="normal" fo:font-weight="normal" officeooo:rsid="005663be" officeooo:paragraph-rsid="005499ed"/>
    </style:style>
    <style:style style:name="P52" style:family="paragraph" style:parent-style-name="Standard">
      <style:text-properties fo:font-variant="normal" fo:text-transform="none" fo:color="#4a4a4a" style:font-name="Nunito" fo:font-size="12pt" fo:letter-spacing="normal" fo:font-style="normal" fo:font-weight="normal" officeooo:rsid="005663be" officeooo:paragraph-rsid="005663be"/>
    </style:style>
    <style:style style:name="P53" style:family="paragraph" style:parent-style-name="Standard">
      <style:text-properties fo:font-variant="normal" fo:text-transform="none" fo:color="#4a4a4a" style:font-name="Nunito" fo:font-size="12pt" fo:letter-spacing="normal" fo:font-style="normal" fo:font-weight="normal" officeooo:rsid="005680ee" officeooo:paragraph-rsid="005680ee"/>
    </style:style>
    <style:style style:name="P54" style:family="paragraph" style:parent-style-name="Standard">
      <style:text-properties fo:font-variant="normal" fo:text-transform="none" fo:color="#4a4a4a" style:font-name="Nunito" fo:font-size="12pt" fo:letter-spacing="normal" fo:font-style="normal" fo:font-weight="normal" officeooo:rsid="005715df" officeooo:paragraph-rsid="005715df"/>
    </style:style>
    <style:style style:name="P55" style:family="paragraph" style:parent-style-name="Standard">
      <style:text-properties fo:font-variant="normal" fo:text-transform="none" fo:color="#4a4a4a" style:font-name="Nunito" fo:font-size="12pt" fo:letter-spacing="normal" fo:font-style="normal" fo:font-weight="normal" officeooo:rsid="0058af94" officeooo:paragraph-rsid="0058af94"/>
    </style:style>
    <style:style style:name="P56" style:family="paragraph" style:parent-style-name="Standard">
      <style:text-properties fo:font-variant="normal" fo:text-transform="none" fo:color="#4a4a4a" style:font-name="Nunito" fo:font-size="12pt" fo:letter-spacing="normal" fo:font-style="normal" fo:font-weight="normal" officeooo:rsid="0058af94" officeooo:paragraph-rsid="005b5b0a"/>
    </style:style>
    <style:style style:name="P57" style:family="paragraph" style:parent-style-name="Standard">
      <style:text-properties fo:font-variant="normal" fo:text-transform="none" fo:color="#4a4a4a" style:font-name="Nunito" fo:font-size="12pt" fo:letter-spacing="normal" fo:font-style="normal" fo:font-weight="normal" officeooo:rsid="0058e474" officeooo:paragraph-rsid="0058e474"/>
    </style:style>
    <style:style style:name="P58" style:family="paragraph" style:parent-style-name="Standard">
      <style:text-properties fo:font-variant="normal" fo:text-transform="none" fo:color="#4a4a4a" style:font-name="Nunito" fo:font-size="12pt" fo:letter-spacing="normal" fo:font-style="normal" fo:font-weight="normal" officeooo:rsid="005983cc" officeooo:paragraph-rsid="005983cc"/>
    </style:style>
    <style:style style:name="P59" style:family="paragraph" style:parent-style-name="Standard">
      <style:text-properties fo:font-variant="normal" fo:text-transform="none" fo:color="#4a4a4a" style:font-name="Nunito" fo:font-size="12pt" fo:letter-spacing="normal" fo:font-style="normal" fo:font-weight="normal" officeooo:rsid="005b5b0a" officeooo:paragraph-rsid="005b5b0a"/>
    </style:style>
    <style:style style:name="P60" style:family="paragraph" style:parent-style-name="Standard">
      <style:text-properties fo:font-variant="normal" fo:text-transform="none" fo:color="#4a4a4a" style:font-name="Nunito" fo:font-size="12pt" fo:letter-spacing="normal" fo:font-style="normal" fo:font-weight="normal" officeooo:rsid="005d406a" officeooo:paragraph-rsid="005d406a"/>
    </style:style>
    <style:style style:name="P61" style:family="paragraph" style:parent-style-name="Standard">
      <style:text-properties fo:font-variant="normal" fo:text-transform="none" fo:color="#4a4a4a" style:font-name="Nunito" fo:font-size="12pt" fo:letter-spacing="normal" fo:font-style="normal" fo:font-weight="normal" officeooo:rsid="005defb0" officeooo:paragraph-rsid="005defb0"/>
    </style:style>
    <style:style style:name="P62" style:family="paragraph" style:parent-style-name="Standard">
      <style:text-properties fo:font-variant="normal" fo:text-transform="none" fo:color="#4a4a4a" style:font-name="Nunito" fo:font-size="12pt" fo:letter-spacing="normal" fo:font-style="normal" fo:font-weight="normal" officeooo:rsid="005e62d7" officeooo:paragraph-rsid="005e62d7"/>
    </style:style>
    <style:style style:name="P63" style:family="paragraph" style:parent-style-name="Standard">
      <style:text-properties fo:font-variant="normal" fo:text-transform="none" fo:color="#4a4a4a" style:font-name="Nunito" fo:font-size="12pt" fo:letter-spacing="normal" fo:font-style="normal" fo:font-weight="normal" officeooo:rsid="005f8921" officeooo:paragraph-rsid="005f8921"/>
    </style:style>
    <style:style style:name="P64" style:family="paragraph" style:parent-style-name="Standard">
      <style:text-properties fo:font-variant="normal" fo:text-transform="none" fo:color="#4a4a4a" style:font-name="Nunito" fo:font-size="12pt" fo:letter-spacing="normal" fo:font-style="normal" fo:font-weight="normal" officeooo:rsid="0060291f" officeooo:paragraph-rsid="0060291f"/>
    </style:style>
    <style:style style:name="P65" style:family="paragraph" style:parent-style-name="Standard">
      <style:text-properties fo:font-variant="normal" fo:text-transform="none" fo:color="#4a4a4a" style:font-name="Nunito" fo:font-size="12pt" fo:letter-spacing="normal" fo:font-style="normal" fo:font-weight="normal" officeooo:rsid="006200ff" officeooo:paragraph-rsid="006200ff"/>
    </style:style>
    <style:style style:name="P66" style:family="paragraph" style:parent-style-name="Standard">
      <style:text-properties fo:font-variant="normal" fo:text-transform="none" fo:color="#4a4a4a" style:font-name="Nunito" fo:font-size="12pt" fo:letter-spacing="normal" fo:font-style="normal" fo:font-weight="normal" officeooo:rsid="0063d75b" officeooo:paragraph-rsid="0063d75b"/>
    </style:style>
    <style:style style:name="P67" style:family="paragraph" style:parent-style-name="Standard">
      <style:text-properties fo:font-variant="normal" fo:text-transform="none" fo:color="#4a4a4a" style:font-name="Nunito" fo:font-size="12pt" fo:letter-spacing="normal" fo:font-style="normal" fo:font-weight="normal" officeooo:rsid="0066ad69" officeooo:paragraph-rsid="0066ad69"/>
    </style:style>
    <style:style style:name="P68" style:family="paragraph" style:parent-style-name="Standard">
      <style:text-properties fo:font-variant="normal" fo:text-transform="none" fo:color="#4a4a4a" style:font-name="Nunito" fo:font-size="12pt" fo:letter-spacing="normal" fo:font-style="normal" fo:font-weight="normal" officeooo:rsid="00676256" officeooo:paragraph-rsid="00676256"/>
    </style:style>
    <style:style style:name="P69" style:family="paragraph" style:parent-style-name="Standard">
      <style:text-properties fo:font-variant="normal" fo:text-transform="none" fo:color="#4a4a4a" style:font-name="Nunito" fo:font-size="12pt" fo:letter-spacing="normal" fo:font-style="normal" fo:font-weight="normal" officeooo:rsid="0069648c" officeooo:paragraph-rsid="0069648c"/>
    </style:style>
    <style:style style:name="P70" style:family="paragraph" style:parent-style-name="Standard">
      <style:text-properties fo:font-variant="normal" fo:text-transform="none" fo:color="#4a4a4a" style:font-name="Nunito" fo:font-size="12pt" fo:letter-spacing="normal" fo:font-style="normal" fo:font-weight="normal" officeooo:rsid="0069949d" officeooo:paragraph-rsid="0069648c"/>
    </style:style>
    <style:style style:name="P71" style:family="paragraph" style:parent-style-name="Standard">
      <style:text-properties fo:font-variant="normal" fo:text-transform="none" fo:color="#4a4a4a" style:font-name="Nunito" fo:font-size="12pt" fo:letter-spacing="normal" fo:font-style="normal" fo:font-weight="normal" officeooo:rsid="0069949d" officeooo:paragraph-rsid="006a980e"/>
    </style:style>
    <style:style style:name="P72" style:family="paragraph" style:parent-style-name="Standard">
      <style:text-properties fo:font-variant="normal" fo:text-transform="none" fo:color="#4a4a4a" style:font-name="Nunito" fo:font-size="12pt" fo:letter-spacing="normal" fo:font-style="normal" fo:font-weight="normal" officeooo:rsid="006a980e" officeooo:paragraph-rsid="006a980e"/>
    </style:style>
    <style:style style:name="P73" style:family="paragraph" style:parent-style-name="Standard">
      <style:text-properties fo:font-variant="normal" fo:text-transform="none" fo:color="#4a4a4a" style:font-name="Nunito" fo:font-size="12pt" fo:letter-spacing="normal" fo:font-style="normal" fo:font-weight="normal" officeooo:rsid="006b0aec" officeooo:paragraph-rsid="006b0aec"/>
    </style:style>
    <style:style style:name="P74" style:family="paragraph" style:parent-style-name="Standard">
      <style:text-properties fo:font-variant="normal" fo:text-transform="none" fo:color="#4a4a4a" style:font-name="Nunito" fo:font-size="12pt" fo:letter-spacing="normal" fo:font-style="normal" fo:font-weight="normal" officeooo:rsid="006b0aec" officeooo:paragraph-rsid="0072a962"/>
    </style:style>
    <style:style style:name="P75" style:family="paragraph" style:parent-style-name="Standard">
      <style:text-properties fo:font-variant="normal" fo:text-transform="none" fo:color="#4a4a4a" style:font-name="Nunito" fo:font-size="12pt" fo:letter-spacing="normal" fo:font-style="normal" fo:font-weight="normal" officeooo:rsid="006d9124" officeooo:paragraph-rsid="006d9124"/>
    </style:style>
    <style:style style:name="P76" style:family="paragraph" style:parent-style-name="Standard">
      <style:text-properties fo:font-variant="normal" fo:text-transform="none" fo:color="#4a4a4a" style:font-name="Nunito" fo:font-size="12pt" fo:letter-spacing="normal" fo:font-style="normal" fo:font-weight="normal" officeooo:rsid="006fac2f" officeooo:paragraph-rsid="006fac2f"/>
    </style:style>
    <style:style style:name="P77" style:family="paragraph" style:parent-style-name="Standard">
      <style:text-properties fo:font-variant="normal" fo:text-transform="none" fo:color="#4a4a4a" style:font-name="Nunito" fo:font-size="12pt" fo:letter-spacing="normal" fo:font-style="normal" fo:font-weight="normal" officeooo:rsid="00713133" officeooo:paragraph-rsid="00713133"/>
    </style:style>
    <style:style style:name="P78" style:family="paragraph" style:parent-style-name="Standard">
      <style:text-properties fo:font-variant="normal" fo:text-transform="none" fo:color="#4a4a4a" style:font-name="Nunito" fo:font-size="12pt" fo:letter-spacing="normal" fo:font-style="normal" fo:font-weight="normal" officeooo:rsid="00740a62" officeooo:paragraph-rsid="00740a62"/>
    </style:style>
    <style:style style:name="P79" style:family="paragraph" style:parent-style-name="Standard">
      <style:text-properties fo:font-variant="normal" fo:text-transform="none" fo:color="#4a4a4a" style:font-name="Nunito" fo:font-size="12pt" fo:letter-spacing="normal" fo:font-style="normal" fo:font-weight="normal" officeooo:rsid="00752704" officeooo:paragraph-rsid="00752704"/>
    </style:style>
    <style:style style:name="P80" style:family="paragraph" style:parent-style-name="Standard">
      <style:text-properties fo:font-variant="normal" fo:text-transform="none" fo:color="#4a4a4a" style:font-name="Nunito" fo:font-size="12pt" fo:letter-spacing="normal" fo:font-style="normal" fo:font-weight="normal" officeooo:rsid="00766f7d" officeooo:paragraph-rsid="00766f7d"/>
    </style:style>
    <style:style style:name="P81" style:family="paragraph" style:parent-style-name="Standard">
      <style:text-properties fo:font-variant="normal" fo:text-transform="none" fo:color="#4a4a4a" style:font-name="Nunito" fo:font-size="12pt" fo:letter-spacing="normal" fo:font-style="normal" fo:font-weight="normal" officeooo:rsid="0077a9a2" officeooo:paragraph-rsid="0077a9a2"/>
    </style:style>
    <style:style style:name="P82" style:family="paragraph" style:parent-style-name="Standard">
      <style:text-properties fo:font-variant="normal" fo:text-transform="none" fo:color="#4a4a4a" style:font-name="Nunito" fo:font-size="12pt" fo:letter-spacing="normal" fo:font-style="normal" fo:font-weight="normal" officeooo:rsid="0078d5bb" officeooo:paragraph-rsid="0078d5bb"/>
    </style:style>
    <style:style style:name="P83" style:family="paragraph" style:parent-style-name="Standard">
      <style:text-properties fo:font-variant="normal" fo:text-transform="none" fo:color="#4a4a4a" style:font-name="Nunito" fo:font-size="12pt" fo:letter-spacing="normal" fo:font-style="normal" fo:font-weight="normal" officeooo:rsid="00795e29" officeooo:paragraph-rsid="00795e29"/>
    </style:style>
    <style:style style:name="P84" style:family="paragraph" style:parent-style-name="Standard">
      <style:text-properties fo:font-variant="normal" fo:text-transform="none" fo:color="#4a4a4a" style:font-name="Nunito" fo:font-size="12pt" fo:letter-spacing="normal" fo:font-style="normal" fo:font-weight="normal" officeooo:rsid="007bb8c7" officeooo:paragraph-rsid="007bb8c7" style:font-size-asian="14pt" style:font-size-complex="14pt"/>
    </style:style>
    <style:style style:name="P85" style:family="paragraph" style:parent-style-name="Standard">
      <style:text-properties fo:font-variant="normal" fo:text-transform="none" fo:color="#4a4a4a" style:font-name="Nunito" fo:font-size="12pt" fo:letter-spacing="normal" fo:font-style="normal" fo:font-weight="normal" officeooo:rsid="007bb8c7" officeooo:paragraph-rsid="007d8e78" style:font-size-asian="14pt" style:font-size-complex="14pt"/>
    </style:style>
    <style:style style:name="P86" style:family="paragraph" style:parent-style-name="Standard">
      <style:text-properties fo:font-variant="normal" fo:text-transform="none" fo:color="#4a4a4a" style:font-name="Nunito" fo:font-size="12pt" fo:letter-spacing="normal" fo:font-style="normal" fo:font-weight="normal" officeooo:rsid="007d8e78" officeooo:paragraph-rsid="007d8e78" style:font-size-asian="14pt" style:font-size-complex="14pt"/>
    </style:style>
    <style:style style:name="P87" style:family="paragraph" style:parent-style-name="Standard">
      <style:text-properties fo:font-variant="normal" fo:text-transform="none" fo:color="#4a4a4a" style:font-name="Nunito" fo:font-size="12pt" fo:letter-spacing="normal" fo:font-style="normal" fo:font-weight="normal" officeooo:rsid="0080da0e" officeooo:paragraph-rsid="0080da0e" style:font-size-asian="14pt" style:font-size-complex="14pt"/>
    </style:style>
    <style:style style:name="P88" style:family="paragraph" style:parent-style-name="Standard">
      <style:text-properties fo:font-variant="normal" fo:text-transform="none" fo:color="#4a4a4a" style:font-name="Nunito" fo:font-size="12pt" fo:letter-spacing="normal" fo:font-style="normal" fo:font-weight="normal" officeooo:rsid="00813d30" officeooo:paragraph-rsid="00813d30" style:font-size-asian="14pt" style:font-size-complex="14pt"/>
    </style:style>
    <style:style style:name="P89" style:family="paragraph" style:parent-style-name="Standard">
      <style:text-properties fo:font-variant="normal" fo:text-transform="none" fo:color="#4a4a4a" style:font-name="Nunito" fo:font-size="12pt" fo:letter-spacing="normal" fo:font-style="normal" fo:font-weight="normal" officeooo:rsid="008c69ab" officeooo:paragraph-rsid="008c69ab" style:font-size-asian="14pt" style:font-size-complex="14pt"/>
    </style:style>
    <style:style style:name="P90" style:family="paragraph" style:parent-style-name="Standard">
      <style:text-properties fo:font-variant="normal" fo:text-transform="none" fo:color="#4a4a4a" style:font-name="Nunito" fo:font-size="12pt" fo:letter-spacing="normal" fo:font-style="normal" fo:font-weight="normal" officeooo:rsid="008208b9" officeooo:paragraph-rsid="008208b9" style:font-size-asian="14pt" style:font-size-complex="14pt"/>
    </style:style>
    <style:style style:name="P91" style:family="paragraph" style:parent-style-name="Standard">
      <style:text-properties fo:font-variant="normal" fo:text-transform="none" fo:color="#4a4a4a" style:font-name="Nunito" fo:font-size="12pt" fo:letter-spacing="normal" fo:font-style="normal" fo:font-weight="normal" officeooo:rsid="00866296" officeooo:paragraph-rsid="00866296" style:font-size-asian="14pt" style:font-size-complex="14pt"/>
    </style:style>
    <style:style style:name="P92" style:family="paragraph" style:parent-style-name="Standard">
      <style:text-properties fo:font-variant="normal" fo:text-transform="none" fo:color="#4a4a4a" style:font-name="Nunito" fo:font-size="12pt" fo:letter-spacing="normal" fo:font-style="normal" fo:font-weight="normal" officeooo:rsid="0089e386" officeooo:paragraph-rsid="0089e386" style:font-size-asian="14pt" style:font-size-complex="14pt"/>
    </style:style>
    <style:style style:name="P93" style:family="paragraph" style:parent-style-name="Standard">
      <style:text-properties fo:font-variant="normal" fo:text-transform="none" fo:color="#4a4a4a" style:font-name="Nunito" fo:font-size="12pt" fo:letter-spacing="normal" fo:font-style="normal" fo:font-weight="normal" officeooo:rsid="008d9990" officeooo:paragraph-rsid="008d9990" style:font-size-asian="14pt" style:font-size-complex="14pt"/>
    </style:style>
    <style:style style:name="P94" style:family="paragraph" style:parent-style-name="Standard">
      <style:text-properties fo:font-variant="normal" fo:text-transform="none" fo:color="#4a4a4a" style:font-name="Nunito" fo:font-size="12pt" fo:letter-spacing="normal" fo:font-style="normal" fo:font-weight="normal" officeooo:rsid="00902f8b" officeooo:paragraph-rsid="00902f8b" style:font-size-asian="14pt" style:font-size-complex="14pt"/>
    </style:style>
    <style:style style:name="P95" style:family="paragraph" style:parent-style-name="Standard">
      <style:text-properties fo:font-variant="normal" fo:text-transform="none" fo:color="#4a4a4a" style:font-name="Nunito" fo:font-size="12pt" fo:letter-spacing="normal" fo:font-style="normal" fo:font-weight="normal" officeooo:rsid="0092283e" officeooo:paragraph-rsid="0092283e" style:font-size-asian="14pt" style:font-size-complex="14pt"/>
    </style:style>
    <style:style style:name="P96" style:family="paragraph" style:parent-style-name="Standard">
      <style:text-properties fo:font-variant="normal" fo:text-transform="none" fo:color="#4a4a4a" style:font-name="Nunito" fo:font-size="12pt" fo:letter-spacing="normal" fo:font-style="normal" fo:font-weight="normal" officeooo:rsid="00933541" officeooo:paragraph-rsid="0092283e" style:font-size-asian="14pt" style:font-size-complex="14pt"/>
    </style:style>
    <style:style style:name="P97" style:family="paragraph" style:parent-style-name="Standard">
      <style:text-properties fo:font-variant="normal" fo:text-transform="none" fo:color="#4a4a4a" style:font-name="Nunito" fo:font-size="12pt" fo:letter-spacing="normal" fo:font-style="normal" fo:font-weight="normal" officeooo:rsid="0093b4dc" officeooo:paragraph-rsid="0093b4dc" style:font-size-asian="14pt" style:font-size-complex="14pt"/>
    </style:style>
    <style:style style:name="P98" style:family="paragraph" style:parent-style-name="Standard">
      <style:text-properties fo:font-variant="normal" fo:text-transform="none" fo:color="#4a4a4a" style:font-name="Nunito" fo:font-size="12pt" fo:letter-spacing="normal" fo:font-style="normal" fo:font-weight="normal" officeooo:rsid="0093b4dc" officeooo:paragraph-rsid="0099a6a1" style:font-size-asian="14pt" style:font-size-complex="14pt"/>
    </style:style>
    <style:style style:name="P99" style:family="paragraph" style:parent-style-name="Standard">
      <style:text-properties fo:font-variant="normal" fo:text-transform="none" fo:color="#4a4a4a" style:font-name="Nunito" fo:font-size="12pt" fo:letter-spacing="normal" fo:font-style="normal" fo:font-weight="normal" officeooo:rsid="00975995" officeooo:paragraph-rsid="0093b4dc" style:font-size-asian="14pt" style:font-size-complex="14pt"/>
    </style:style>
    <style:style style:name="P100" style:family="paragraph" style:parent-style-name="Standard">
      <style:text-properties fo:font-variant="normal" fo:text-transform="none" fo:color="#4a4a4a" style:font-name="Nunito" fo:font-size="12pt" fo:letter-spacing="normal" fo:font-style="normal" fo:font-weight="normal" officeooo:rsid="00975995" officeooo:paragraph-rsid="00975995" style:font-size-asian="14pt" style:font-size-complex="14pt"/>
    </style:style>
    <style:style style:name="P101" style:family="paragraph" style:parent-style-name="Standard">
      <style:text-properties fo:font-variant="normal" fo:text-transform="none" fo:color="#4a4a4a" style:font-name="Nunito" fo:font-size="12pt" fo:letter-spacing="normal" fo:font-style="normal" fo:font-weight="normal" officeooo:rsid="00986db7" officeooo:paragraph-rsid="00986db7" style:font-size-asian="14pt" style:font-size-complex="14pt"/>
    </style:style>
    <style:style style:name="P102" style:family="paragraph" style:parent-style-name="Standard">
      <style:text-properties fo:font-variant="normal" fo:text-transform="none" fo:color="#4a4a4a" style:font-name="Nunito" fo:font-size="12pt" fo:letter-spacing="normal" fo:font-style="normal" fo:font-weight="normal" officeooo:rsid="00995f1d" officeooo:paragraph-rsid="00986db7" style:font-size-asian="14pt" style:font-size-complex="14pt"/>
    </style:style>
    <style:style style:name="P103" style:family="paragraph" style:parent-style-name="Standard">
      <style:text-properties fo:font-variant="normal" fo:text-transform="none" fo:color="#4a4a4a" style:font-name="Nunito" fo:font-size="12pt" fo:letter-spacing="normal" fo:font-style="normal" fo:font-weight="normal" officeooo:rsid="00995f1d" officeooo:paragraph-rsid="00995f1d" style:font-size-asian="14pt" style:font-size-complex="14pt"/>
    </style:style>
    <style:style style:name="P104" style:family="paragraph" style:parent-style-name="Standard">
      <style:text-properties fo:font-variant="normal" fo:text-transform="none" fo:color="#4a4a4a" style:font-name="Nunito" fo:font-size="12pt" fo:letter-spacing="normal" fo:font-style="normal" fo:font-weight="normal" officeooo:rsid="0099a6a1" officeooo:paragraph-rsid="0099a6a1" style:font-size-asian="14pt" style:font-size-complex="14pt"/>
    </style:style>
    <style:style style:name="P105" style:family="paragraph" style:parent-style-name="Standard">
      <style:text-properties fo:font-variant="normal" fo:text-transform="none" fo:color="#4a4a4a" style:font-name="Nunito" fo:font-size="12pt" fo:letter-spacing="normal" fo:font-style="normal" fo:font-weight="normal" officeooo:rsid="009ac49a" officeooo:paragraph-rsid="009ac49a" style:font-size-asian="14pt" style:font-size-complex="14pt"/>
    </style:style>
    <style:style style:name="P106" style:family="paragraph" style:parent-style-name="Standard">
      <style:text-properties fo:font-variant="normal" fo:text-transform="none" fo:color="#4a4a4a" style:font-name="Nunito" fo:font-size="12pt" fo:letter-spacing="normal" fo:font-style="normal" fo:font-weight="normal" officeooo:rsid="009e7b45" officeooo:paragraph-rsid="009e7b45" style:font-size-asian="14pt" style:font-size-complex="14pt"/>
    </style:style>
    <style:style style:name="P107" style:family="paragraph" style:parent-style-name="Standard">
      <style:text-properties fo:font-variant="normal" fo:text-transform="none" fo:color="#4a4a4a" style:font-name="Nunito" fo:font-size="12pt" fo:letter-spacing="normal" fo:font-style="normal" fo:font-weight="normal" officeooo:rsid="009e7b45" officeooo:paragraph-rsid="00afe02e" style:font-size-asian="14pt" style:font-size-complex="14pt"/>
    </style:style>
    <style:style style:name="P108" style:family="paragraph" style:parent-style-name="Standard">
      <style:text-properties fo:font-variant="normal" fo:text-transform="none" fo:color="#4a4a4a" style:font-name="Nunito" fo:font-size="12pt" fo:letter-spacing="normal" fo:font-style="normal" fo:font-weight="normal" officeooo:rsid="009eeaa1" officeooo:paragraph-rsid="009eeaa1" style:font-size-asian="14pt" style:font-size-complex="14pt"/>
    </style:style>
    <style:style style:name="P109" style:family="paragraph" style:parent-style-name="Standard">
      <style:text-properties fo:font-variant="normal" fo:text-transform="none" fo:color="#4a4a4a" style:font-name="Nunito" fo:font-size="12pt" fo:letter-spacing="normal" fo:font-style="normal" fo:font-weight="normal" officeooo:rsid="00a31b30" officeooo:paragraph-rsid="00a31b30" style:font-size-asian="14pt" style:font-size-complex="14pt"/>
    </style:style>
    <style:style style:name="P110" style:family="paragraph" style:parent-style-name="Standard">
      <style:text-properties fo:font-variant="normal" fo:text-transform="none" fo:color="#4a4a4a" style:font-name="Nunito" fo:font-size="12pt" fo:letter-spacing="normal" fo:font-style="normal" fo:font-weight="normal" officeooo:rsid="00a62a0e" officeooo:paragraph-rsid="00a62a0e" style:font-size-asian="14pt" style:font-size-complex="14pt"/>
    </style:style>
    <style:style style:name="P111" style:family="paragraph" style:parent-style-name="Standard">
      <style:text-properties fo:font-variant="normal" fo:text-transform="none" fo:color="#4a4a4a" style:font-name="Nunito" fo:font-size="12pt" fo:letter-spacing="normal" fo:font-style="normal" fo:font-weight="normal" officeooo:rsid="00a886ce" officeooo:paragraph-rsid="00acb1c4" style:font-size-asian="14pt" style:font-size-complex="14pt"/>
    </style:style>
    <style:style style:name="P112" style:family="paragraph" style:parent-style-name="Standard">
      <style:text-properties fo:font-variant="normal" fo:text-transform="none" fo:color="#4a4a4a" style:font-name="Nunito" fo:font-size="12pt" fo:letter-spacing="normal" fo:font-style="normal" fo:font-weight="normal" officeooo:rsid="00aa1296" officeooo:paragraph-rsid="00aa1296" style:font-size-asian="14pt" style:font-size-complex="14pt"/>
    </style:style>
    <style:style style:name="P113" style:family="paragraph" style:parent-style-name="Standard">
      <style:text-properties fo:font-variant="normal" fo:text-transform="none" fo:color="#4a4a4a" style:font-name="Nunito" fo:font-size="12pt" fo:letter-spacing="normal" fo:font-style="normal" fo:font-weight="normal" officeooo:rsid="00ada6ef" officeooo:paragraph-rsid="00ada6ef" style:font-size-asian="14pt" style:font-size-complex="14pt"/>
    </style:style>
    <style:style style:name="P114" style:family="paragraph" style:parent-style-name="Standard">
      <style:text-properties fo:font-variant="normal" fo:text-transform="none" fo:color="#4a4a4a" style:font-name="Nunito" fo:font-size="12pt" fo:letter-spacing="normal" fo:font-style="normal" fo:font-weight="normal" officeooo:rsid="00ada6ef" officeooo:paragraph-rsid="00c3b3a6" style:font-size-asian="14pt" style:font-size-complex="14pt"/>
    </style:style>
    <style:style style:name="P115" style:family="paragraph" style:parent-style-name="Standard">
      <style:text-properties fo:font-variant="normal" fo:text-transform="none" fo:color="#4a4a4a" style:font-name="Nunito" fo:font-size="12pt" fo:letter-spacing="normal" fo:font-style="normal" fo:font-weight="normal" officeooo:rsid="00afe02e" officeooo:paragraph-rsid="00afe02e" style:font-size-asian="14pt" style:font-size-complex="14pt"/>
    </style:style>
    <style:style style:name="P116" style:family="paragraph" style:parent-style-name="Standard">
      <style:text-properties fo:font-variant="normal" fo:text-transform="none" fo:color="#4a4a4a" style:font-name="Nunito" fo:font-size="12pt" fo:letter-spacing="normal" fo:font-style="normal" fo:font-weight="normal" officeooo:rsid="00b0dbc5" officeooo:paragraph-rsid="00b0dbc5" style:font-size-asian="14pt" style:font-size-complex="14pt"/>
    </style:style>
    <style:style style:name="P117" style:family="paragraph" style:parent-style-name="Standard">
      <style:text-properties fo:font-variant="normal" fo:text-transform="none" fo:color="#4a4a4a" style:font-name="Nunito" fo:font-size="12pt" fo:letter-spacing="normal" fo:font-style="normal" fo:font-weight="normal" officeooo:rsid="00b1ddf9" officeooo:paragraph-rsid="00b1ddf9" style:font-size-asian="14pt" style:font-size-complex="14pt"/>
    </style:style>
    <style:style style:name="P118" style:family="paragraph" style:parent-style-name="Standard">
      <style:text-properties fo:font-variant="normal" fo:text-transform="none" fo:color="#4a4a4a" style:font-name="Nunito" fo:font-size="12pt" fo:letter-spacing="normal" fo:font-style="normal" fo:font-weight="normal" officeooo:rsid="00b1ddf9" officeooo:paragraph-rsid="00b54435" style:font-size-asian="14pt" style:font-size-complex="14pt"/>
    </style:style>
    <style:style style:name="P119" style:family="paragraph" style:parent-style-name="Standard">
      <style:text-properties fo:font-variant="normal" fo:text-transform="none" fo:color="#4a4a4a" style:font-name="Nunito" fo:font-size="12pt" fo:letter-spacing="normal" fo:font-style="normal" fo:font-weight="normal" officeooo:rsid="00b3d82a" officeooo:paragraph-rsid="00b3d82a" style:font-size-asian="14pt" style:font-size-complex="14pt"/>
    </style:style>
    <style:style style:name="P120" style:family="paragraph" style:parent-style-name="Standard">
      <style:text-properties fo:font-variant="normal" fo:text-transform="none" fo:color="#4a4a4a" style:font-name="Nunito" fo:font-size="12pt" fo:letter-spacing="normal" fo:font-style="normal" fo:font-weight="normal" officeooo:rsid="00b77a89" officeooo:paragraph-rsid="00b77a89" style:font-size-asian="14pt" style:font-size-complex="14pt"/>
    </style:style>
    <style:style style:name="P121" style:family="paragraph" style:parent-style-name="Standard">
      <style:text-properties fo:font-variant="normal" fo:text-transform="none" fo:color="#4a4a4a" style:font-name="Nunito" fo:font-size="12pt" fo:letter-spacing="normal" fo:font-style="normal" fo:font-weight="normal" officeooo:rsid="00b77a89" officeooo:paragraph-rsid="00b8510b" style:font-size-asian="14pt" style:font-size-complex="14pt"/>
    </style:style>
    <style:style style:name="P122" style:family="paragraph" style:parent-style-name="Standard">
      <style:text-properties fo:font-variant="normal" fo:text-transform="none" fo:color="#4a4a4a" style:font-name="Nunito" fo:font-size="12pt" fo:letter-spacing="normal" fo:font-style="normal" fo:font-weight="normal" officeooo:rsid="00b8510b" officeooo:paragraph-rsid="00b8510b" style:font-size-asian="14pt" style:font-size-complex="14pt"/>
    </style:style>
    <style:style style:name="P123" style:family="paragraph" style:parent-style-name="Standard">
      <style:text-properties fo:font-variant="normal" fo:text-transform="none" fo:color="#4a4a4a" style:font-name="Nunito" fo:font-size="12pt" fo:letter-spacing="normal" fo:font-style="normal" fo:font-weight="normal" officeooo:rsid="00b54435" officeooo:paragraph-rsid="00b54435" style:font-size-asian="14pt" style:font-size-complex="14pt"/>
    </style:style>
    <style:style style:name="P124" style:family="paragraph" style:parent-style-name="Standard">
      <style:text-properties fo:font-variant="normal" fo:text-transform="none" fo:color="#4a4a4a" style:font-name="Nunito" fo:font-size="12pt" fo:letter-spacing="normal" fo:font-style="normal" fo:font-weight="normal" officeooo:rsid="00b9e3f6" officeooo:paragraph-rsid="00b9e3f6" style:font-size-asian="14pt" style:font-size-complex="14pt"/>
    </style:style>
    <style:style style:name="P125" style:family="paragraph" style:parent-style-name="Standard">
      <style:text-properties fo:font-variant="normal" fo:text-transform="none" fo:color="#4a4a4a" style:font-name="Nunito" fo:font-size="12pt" fo:letter-spacing="normal" fo:font-style="normal" fo:font-weight="normal" officeooo:rsid="00bb7e3b" officeooo:paragraph-rsid="00bb7e3b" style:font-size-asian="14pt" style:font-size-complex="14pt"/>
    </style:style>
    <style:style style:name="P126" style:family="paragraph" style:parent-style-name="Standard">
      <style:text-properties fo:font-variant="normal" fo:text-transform="none" fo:color="#4a4a4a" style:font-name="Nunito" fo:font-size="12pt" fo:letter-spacing="normal" fo:font-style="normal" fo:font-weight="normal" officeooo:rsid="00bd648c" officeooo:paragraph-rsid="00bd648c" style:font-size-asian="14pt" style:font-size-complex="14pt"/>
    </style:style>
    <style:style style:name="P127" style:family="paragraph" style:parent-style-name="Standard">
      <style:text-properties fo:font-variant="normal" fo:text-transform="none" fo:color="#4a4a4a" style:font-name="Nunito" fo:font-size="12pt" fo:letter-spacing="normal" fo:font-style="normal" fo:font-weight="normal" officeooo:rsid="00bdf91e" officeooo:paragraph-rsid="00bdf91e" style:font-size-asian="14pt" style:font-size-complex="14pt"/>
    </style:style>
    <style:style style:name="P128" style:family="paragraph" style:parent-style-name="Standard">
      <style:text-properties fo:font-variant="normal" fo:text-transform="none" fo:color="#4a4a4a" style:font-name="Nunito" fo:font-size="12pt" fo:letter-spacing="normal" fo:font-style="normal" fo:font-weight="normal" officeooo:rsid="00be1693" officeooo:paragraph-rsid="00be1693" style:font-size-asian="14pt" style:font-size-complex="14pt"/>
    </style:style>
    <style:style style:name="P129" style:family="paragraph" style:parent-style-name="Standard">
      <style:text-properties fo:font-variant="normal" fo:text-transform="none" fo:color="#4a4a4a" style:font-name="Nunito" fo:font-size="12pt" fo:letter-spacing="normal" fo:font-style="normal" fo:font-weight="normal" officeooo:rsid="00c0318c" officeooo:paragraph-rsid="00c0318c" style:font-size-asian="14pt" style:font-size-complex="14pt"/>
    </style:style>
    <style:style style:name="P130" style:family="paragraph" style:parent-style-name="Standard">
      <style:text-properties fo:font-variant="normal" fo:text-transform="none" fo:color="#4a4a4a" style:font-name="Nunito" fo:font-size="12pt" fo:letter-spacing="normal" fo:font-style="normal" fo:font-weight="normal" officeooo:rsid="00af6c2d" officeooo:paragraph-rsid="00af6c2d" style:font-size-asian="14pt" style:font-size-complex="14pt"/>
    </style:style>
    <style:style style:name="P131" style:family="paragraph" style:parent-style-name="Standard">
      <style:text-properties fo:font-variant="normal" fo:text-transform="none" fo:color="#4a4a4a" style:font-name="Nunito" fo:font-size="12pt" fo:letter-spacing="normal" fo:font-style="normal" fo:font-weight="normal" officeooo:rsid="00c1b662" officeooo:paragraph-rsid="00c1b662" style:font-size-asian="14pt" style:font-size-complex="14pt"/>
    </style:style>
    <style:style style:name="P132" style:family="paragraph" style:parent-style-name="Standard">
      <style:text-properties fo:font-variant="normal" fo:text-transform="none" fo:color="#4a4a4a" style:font-name="Nunito" fo:font-size="12pt" fo:letter-spacing="normal" fo:font-style="normal" fo:font-weight="normal" officeooo:rsid="00c18171" officeooo:paragraph-rsid="00c18171" style:font-size-asian="14pt" style:font-size-complex="14pt"/>
    </style:style>
    <style:style style:name="P133" style:family="paragraph" style:parent-style-name="Standard">
      <style:text-properties fo:font-variant="normal" fo:text-transform="none" fo:color="#4a4a4a" style:font-name="Nunito" fo:font-size="12pt" fo:letter-spacing="normal" fo:font-style="normal" fo:font-weight="normal" officeooo:rsid="00c58521" officeooo:paragraph-rsid="00c58521" style:font-size-asian="14pt" style:font-size-complex="14pt"/>
    </style:style>
    <style:style style:name="P134" style:family="paragraph" style:parent-style-name="Standard">
      <style:text-properties fo:font-variant="normal" fo:text-transform="none" fo:color="#4a4a4a" style:font-name="Nunito" fo:font-size="12pt" fo:letter-spacing="normal" fo:font-style="normal" fo:font-weight="normal" officeooo:rsid="00c61daf" officeooo:paragraph-rsid="00c61daf" style:font-size-asian="14pt" style:font-size-complex="14pt"/>
    </style:style>
    <style:style style:name="P135" style:family="paragraph" style:parent-style-name="Standard">
      <style:text-properties fo:font-variant="normal" fo:text-transform="none" fo:color="#4a4a4a" style:font-name="Nunito" fo:font-size="12pt" fo:letter-spacing="normal" fo:font-style="normal" fo:font-weight="normal" officeooo:rsid="00c9af61" officeooo:paragraph-rsid="00c9af61" style:font-size-asian="14pt" style:font-size-complex="14pt"/>
    </style:style>
    <style:style style:name="P136" style:family="paragraph" style:parent-style-name="Standard">
      <style:text-properties fo:font-variant="normal" fo:text-transform="none" fo:color="#4a4a4a" style:font-name="Nunito" fo:font-size="12pt" fo:letter-spacing="normal" fo:font-style="normal" fo:font-weight="normal" officeooo:rsid="00c7c312" officeooo:paragraph-rsid="00c61daf" style:font-size-asian="14pt" style:font-size-complex="14pt"/>
    </style:style>
    <style:style style:name="P137" style:family="paragraph" style:parent-style-name="Standard">
      <style:text-properties fo:font-variant="normal" fo:text-transform="none" fo:color="#4a4a4a" style:font-name="Nunito" fo:font-size="12pt" fo:letter-spacing="normal" fo:font-style="normal" fo:font-weight="normal" officeooo:rsid="00c7c312" officeooo:paragraph-rsid="00cad6c8" style:font-size-asian="14pt" style:font-size-complex="14pt"/>
    </style:style>
    <style:style style:name="P138" style:family="paragraph" style:parent-style-name="Standard">
      <style:text-properties fo:font-variant="normal" fo:text-transform="none" fo:color="#4a4a4a" style:font-name="Nunito" fo:font-size="12pt" fo:letter-spacing="normal" fo:font-style="normal" fo:font-weight="normal" officeooo:rsid="00cad6c8" officeooo:paragraph-rsid="00cad6c8" style:font-size-asian="14pt" style:font-size-complex="14pt"/>
    </style:style>
    <style:style style:name="P139" style:family="paragraph" style:parent-style-name="Standard">
      <style:text-properties fo:font-variant="normal" fo:text-transform="none" fo:color="#4a4a4a" style:font-name="Nunito" fo:font-size="12pt" fo:letter-spacing="normal" fo:font-style="normal" fo:font-weight="normal" officeooo:rsid="00cb0255" officeooo:paragraph-rsid="00cb0255" style:font-size-asian="14pt" style:font-size-complex="14pt"/>
    </style:style>
    <style:style style:name="P140" style:family="paragraph" style:parent-style-name="Standard">
      <style:text-properties fo:font-variant="normal" fo:text-transform="none" fo:color="#4a4a4a" style:font-name="Nunito" fo:font-size="12pt" fo:letter-spacing="normal" fo:font-style="normal" fo:font-weight="normal" officeooo:rsid="00cb0255" officeooo:paragraph-rsid="00ce938b" style:font-size-asian="14pt" style:font-size-complex="14pt"/>
    </style:style>
    <style:style style:name="P141" style:family="paragraph" style:parent-style-name="Standard">
      <style:text-properties fo:font-variant="normal" fo:text-transform="none" fo:color="#4a4a4a" style:font-name="Nunito" fo:font-size="12pt" fo:letter-spacing="normal" fo:font-style="normal" fo:font-weight="normal" officeooo:rsid="00ccadfd" officeooo:paragraph-rsid="00ccadfd" style:font-size-asian="14pt" style:font-size-complex="14pt"/>
    </style:style>
    <style:style style:name="P142" style:family="paragraph" style:parent-style-name="Standard">
      <style:text-properties fo:font-variant="normal" fo:text-transform="none" fo:color="#4a4a4a" style:font-name="Nunito" fo:font-size="12pt" fo:letter-spacing="normal" fo:font-style="normal" fo:font-weight="normal" officeooo:rsid="00cf5017" officeooo:paragraph-rsid="00cf5017" style:font-size-asian="14pt" style:font-size-complex="14pt"/>
    </style:style>
    <style:style style:name="P143" style:family="paragraph" style:parent-style-name="Standard">
      <style:text-properties fo:font-variant="normal" fo:text-transform="none" fo:color="#4a4a4a" style:font-name="Nunito" fo:font-size="12pt" fo:letter-spacing="normal" fo:font-style="normal" fo:font-weight="normal" officeooo:rsid="00d1a7bb" officeooo:paragraph-rsid="00d1a7bb" style:font-size-asian="14pt" style:font-size-complex="14pt"/>
    </style:style>
    <style:style style:name="P144" style:family="paragraph" style:parent-style-name="Standard">
      <style:text-properties fo:font-variant="normal" fo:text-transform="none" fo:color="#4a4a4a" style:font-name="Nunito" fo:font-size="12pt" fo:letter-spacing="normal" fo:font-style="normal" fo:font-weight="normal" officeooo:rsid="00d02837" officeooo:paragraph-rsid="00d02837" style:font-size-asian="14pt" style:font-size-complex="14pt"/>
    </style:style>
    <style:style style:name="P145" style:family="paragraph" style:parent-style-name="Standard">
      <style:text-properties fo:font-variant="normal" fo:text-transform="none" fo:color="#4a4a4a" style:font-name="Nunito" fo:font-size="12pt" fo:letter-spacing="normal" fo:font-style="normal" fo:font-weight="normal" officeooo:rsid="00d388fd" officeooo:paragraph-rsid="00d388fd" style:font-size-asian="14pt" style:font-size-complex="14pt"/>
    </style:style>
    <style:style style:name="P146" style:family="paragraph" style:parent-style-name="Standard">
      <style:text-properties fo:font-variant="normal" fo:text-transform="none" fo:color="#4a4a4a" style:font-name="Nunito" fo:font-size="12pt" fo:letter-spacing="normal" fo:font-style="normal" fo:font-weight="normal" officeooo:rsid="00d54f17" officeooo:paragraph-rsid="00d54f17" style:font-size-asian="14pt" style:font-size-complex="14pt"/>
    </style:style>
    <style:style style:name="P147" style:family="paragraph" style:parent-style-name="Standard">
      <style:text-properties fo:font-variant="normal" fo:text-transform="none" fo:color="#4a4a4a" style:font-name="Nunito" fo:font-size="12pt" fo:letter-spacing="normal" fo:font-style="normal" fo:font-weight="normal" officeooo:rsid="00d54f17" officeooo:paragraph-rsid="00d56231" style:font-size-asian="14pt" style:font-size-complex="14pt"/>
    </style:style>
    <style:style style:name="P148" style:family="paragraph" style:parent-style-name="Standard">
      <style:text-properties fo:font-variant="normal" fo:text-transform="none" fo:color="#4a4a4a" style:font-name="Nunito" fo:font-size="12pt" fo:letter-spacing="normal" fo:font-style="normal" fo:font-weight="normal" officeooo:rsid="00d54f17" officeooo:paragraph-rsid="00dd6032" style:font-size-asian="14pt" style:font-size-complex="14pt"/>
    </style:style>
    <style:style style:name="P149" style:family="paragraph" style:parent-style-name="Standard">
      <style:text-properties fo:font-variant="normal" fo:text-transform="none" fo:color="#4a4a4a" style:font-name="Nunito" fo:font-size="12pt" fo:letter-spacing="normal" fo:font-style="normal" fo:font-weight="normal" officeooo:rsid="00dfeecd" officeooo:paragraph-rsid="00dfeecd" style:font-size-asian="14pt" style:font-size-complex="14pt"/>
    </style:style>
    <style:style style:name="P150" style:family="paragraph" style:parent-style-name="Standard">
      <style:text-properties fo:font-variant="normal" fo:text-transform="none" fo:color="#4a4a4a" style:font-name="Nunito" fo:font-size="12pt" fo:letter-spacing="normal" fo:font-style="normal" fo:font-weight="normal" officeooo:rsid="00e0eb90" officeooo:paragraph-rsid="00e0eb90" style:font-size-asian="14pt" style:font-size-complex="14pt"/>
    </style:style>
    <style:style style:name="P151" style:family="paragraph" style:parent-style-name="Standard">
      <style:text-properties fo:font-variant="normal" fo:text-transform="none" fo:color="#4a4a4a" style:font-name="Nunito" fo:font-size="12pt" fo:letter-spacing="normal" fo:font-style="normal" fo:font-weight="normal" officeooo:rsid="00e16283" officeooo:paragraph-rsid="00e16283" style:font-size-asian="14pt" style:font-size-complex="14pt"/>
    </style:style>
    <style:style style:name="P152" style:family="paragraph" style:parent-style-name="Standard">
      <style:text-properties fo:font-variant="normal" fo:text-transform="none" fo:color="#4a4a4a" style:font-name="Nunito" fo:font-size="12pt" fo:letter-spacing="normal" fo:font-style="normal" fo:font-weight="normal" officeooo:rsid="00e21359" officeooo:paragraph-rsid="00e21359" style:font-size-asian="14pt" style:font-size-complex="14pt"/>
    </style:style>
    <style:style style:name="P153" style:family="paragraph" style:parent-style-name="Standard">
      <style:text-properties fo:font-variant="normal" fo:text-transform="none" fo:color="#4a4a4a" style:font-name="Nunito" fo:font-size="12pt" fo:letter-spacing="normal" fo:font-style="normal" fo:font-weight="normal" officeooo:rsid="00e449a8" officeooo:paragraph-rsid="00e449a8" style:font-size-asian="14pt" style:font-size-complex="14pt"/>
    </style:style>
    <style:style style:name="P154" style:family="paragraph" style:parent-style-name="Standard">
      <style:text-properties fo:font-variant="normal" fo:text-transform="none" fo:color="#4a4a4a" style:font-name="Nunito" fo:font-size="12pt" fo:letter-spacing="normal" fo:font-style="normal" fo:font-weight="normal" officeooo:rsid="00e5a42f" officeooo:paragraph-rsid="00e5a42f" style:font-size-asian="14pt" style:font-size-complex="14pt"/>
    </style:style>
    <style:style style:name="P155" style:family="paragraph" style:parent-style-name="Standard">
      <style:text-properties fo:font-variant="normal" fo:text-transform="none" fo:color="#4a4a4a" style:font-name="Nunito" fo:font-size="12pt" fo:letter-spacing="normal" fo:font-style="normal" fo:font-weight="normal" officeooo:rsid="00ea0acf" officeooo:paragraph-rsid="00ea0acf" style:font-size-asian="14pt" style:font-size-complex="14pt"/>
    </style:style>
    <style:style style:name="P156" style:family="paragraph" style:parent-style-name="Standard">
      <style:text-properties fo:font-variant="normal" fo:text-transform="none" fo:color="#4a4a4a" style:font-name="Nunito" fo:font-size="12pt" fo:letter-spacing="normal" fo:font-style="normal" fo:font-weight="normal" officeooo:rsid="00eaf23f" officeooo:paragraph-rsid="00eaf23f" style:font-size-asian="14pt" style:font-size-complex="14pt"/>
    </style:style>
    <style:style style:name="P157" style:family="paragraph" style:parent-style-name="Standard">
      <style:text-properties fo:font-variant="normal" fo:text-transform="none" fo:color="#4a4a4a" style:font-name="Nunito" fo:font-size="12pt" fo:letter-spacing="normal" fo:font-style="normal" fo:font-weight="normal" officeooo:rsid="00ec5338" officeooo:paragraph-rsid="00ec5338" style:font-size-asian="14pt" style:font-size-complex="14pt"/>
    </style:style>
    <style:style style:name="P158" style:family="paragraph" style:parent-style-name="Standard">
      <style:text-properties fo:font-variant="normal" fo:text-transform="none" fo:color="#4a4a4a" style:font-name="Nunito" fo:font-size="12pt" fo:letter-spacing="normal" fo:font-style="normal" fo:font-weight="normal" officeooo:rsid="00eea20f" officeooo:paragraph-rsid="00eea20f" style:font-size-asian="14pt" style:font-size-complex="14pt"/>
    </style:style>
    <style:style style:name="P159" style:family="paragraph" style:parent-style-name="Standard">
      <style:text-properties fo:font-variant="normal" fo:text-transform="none" fo:color="#4a4a4a" style:font-name="Nunito" fo:font-size="12pt" fo:letter-spacing="normal" fo:font-style="normal" fo:font-weight="normal" officeooo:rsid="00f0671c" officeooo:paragraph-rsid="00f0671c" style:font-size-asian="14pt" style:font-size-complex="14pt"/>
    </style:style>
    <style:style style:name="P160" style:family="paragraph" style:parent-style-name="Standard">
      <style:text-properties fo:font-variant="normal" fo:text-transform="none" fo:color="#4a4a4a" style:font-name="Nunito" fo:font-size="12pt" fo:letter-spacing="normal" fo:font-style="normal" fo:font-weight="normal" officeooo:rsid="00f26638" officeooo:paragraph-rsid="00f26638" style:font-size-asian="14pt" style:font-size-complex="14pt"/>
    </style:style>
    <style:style style:name="P161" style:family="paragraph" style:parent-style-name="Standard">
      <style:text-properties fo:font-variant="normal" fo:text-transform="none" fo:color="#4a4a4a" style:font-name="Nunito" fo:font-size="12pt" fo:letter-spacing="normal" fo:font-style="normal" fo:font-weight="normal" officeooo:rsid="00f2d792" officeooo:paragraph-rsid="00f2d792" style:font-size-asian="14pt" style:font-size-complex="14pt"/>
    </style:style>
    <style:style style:name="P162" style:family="paragraph" style:parent-style-name="Standard">
      <style:text-properties fo:font-variant="normal" fo:text-transform="none" fo:color="#4a4a4a" style:font-name="Nunito" fo:font-size="12pt" fo:letter-spacing="normal" fo:font-style="normal" fo:font-weight="normal" officeooo:rsid="00f4c804" officeooo:paragraph-rsid="00f4c804" style:font-size-asian="14pt" style:font-size-complex="14pt"/>
    </style:style>
    <style:style style:name="P163" style:family="paragraph" style:parent-style-name="Standard">
      <style:text-properties fo:font-variant="normal" fo:text-transform="none" fo:color="#4a4a4a" style:font-name="Nunito" fo:font-size="12pt" fo:letter-spacing="normal" fo:font-style="normal" fo:font-weight="normal" officeooo:rsid="01002ccb" officeooo:paragraph-rsid="01002ccb" style:font-size-asian="14pt" style:font-size-complex="14pt"/>
    </style:style>
    <style:style style:name="P164" style:family="paragraph" style:parent-style-name="Standard">
      <style:text-properties fo:font-variant="normal" fo:text-transform="none" fo:color="#4a4a4a" style:font-name="Nunito" fo:font-size="12pt" fo:letter-spacing="normal" fo:font-style="normal" fo:font-weight="normal" officeooo:rsid="01002ccb" officeooo:paragraph-rsid="0100a9da" style:font-size-asian="14pt" style:font-size-complex="14pt"/>
    </style:style>
    <style:style style:name="P165" style:family="paragraph" style:parent-style-name="Standard">
      <style:text-properties fo:font-variant="normal" fo:text-transform="none" fo:color="#4a4a4a" style:font-name="Nunito" fo:font-size="12pt" fo:letter-spacing="normal" fo:font-style="normal" fo:font-weight="normal" officeooo:rsid="01002ccb" officeooo:paragraph-rsid="01019723" style:font-size-asian="14pt" style:font-size-complex="14pt"/>
    </style:style>
    <style:style style:name="P166" style:family="paragraph" style:parent-style-name="Standard">
      <style:text-properties fo:font-variant="normal" fo:text-transform="none" fo:color="#4a4a4a" style:font-name="Nunito" fo:font-size="12pt" fo:letter-spacing="normal" fo:font-style="normal" fo:font-weight="normal" officeooo:rsid="010370d0" officeooo:paragraph-rsid="010370d0" style:font-size-asian="14pt" style:font-size-complex="14pt"/>
    </style:style>
    <style:style style:name="P167" style:family="paragraph" style:parent-style-name="Standard">
      <style:text-properties fo:font-variant="normal" fo:text-transform="none" fo:color="#4a4a4a" style:font-name="Nunito" fo:font-size="12pt" fo:letter-spacing="normal" fo:font-style="normal" fo:font-weight="normal" officeooo:rsid="00f6f04a" officeooo:paragraph-rsid="00f6f04a" style:font-size-asian="14pt" style:font-size-complex="14pt"/>
    </style:style>
    <style:style style:name="P168" style:family="paragraph" style:parent-style-name="Standard">
      <style:text-properties fo:font-variant="normal" fo:text-transform="none" fo:color="#4a4a4a" style:font-name="Nunito" fo:font-size="12pt" fo:letter-spacing="normal" fo:font-style="normal" fo:font-weight="normal" officeooo:rsid="0103d6b1" officeooo:paragraph-rsid="0103d6b1" style:font-size-asian="14pt" style:font-size-complex="14pt"/>
    </style:style>
    <style:style style:name="P169" style:family="paragraph" style:parent-style-name="Standard">
      <style:text-properties fo:font-variant="normal" fo:text-transform="none" fo:color="#4a4a4a" style:font-name="Nunito" fo:font-size="12pt" fo:letter-spacing="normal" fo:font-style="normal" fo:font-weight="normal" officeooo:rsid="01052a92" officeooo:paragraph-rsid="01052a92" style:font-size-asian="14pt" style:font-size-complex="14pt"/>
    </style:style>
    <style:style style:name="P170" style:family="paragraph" style:parent-style-name="Standard">
      <style:text-properties fo:font-variant="normal" fo:text-transform="none" fo:color="#4a4a4a" style:font-name="Nunito" fo:font-size="12pt" fo:letter-spacing="normal" fo:font-style="normal" fo:font-weight="normal" officeooo:rsid="010716b8" officeooo:paragraph-rsid="010716b8" style:font-size-asian="14pt" style:font-size-complex="14pt"/>
    </style:style>
    <style:style style:name="P171" style:family="paragraph" style:parent-style-name="Standard">
      <style:text-properties fo:font-variant="normal" fo:text-transform="none" fo:color="#4a4a4a" style:font-name="Nunito" fo:font-size="12pt" fo:letter-spacing="normal" fo:font-style="normal" fo:font-weight="normal" officeooo:rsid="01089070" officeooo:paragraph-rsid="01089070" style:font-size-asian="14pt" style:font-size-complex="14pt"/>
    </style:style>
    <style:style style:name="P172" style:family="paragraph" style:parent-style-name="Standard">
      <style:text-properties fo:font-variant="normal" fo:text-transform="none" fo:color="#4a4a4a" style:font-name="Nunito" fo:font-size="12pt" fo:letter-spacing="normal" fo:font-style="normal" fo:font-weight="normal" officeooo:rsid="010cedf0" officeooo:paragraph-rsid="010cedf0" style:font-size-asian="14pt" style:font-size-complex="14pt"/>
    </style:style>
    <style:style style:name="P173" style:family="paragraph" style:parent-style-name="Standard">
      <style:text-properties fo:font-variant="normal" fo:text-transform="none" fo:color="#4a4a4a" style:font-name="Nunito" fo:font-size="12pt" fo:letter-spacing="normal" fo:font-style="normal" fo:font-weight="normal" officeooo:rsid="010eb953" officeooo:paragraph-rsid="010eb953" style:font-size-asian="14pt" style:font-size-complex="14pt"/>
    </style:style>
    <style:style style:name="P174" style:family="paragraph" style:parent-style-name="Standard">
      <style:text-properties fo:font-variant="normal" fo:text-transform="none" fo:color="#4a4a4a" style:font-name="Nunito" fo:font-size="12pt" fo:letter-spacing="normal" fo:font-style="normal" fo:font-weight="normal" officeooo:rsid="010fcae6" officeooo:paragraph-rsid="010fcae6" style:font-size-asian="14pt" style:font-size-complex="14pt"/>
    </style:style>
    <style:style style:name="P175" style:family="paragraph" style:parent-style-name="Standard">
      <style:text-properties fo:font-variant="normal" fo:text-transform="none" fo:color="#4a4a4a" style:font-name="Nunito" fo:font-size="12pt" fo:letter-spacing="normal" fo:font-style="normal" fo:font-weight="normal" officeooo:rsid="0110b3f9" officeooo:paragraph-rsid="0110b3f9" style:font-size-asian="14pt" style:font-size-complex="14pt"/>
    </style:style>
    <style:style style:name="P176" style:family="paragraph" style:parent-style-name="Standard">
      <style:text-properties fo:font-variant="normal" fo:text-transform="none" fo:color="#4a4a4a" style:font-name="Nunito" fo:font-size="12pt" fo:letter-spacing="normal" fo:font-style="normal" fo:font-weight="normal" officeooo:rsid="0110b3f9" officeooo:paragraph-rsid="01116fde" style:font-size-asian="14pt" style:font-size-complex="14pt"/>
    </style:style>
    <style:style style:name="P177" style:family="paragraph" style:parent-style-name="Standard">
      <style:text-properties fo:font-variant="normal" fo:text-transform="none" fo:color="#4a4a4a" style:font-name="Nunito" fo:font-size="12pt" fo:letter-spacing="normal" fo:font-style="normal" fo:font-weight="normal" officeooo:rsid="0113752a" officeooo:paragraph-rsid="0113752a" style:font-size-asian="14pt" style:font-size-complex="14pt"/>
    </style:style>
    <style:style style:name="P178" style:family="paragraph" style:parent-style-name="Standard">
      <style:text-properties fo:font-variant="normal" fo:text-transform="none" fo:color="#4a4a4a" style:font-name="Nunito" fo:font-size="12pt" fo:letter-spacing="normal" fo:font-style="normal" fo:font-weight="normal" officeooo:rsid="011536ef" officeooo:paragraph-rsid="011536ef" style:font-size-asian="14pt" style:font-size-complex="14pt"/>
    </style:style>
    <style:style style:name="P179" style:family="paragraph" style:parent-style-name="Standard">
      <style:text-properties fo:font-variant="normal" fo:text-transform="none" fo:color="#4a4a4a" style:font-name="Nunito" fo:font-size="12pt" fo:letter-spacing="normal" fo:font-style="normal" fo:font-weight="normal" officeooo:rsid="0117035c" officeooo:paragraph-rsid="0117035c" style:font-size-asian="14pt" style:font-size-complex="14pt"/>
    </style:style>
    <style:style style:name="P180" style:family="paragraph" style:parent-style-name="Standard">
      <style:text-properties fo:font-variant="normal" fo:text-transform="none" fo:color="#4a4a4a" style:font-name="Nunito" fo:font-size="12pt" fo:letter-spacing="normal" fo:font-style="normal" fo:font-weight="normal" officeooo:rsid="011885d6" officeooo:paragraph-rsid="011885d6" style:font-size-asian="14pt" style:font-size-complex="14pt"/>
    </style:style>
    <style:style style:name="P181" style:family="paragraph" style:parent-style-name="Standard">
      <style:text-properties fo:font-variant="normal" fo:text-transform="none" fo:color="#4a4a4a" style:font-name="Nunito" fo:font-size="12pt" fo:letter-spacing="normal" fo:font-style="normal" fo:font-weight="normal" officeooo:rsid="012205c1" officeooo:paragraph-rsid="012205c1" style:font-size-asian="14pt" style:font-size-complex="14pt"/>
    </style:style>
    <style:style style:name="P182" style:family="paragraph" style:parent-style-name="Standard">
      <style:text-properties fo:font-variant="normal" fo:text-transform="none" fo:color="#4a4a4a" style:font-name="Nunito" fo:font-size="12pt" fo:letter-spacing="normal" fo:font-style="normal" fo:font-weight="normal" officeooo:rsid="0123cf39" officeooo:paragraph-rsid="0123cf39" style:font-size-asian="14pt" style:font-size-complex="14pt"/>
    </style:style>
    <style:style style:name="P183" style:family="paragraph" style:parent-style-name="Standard">
      <style:text-properties fo:font-variant="normal" fo:text-transform="none" fo:color="#4a4a4a" style:font-name="Nunito" fo:font-size="12pt" fo:letter-spacing="normal" fo:font-style="normal" fo:font-weight="normal" officeooo:rsid="012892e3" officeooo:paragraph-rsid="012892e3" style:font-size-asian="14pt" style:font-size-complex="14pt"/>
    </style:style>
    <style:style style:name="P184" style:family="paragraph" style:parent-style-name="Standard">
      <style:text-properties fo:font-variant="normal" fo:text-transform="none" fo:color="#4a4a4a" style:font-name="Nunito" fo:font-size="12pt" fo:letter-spacing="normal" fo:font-style="normal" fo:font-weight="normal" officeooo:rsid="012d0f87" officeooo:paragraph-rsid="012d0f87" style:font-size-asian="14pt" style:font-size-complex="14pt"/>
    </style:style>
    <style:style style:name="P185" style:family="paragraph" style:parent-style-name="Standard">
      <style:text-properties fo:font-variant="normal" fo:text-transform="none" fo:color="#4a4a4a" style:font-name="Nunito" fo:font-size="12pt" fo:letter-spacing="normal" fo:font-style="normal" fo:font-weight="normal" officeooo:rsid="009eeaa1" officeooo:paragraph-rsid="009eeaa1" style:font-size-asian="14pt" style:font-weight-asian="normal" style:font-size-complex="14pt" style:font-weight-complex="normal"/>
    </style:style>
    <style:style style:name="P186" style:family="paragraph" style:parent-style-name="Standard">
      <style:text-properties fo:font-variant="normal" fo:text-transform="none" fo:color="#4a4a4a" style:font-name="Nunito" fo:font-size="12pt" fo:letter-spacing="normal" fo:font-style="normal" fo:font-weight="normal" officeooo:rsid="00a31b30" officeooo:paragraph-rsid="00a31b30" style:font-size-asian="14pt" style:font-weight-asian="normal" style:font-size-complex="14pt" style:font-weight-complex="normal"/>
    </style:style>
    <style:style style:name="P187" style:family="paragraph" style:parent-style-name="Standard">
      <style:text-properties fo:font-variant="normal" fo:text-transform="none" fo:color="#4a4a4a" style:font-name="Nunito" fo:font-size="12pt" fo:letter-spacing="normal" fo:font-style="normal" fo:font-weight="normal" officeooo:rsid="012d0f87" officeooo:paragraph-rsid="012d0f87" style:font-size-asian="14pt" style:font-weight-asian="bold" style:font-size-complex="14pt" style:font-weight-complex="bold"/>
    </style:style>
    <style:style style:name="P188" style:family="paragraph" style:parent-style-name="Standard">
      <style:text-properties fo:font-variant="normal" fo:text-transform="none" fo:color="#4a4a4a" style:font-name="Nunito" fo:font-size="12pt" fo:letter-spacing="normal" fo:font-style="normal" fo:font-weight="normal" officeooo:rsid="0131cf9b" officeooo:paragraph-rsid="0131cf9b" style:font-size-asian="14pt" style:font-weight-asian="bold" style:font-size-complex="14pt" style:font-weight-complex="bold"/>
    </style:style>
    <style:style style:name="P189" style:family="paragraph" style:parent-style-name="Standard">
      <style:text-properties fo:font-variant="normal" fo:text-transform="none" fo:color="#4a4a4a" style:font-name="Nunito" fo:font-size="12pt" fo:letter-spacing="normal" fo:font-style="normal" fo:font-weight="normal" officeooo:rsid="01309f45" officeooo:paragraph-rsid="01309f45" style:font-size-asian="14pt" style:font-weight-asian="bold" style:font-size-complex="14pt" style:font-weight-complex="bold"/>
    </style:style>
    <style:style style:name="P190" style:family="paragraph" style:parent-style-name="Standard">
      <style:text-properties fo:font-variant="normal" fo:text-transform="none" fo:color="#4a4a4a" style:font-name="Nunito" fo:font-size="12pt" fo:letter-spacing="normal" fo:font-style="normal" fo:font-weight="normal" officeooo:rsid="0132c4a6" officeooo:paragraph-rsid="0132c4a6" style:font-size-asian="14pt" style:font-weight-asian="bold" style:font-size-complex="14pt" style:font-weight-complex="bold"/>
    </style:style>
    <style:style style:name="P191" style:family="paragraph" style:parent-style-name="Standard">
      <style:text-properties fo:font-variant="normal" fo:text-transform="none" fo:color="#4a4a4a" style:font-name="Nunito" fo:font-size="12pt" fo:letter-spacing="normal" fo:font-style="normal" fo:font-weight="normal" officeooo:rsid="0133c1f8" officeooo:paragraph-rsid="0133c1f8" style:font-size-asian="14pt" style:font-weight-asian="bold" style:font-size-complex="14pt" style:font-weight-complex="bold"/>
    </style:style>
    <style:style style:name="P192" style:family="paragraph" style:parent-style-name="Standard">
      <style:text-properties fo:font-variant="normal" fo:text-transform="none" fo:color="#4a4a4a" style:font-name="Nunito" fo:font-size="12pt" fo:letter-spacing="normal" fo:font-style="normal" fo:font-weight="normal" officeooo:rsid="0134ed02" officeooo:paragraph-rsid="0134ed02" style:font-size-asian="14pt" style:font-weight-asian="bold" style:font-size-complex="14pt" style:font-weight-complex="bold"/>
    </style:style>
    <style:style style:name="P193" style:family="paragraph" style:parent-style-name="Standard">
      <style:text-properties fo:font-variant="normal" fo:text-transform="none" fo:color="#4a4a4a" style:font-name="Nunito" fo:font-size="12pt" fo:letter-spacing="normal" fo:font-style="normal" fo:font-weight="normal" officeooo:rsid="013bcfc2" officeooo:paragraph-rsid="013bcfc2" style:font-size-asian="14pt" style:font-weight-asian="bold" style:font-size-complex="14pt" style:font-weight-complex="bold"/>
    </style:style>
    <style:style style:name="P194" style:family="paragraph" style:parent-style-name="Standard">
      <style:text-properties fo:font-variant="normal" fo:text-transform="none" fo:color="#4a4a4a" style:font-name="Nunito" fo:font-size="12pt" fo:letter-spacing="normal" fo:font-style="normal" fo:font-weight="normal" officeooo:rsid="013d3514" officeooo:paragraph-rsid="013d3514" style:font-size-asian="14pt" style:font-weight-asian="bold" style:font-size-complex="14pt" style:font-weight-complex="bold"/>
    </style:style>
    <style:style style:name="P195" style:family="paragraph" style:parent-style-name="Standard">
      <style:text-properties fo:font-variant="normal" fo:text-transform="none" fo:color="#4a4a4a" style:font-name="Nunito" fo:font-size="12pt" fo:letter-spacing="normal" fo:font-style="normal" fo:font-weight="normal" officeooo:rsid="013f654f" officeooo:paragraph-rsid="013f654f" style:font-size-asian="14pt" style:font-weight-asian="bold" style:font-size-complex="14pt" style:font-weight-complex="bold"/>
    </style:style>
    <style:style style:name="P196" style:family="paragraph" style:parent-style-name="Standard">
      <style:text-properties fo:font-variant="normal" fo:text-transform="none" fo:color="#4a4a4a" style:font-name="Nunito" fo:font-size="12pt" fo:letter-spacing="normal" fo:font-style="normal" fo:font-weight="normal" officeooo:rsid="013fff22" officeooo:paragraph-rsid="013f654f" style:font-size-asian="14pt" style:font-weight-asian="bold" style:font-size-complex="14pt" style:font-weight-complex="bold"/>
    </style:style>
    <style:style style:name="P197" style:family="paragraph" style:parent-style-name="Standard">
      <style:text-properties fo:font-variant="normal" fo:text-transform="none" fo:color="#4a4a4a" style:font-name="Nunito" fo:font-size="12pt" fo:letter-spacing="normal" fo:font-style="normal" fo:font-weight="normal" officeooo:rsid="0140d523" officeooo:paragraph-rsid="0140d523" style:font-size-asian="14pt" style:font-weight-asian="bold" style:font-size-complex="14pt" style:font-weight-complex="bold"/>
    </style:style>
    <style:style style:name="P198" style:family="paragraph" style:parent-style-name="Standard">
      <style:text-properties fo:font-variant="normal" fo:text-transform="none" fo:color="#4a4a4a" style:font-name="Nunito" fo:font-size="12pt" fo:letter-spacing="normal" fo:font-style="normal" fo:font-weight="normal" officeooo:rsid="0141b501" officeooo:paragraph-rsid="0141b501" style:font-size-asian="14pt" style:font-weight-asian="bold" style:font-size-complex="14pt" style:font-weight-complex="bold"/>
    </style:style>
    <style:style style:name="P199" style:family="paragraph" style:parent-style-name="Standard">
      <style:text-properties fo:font-variant="normal" fo:text-transform="none" fo:color="#4a4a4a" style:font-name="Nunito" fo:font-size="12pt" fo:letter-spacing="normal" fo:font-style="normal" fo:font-weight="normal" officeooo:rsid="014327c4" officeooo:paragraph-rsid="0141b501" style:font-size-asian="14pt" style:font-weight-asian="bold" style:font-size-complex="14pt" style:font-weight-complex="bold"/>
    </style:style>
    <style:style style:name="P200" style:family="paragraph" style:parent-style-name="Standard">
      <style:text-properties fo:font-variant="normal" fo:text-transform="none" fo:color="#4a4a4a" style:font-name="Nunito" fo:font-size="12pt" fo:letter-spacing="normal" fo:font-style="normal" fo:font-weight="normal" officeooo:rsid="014327c4" officeooo:paragraph-rsid="014327c4" style:font-size-asian="14pt" style:font-weight-asian="bold" style:font-size-complex="14pt" style:font-weight-complex="bold"/>
    </style:style>
    <style:style style:name="P201" style:family="paragraph" style:parent-style-name="Standard">
      <style:text-properties fo:font-variant="normal" fo:text-transform="none" fo:color="#4a4a4a" style:font-name="Nunito" fo:font-size="12pt" fo:letter-spacing="normal" fo:font-style="normal" fo:font-weight="normal" officeooo:rsid="0143b5f2" officeooo:paragraph-rsid="0143b5f2" style:font-size-asian="14pt" style:font-weight-asian="bold" style:font-size-complex="14pt" style:font-weight-complex="bold"/>
    </style:style>
    <style:style style:name="P202" style:family="paragraph" style:parent-style-name="Standard">
      <style:text-properties fo:font-variant="normal" fo:text-transform="none" fo:color="#4a4a4a" style:font-name="Nunito" fo:font-size="12pt" fo:letter-spacing="normal" fo:font-style="normal" fo:font-weight="normal" officeooo:rsid="0144eed1" officeooo:paragraph-rsid="013f654f" style:font-size-asian="14pt" style:font-weight-asian="bold" style:font-size-complex="14pt" style:font-weight-complex="bold"/>
    </style:style>
    <style:style style:name="P203" style:family="paragraph" style:parent-style-name="Standard">
      <style:text-properties fo:font-variant="normal" fo:text-transform="none" fo:color="#4a4a4a" style:font-name="Nunito" fo:font-size="12pt" fo:letter-spacing="normal" fo:font-style="normal" fo:font-weight="normal" officeooo:rsid="0144eed1" officeooo:paragraph-rsid="0144eed1" style:font-size-asian="14pt" style:font-weight-asian="bold" style:font-size-complex="14pt" style:font-weight-complex="bold"/>
    </style:style>
    <style:style style:name="P204" style:family="paragraph" style:parent-style-name="Standard">
      <style:text-properties fo:font-variant="normal" fo:text-transform="none" fo:color="#4a4a4a" style:font-name="Nunito" fo:font-size="12pt" fo:letter-spacing="normal" fo:font-style="normal" fo:font-weight="normal" officeooo:rsid="01454f2c" officeooo:paragraph-rsid="01454f2c" style:font-size-asian="14pt" style:font-weight-asian="bold" style:font-size-complex="14pt" style:font-weight-complex="bold"/>
    </style:style>
    <style:style style:name="P205" style:family="paragraph" style:parent-style-name="Standard">
      <style:text-properties fo:font-variant="normal" fo:text-transform="none" fo:color="#4a4a4a" style:font-name="Nunito" fo:font-size="12pt" fo:letter-spacing="normal" fo:font-style="normal" fo:font-weight="normal" officeooo:rsid="01489da4" officeooo:paragraph-rsid="01454f2c" style:font-size-asian="14pt" style:font-weight-asian="bold" style:font-size-complex="14pt" style:font-weight-complex="bold"/>
    </style:style>
    <style:style style:name="P206" style:family="paragraph" style:parent-style-name="Standard">
      <style:text-properties fo:font-variant="normal" fo:text-transform="none" fo:color="#4a4a4a" style:font-name="Nunito" fo:font-size="12pt" fo:letter-spacing="normal" fo:font-style="normal" fo:font-weight="normal" officeooo:rsid="014a2a04" officeooo:paragraph-rsid="014a2a04" style:font-size-asian="14pt" style:font-weight-asian="bold" style:font-size-complex="14pt" style:font-weight-complex="bold"/>
    </style:style>
    <style:style style:name="P207" style:family="paragraph" style:parent-style-name="Standard">
      <style:text-properties fo:font-variant="normal" fo:text-transform="none" fo:color="#4a4a4a" style:font-name="Nunito" fo:font-size="12pt" fo:letter-spacing="normal" fo:font-style="normal" fo:font-weight="normal" officeooo:rsid="014a7bf7" officeooo:paragraph-rsid="014a7bf7" style:font-size-asian="14pt" style:font-weight-asian="bold" style:font-size-complex="14pt" style:font-weight-complex="bold"/>
    </style:style>
    <style:style style:name="P208" style:family="paragraph" style:parent-style-name="Standard">
      <style:text-properties fo:font-variant="normal" fo:text-transform="none" fo:color="#4a4a4a" style:font-name="Nunito" fo:font-size="12pt" fo:letter-spacing="normal" fo:font-style="normal" fo:font-weight="normal" officeooo:rsid="014dfb30" officeooo:paragraph-rsid="014dfb30" style:font-size-asian="14pt" style:font-weight-asian="bold" style:font-size-complex="14pt" style:font-weight-complex="bold"/>
    </style:style>
    <style:style style:name="P209" style:family="paragraph" style:parent-style-name="Standard">
      <style:text-properties fo:font-variant="normal" fo:text-transform="none" fo:color="#4a4a4a" style:font-name="Nunito" fo:font-size="12pt" fo:letter-spacing="normal" fo:font-style="normal" fo:font-weight="normal" officeooo:rsid="0151b463" officeooo:paragraph-rsid="0151b463" style:font-size-asian="14pt" style:font-weight-asian="bold" style:font-size-complex="14pt" style:font-weight-complex="bold"/>
    </style:style>
    <style:style style:name="P210" style:family="paragraph" style:parent-style-name="Standard">
      <style:text-properties fo:font-variant="normal" fo:text-transform="none" fo:color="#4a4a4a" style:font-name="Nunito" fo:font-size="12pt" fo:letter-spacing="normal" fo:font-style="normal" fo:font-weight="normal" officeooo:rsid="015384d0" officeooo:paragraph-rsid="015384d0" style:font-size-asian="14pt" style:font-weight-asian="bold" style:font-size-complex="14pt" style:font-weight-complex="bold"/>
    </style:style>
    <style:style style:name="P211" style:family="paragraph" style:parent-style-name="Standard">
      <style:text-properties fo:font-variant="normal" fo:text-transform="none" fo:color="#4a4a4a" style:font-name="Nunito" fo:font-size="12pt" fo:letter-spacing="normal" fo:font-style="normal" fo:font-weight="normal" officeooo:rsid="00f9dd46" officeooo:paragraph-rsid="00f9dd46"/>
    </style:style>
    <style:style style:name="P212" style:family="paragraph" style:parent-style-name="Standard">
      <style:text-properties fo:font-variant="normal" fo:text-transform="none" fo:color="#4a4a4a" style:font-name="Nunito" fo:font-size="12pt" fo:letter-spacing="normal" fo:font-style="normal" fo:font-weight="normal" officeooo:rsid="01501435" officeooo:paragraph-rsid="01501435"/>
    </style:style>
    <style:style style:name="P213" style:family="paragraph" style:parent-style-name="Standard">
      <style:text-properties fo:font-variant="normal" fo:text-transform="none" fo:color="#6a9955" style:font-name="Droid Sans Mono" fo:font-size="10.5pt" fo:letter-spacing="normal" fo:font-style="normal" fo:font-weight="normal" officeooo:rsid="003fe8d7" officeooo:paragraph-rsid="003fe8d7" fo:background-color="#1e1e1e"/>
    </style:style>
    <style:style style:name="P21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6fac2f" style:font-size-asian="10.5pt" style:font-size-complex="12pt"/>
    </style:style>
    <style:style style:name="P215" style:family="paragraph" style:parent-style-name="Standard">
      <style:text-properties fo:font-variant="normal" fo:text-transform="none" style:use-window-font-color="true" style:font-name="Liberation Serif" fo:font-size="12pt" fo:letter-spacing="normal" fo:font-style="normal" fo:font-weight="normal" officeooo:rsid="0140d523" officeooo:paragraph-rsid="0140d523" style:font-size-asian="10.5pt" style:font-weight-asian="bold" style:font-size-complex="12pt" style:font-weight-complex="bold"/>
    </style:style>
    <style:style style:name="P216" style:family="paragraph" style:parent-style-name="Standard">
      <style:text-properties fo:font-variant="normal" fo:text-transform="none" style:use-window-font-color="true" style:font-name="Abyssinica SIL" fo:font-size="14pt" fo:letter-spacing="normal" fo:font-style="normal" fo:font-weight="normal" officeooo:rsid="00e0abaa" officeooo:paragraph-rsid="007b4e61" style:font-size-asian="14pt" style:font-size-complex="14pt"/>
    </style:style>
    <style:style style:name="P217" style:family="paragraph" style:parent-style-name="Standard">
      <style:text-properties fo:font-variant="normal" fo:text-transform="none" style:use-window-font-color="true" style:font-name="Abyssinica SIL" fo:font-size="14pt" fo:letter-spacing="normal" fo:font-style="normal" fo:font-weight="normal" officeooo:rsid="007bb8c7" officeooo:paragraph-rsid="007bb8c7" style:font-size-asian="14pt" style:font-size-complex="14pt"/>
    </style:style>
    <style:style style:name="P218" style:family="paragraph" style:parent-style-name="Standard">
      <style:text-properties fo:font-variant="normal" fo:text-transform="none" fo:color="#1155cc" style:font-name="Arial" fo:font-size="12pt" fo:letter-spacing="normal" fo:font-style="normal" fo:font-weight="normal" officeooo:rsid="00a62a0e" officeooo:paragraph-rsid="00a62a0e" style:font-size-asian="14pt" style:font-size-complex="14pt"/>
    </style:style>
    <style:style style:name="P219" style:family="paragraph" style:parent-style-name="Standard">
      <style:text-properties fo:font-variant="normal" fo:text-transform="none" fo:color="#1155cc" style:font-name="Arial" fo:font-size="12pt" fo:letter-spacing="normal" fo:font-style="normal" fo:font-weight="normal" officeooo:rsid="00b77a89" officeooo:paragraph-rsid="00b77a89" style:font-size-asian="14pt" style:font-size-complex="14pt"/>
    </style:style>
    <style:style style:name="P220" style:family="paragraph" style:parent-style-name="Standard">
      <style:text-properties fo:font-variant="normal" fo:text-transform="none" fo:color="#1155cc" style:font-name="Arial" fo:font-size="12pt" fo:letter-spacing="normal" fo:font-style="normal" fo:font-weight="normal" officeooo:rsid="00cad6c8" officeooo:paragraph-rsid="00c61daf" style:font-size-asian="14pt" style:font-size-complex="14pt"/>
    </style:style>
    <style:style style:name="P221" style:family="paragraph" style:parent-style-name="Standard">
      <style:text-properties fo:font-variant="normal" fo:text-transform="none" fo:color="#1155cc" style:font-name="Arial" fo:font-size="12pt" fo:letter-spacing="normal" fo:font-style="normal" fo:font-weight="normal" officeooo:rsid="00d02837" officeooo:paragraph-rsid="00d02837" style:font-size-asian="14pt" style:font-size-complex="14pt"/>
    </style:style>
    <style:style style:name="P222" style:family="paragraph" style:parent-style-name="Standard">
      <style:text-properties officeooo:paragraph-rsid="002bbd91"/>
    </style:style>
    <style:style style:name="P223" style:family="paragraph" style:parent-style-name="Standard">
      <style:text-properties officeooo:rsid="0037ff38" officeooo:paragraph-rsid="0037ff38"/>
    </style:style>
    <style:style style:name="P224" style:family="paragraph" style:parent-style-name="Standard">
      <style:paragraph-properties style:line-height-at-least="0.503cm"/>
      <style:text-properties fo:color="#d4d4d4" style:font-name="Droid Sans Mono" fo:font-size="10.5pt" fo:font-weight="normal" fo:background-color="#1e1e1e"/>
    </style:style>
    <style:style style:name="P225" style:family="paragraph" style:parent-style-name="Standard">
      <style:paragraph-properties style:line-height-at-least="0.503cm"/>
      <style:text-properties fo:color="#d4d4d4" style:font-name="Droid Sans Mono" fo:font-size="10.5pt" fo:font-weight="normal" officeooo:rsid="003fe8d7" officeooo:paragraph-rsid="003fe8d7" fo:background-color="#1e1e1e"/>
    </style:style>
    <style:style style:name="P226" style:family="paragraph" style:parent-style-name="Standard">
      <style:text-properties officeooo:rsid="006a980e" officeooo:paragraph-rsid="006a980e"/>
    </style:style>
    <style:style style:name="P227" style:family="paragraph" style:parent-style-name="Standard">
      <style:text-properties officeooo:rsid="0069648c" officeooo:paragraph-rsid="0069648c"/>
    </style:style>
    <style:style style:name="P228" style:family="paragraph" style:parent-style-name="Standard">
      <style:text-properties officeooo:rsid="006fac2f" officeooo:paragraph-rsid="006fac2f"/>
    </style:style>
    <style:style style:name="P229" style:family="paragraph" style:parent-style-name="Standard">
      <style:text-properties officeooo:rsid="00866296" officeooo:paragraph-rsid="00866296"/>
    </style:style>
    <style:style style:name="P230" style:family="paragraph" style:parent-style-name="Standard">
      <style:text-properties officeooo:rsid="00b54435" officeooo:paragraph-rsid="00b54435"/>
    </style:style>
    <style:style style:name="P231" style:family="paragraph" style:parent-style-name="Standard">
      <style:text-properties officeooo:paragraph-rsid="010716b8"/>
    </style:style>
    <style:style style:name="P232" style:family="paragraph" style:parent-style-name="Standard">
      <style:text-properties officeooo:rsid="0117035c" officeooo:paragraph-rsid="0117035c"/>
    </style:style>
    <style:style style:name="P233" style:family="paragraph" style:parent-style-name="Standard">
      <style:text-properties officeooo:rsid="011a5193" officeooo:paragraph-rsid="011a5193"/>
    </style:style>
    <style:style style:name="P234" style:family="paragraph" style:parent-style-name="Standard">
      <style:text-properties officeooo:paragraph-rsid="0137e490"/>
    </style:style>
    <style:style style:name="P235" style:family="paragraph" style:parent-style-name="Standard">
      <style:text-properties officeooo:paragraph-rsid="013b84dc"/>
    </style:style>
    <style:style style:name="P236" style:family="paragraph" style:parent-style-name="Standard">
      <style:text-properties officeooo:paragraph-rsid="014a2a04"/>
    </style:style>
    <style:style style:name="P237" style:family="paragraph" style:parent-style-name="Preformatted_20_Text">
      <style:text-properties fo:font-variant="normal" fo:text-transform="none" fo:letter-spacing="normal" fo:font-style="normal" fo:font-weight="normal" officeooo:rsid="00233706" officeooo:paragraph-rsid="00233706"/>
    </style:style>
    <style:style style:name="P238" style:family="paragraph" style:parent-style-name="Preformatted_20_Text">
      <style:text-properties fo:font-variant="normal" fo:text-transform="none" fo:color="#4a4a4a" style:font-name="Nunito" fo:font-size="12pt" fo:letter-spacing="normal" fo:font-style="normal" fo:font-weight="normal" officeooo:rsid="006200ff" officeooo:paragraph-rsid="006200ff"/>
    </style:style>
    <style:style style:name="P239" style:family="paragraph" style:parent-style-name="Preformatted_20_Text">
      <style:text-properties fo:font-variant="normal" fo:text-transform="none" fo:color="#4a4a4a" style:font-name="Nunito" fo:font-size="12pt" fo:letter-spacing="normal" fo:font-style="normal" fo:font-weight="normal" officeooo:rsid="00740a62" officeooo:paragraph-rsid="00740a62"/>
    </style:style>
    <style:style style:name="P240" style:family="paragraph" style:parent-style-name="Preformatted_20_Text">
      <style:text-properties fo:font-variant="normal" fo:text-transform="none" fo:color="#4a4a4a" style:font-name="Nunito" fo:font-size="12pt" fo:letter-spacing="normal" fo:font-style="normal" fo:font-weight="normal" officeooo:rsid="011885d6" officeooo:paragraph-rsid="011885d6" style:font-size-asian="14pt" style:font-size-complex="14pt"/>
    </style:style>
    <style:style style:name="P241" style:family="paragraph" style:parent-style-name="Preformatted_20_Text">
      <style:text-properties fo:font-variant="normal" fo:text-transform="none" fo:color="#4a4a4a" style:font-name="Nunito" fo:font-size="12pt" fo:letter-spacing="normal" fo:font-style="normal" fo:font-weight="normal" officeooo:rsid="0117035c" officeooo:paragraph-rsid="011885d6" style:font-size-asian="14pt" style:font-size-complex="14pt"/>
    </style:style>
    <style:style style:name="P242" style:family="paragraph" style:parent-style-name="Preformatted_20_Text">
      <style:text-properties fo:font-variant="normal" fo:text-transform="none" fo:color="#4a4a4a" style:font-name="Nunito" fo:font-size="12pt" fo:letter-spacing="normal" fo:font-style="normal" fo:font-weight="normal" officeooo:rsid="0117035c" officeooo:paragraph-rsid="011dc056" style:font-size-asian="14pt" style:font-size-complex="14pt"/>
    </style:style>
    <style:style style:name="P243" style:family="paragraph" style:parent-style-name="Preformatted_20_Text">
      <style:text-properties fo:font-variant="normal" fo:text-transform="none" fo:color="#4a4a4a" style:font-name="Nunito" fo:font-size="12pt" fo:letter-spacing="normal" fo:font-style="normal" fo:font-weight="normal" officeooo:rsid="0117035c" officeooo:paragraph-rsid="011fc5a8" style:font-size-asian="14pt" style:font-size-complex="14pt"/>
    </style:style>
    <style:style style:name="P244" style:family="paragraph" style:parent-style-name="Preformatted_20_Text">
      <style:text-properties fo:font-variant="normal" fo:text-transform="none" fo:color="#4a4a4a" style:font-name="Nunito" fo:font-size="12pt" fo:letter-spacing="normal" fo:font-style="normal" fo:font-weight="normal" officeooo:rsid="0117035c" officeooo:paragraph-rsid="01214c3e" style:font-size-asian="14pt" style:font-size-complex="14pt"/>
    </style:style>
    <style:style style:name="P245" style:family="paragraph" style:parent-style-name="Preformatted_20_Text">
      <style:text-properties fo:font-variant="normal" fo:text-transform="none" fo:color="#4a4a4a" style:font-name="Nunito" fo:font-size="12pt" fo:letter-spacing="normal" fo:font-style="normal" fo:font-weight="normal" officeooo:rsid="0123cf39" officeooo:paragraph-rsid="0123cf39" style:font-size-asian="14pt" style:font-size-complex="14pt"/>
    </style:style>
    <style:style style:name="P246" style:family="paragraph" style:parent-style-name="Preformatted_20_Text">
      <style:text-properties fo:font-variant="normal" fo:text-transform="none" fo:color="#4a4a4a" style:font-name="Nunito" fo:font-size="12pt" fo:letter-spacing="normal" fo:font-style="normal" fo:font-weight="normal" officeooo:rsid="0141b501" officeooo:paragraph-rsid="0141b501" style:font-size-asian="14pt" style:font-weight-asian="bold" style:font-size-complex="14pt" style:font-weight-complex="bold"/>
    </style:style>
    <style:style style:name="P247" style:family="paragraph" style:parent-style-name="Preformatted_20_Text">
      <loext:graphic-properties draw:fill="solid" draw:fill-color="#f2f2f2" draw:opacity="100%"/>
      <style:paragraph-properties fo:margin-top="1.482cm" fo:margin-bottom="0cm" loext:contextual-spacing="false" fo:line-height="118%" fo:orphans="2" fo:widows="2" fo:background-color="#f2f2f2" fo:padding="0cm" fo:border="none"/>
      <style:text-properties fo:font-variant="normal" fo:text-transform="none" fo:color="#292929" fo:letter-spacing="normal"/>
    </style:style>
    <style:style style:name="P248" style:family="paragraph" style:parent-style-name="Preformatted_20_Text">
      <loext:graphic-properties draw:fill="solid" draw:fill-color="#f2f2f2" draw:opacity="100%"/>
      <style:paragraph-properties fo:margin-top="1.482cm" fo:margin-bottom="0cm" loext:contextual-spacing="false" fo:line-height="118%" fo:orphans="2" fo:widows="2" fo:background-color="#f2f2f2" fo:padding="0cm" fo:border="none"/>
      <style:text-properties fo:font-variant="normal" fo:text-transform="none" fo:letter-spacing="normal"/>
    </style:style>
    <style:style style:name="P249" style:family="paragraph" style:parent-style-name="Text_20_body">
      <style:text-properties fo:font-variant="normal" fo:text-transform="none" fo:color="#9999aa" style:text-line-through-style="none" style:text-line-through-type="none" style:font-name="inherit" fo:font-size="9pt" fo:letter-spacing="normal" fo:font-style="normal" style:text-underline-style="none" fo:font-weight="normal" officeooo:rsid="003c687a" officeooo:paragraph-rsid="003c687a" style:text-blinking="false" fo:background-color="transparent" loext:padding="0cm" loext:border="none"/>
    </style:style>
    <style:style style:name="P250" style:family="paragraph" style:parent-style-name="Text_20_body">
      <style:text-properties fo:font-variant="normal" fo:text-transform="none" fo:color="#4a4a4a" style:font-name="Nunito" fo:font-size="12pt" fo:letter-spacing="normal" fo:font-style="normal" fo:font-weight="normal" officeooo:rsid="01002ccb" officeooo:paragraph-rsid="0100a9da" style:font-size-asian="14pt" style:font-size-complex="14pt"/>
    </style:style>
    <style:style style:name="P251" style:family="paragraph" style:parent-style-name="Text_20_body">
      <style:text-properties fo:font-variant="normal" fo:text-transform="none" fo:color="#4a4a4a" style:font-name="Nunito" fo:font-size="12pt" fo:letter-spacing="normal" fo:font-style="normal" fo:font-weight="normal" officeooo:rsid="0117035c" officeooo:paragraph-rsid="0117035c" style:font-size-asian="14pt" style:font-size-complex="14pt"/>
    </style:style>
    <style:style style:name="P252" style:family="paragraph" style:parent-style-name="Text_20_body">
      <style:text-properties fo:font-variant="normal" fo:text-transform="none" fo:color="#4a4a4a" style:font-name="Nunito" fo:font-size="12pt" fo:letter-spacing="normal" fo:font-style="normal" fo:font-weight="normal" officeooo:rsid="0117035c" officeooo:paragraph-rsid="011885d6" style:font-size-asian="14pt" style:font-size-complex="14pt"/>
    </style:style>
    <style:style style:name="P253" style:family="paragraph" style:parent-style-name="Text_20_body">
      <style:text-properties fo:font-variant="normal" fo:text-transform="none" fo:color="#4a4a4a" style:font-name="Nunito" fo:font-size="12pt" fo:letter-spacing="normal" fo:font-style="normal" fo:font-weight="normal" officeooo:rsid="011885d6" officeooo:paragraph-rsid="011885d6" style:font-size-asian="14pt" style:font-size-complex="14pt"/>
    </style:style>
    <style:style style:name="P254"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style>
    <style:style style:name="P255" style:family="paragraph" style:parent-style-name="Preformatted_20_Text">
      <style:paragraph-properties fo:margin-top="0cm" fo:margin-bottom="0.499cm" loext:contextual-spacing="false"/>
    </style:style>
    <style:style style:name="P256" style:family="paragraph" style:parent-style-name="Preformatted_20_Text">
      <style:paragraph-properties fo:margin-top="0cm" fo:margin-bottom="0.499cm" loext:contextual-spacing="false"/>
      <style:text-properties officeooo:paragraph-rsid="00f9dd46"/>
    </style:style>
    <style:style style:name="P257" style:family="paragraph" style:parent-style-name="Standard">
      <style:text-properties fo:font-variant="normal" fo:text-transform="none" fo:color="#4a4a4a" style:font-name="Nunito" fo:font-size="12pt" fo:letter-spacing="normal" fo:font-style="normal" fo:font-weight="normal" officeooo:rsid="015384d0" officeooo:paragraph-rsid="015384d0" style:font-size-asian="14pt" style:font-weight-asian="bold" style:font-size-complex="14pt" style:font-weight-complex="bold"/>
    </style:style>
    <style:style style:name="P258" style:family="paragraph" style:parent-style-name="Standard">
      <style:text-properties fo:font-variant="normal" fo:text-transform="none" fo:color="#4a4a4a" style:font-name="Nunito" fo:font-size="12pt" fo:letter-spacing="normal" fo:font-style="normal" fo:font-weight="normal" officeooo:rsid="0154ef91" officeooo:paragraph-rsid="0154ef91" style:font-size-asian="14pt" style:font-weight-asian="bold" style:font-size-complex="14pt" style:font-weight-complex="bold"/>
    </style:style>
    <style:style style:name="P259" style:family="paragraph" style:parent-style-name="Standard">
      <style:text-properties fo:font-variant="normal" fo:text-transform="none" fo:color="#4a4a4a" style:font-name="Nunito" fo:font-size="12pt" fo:letter-spacing="normal" fo:font-style="normal" fo:font-weight="normal" officeooo:rsid="0154ef91" officeooo:paragraph-rsid="0155726a" style:font-size-asian="14pt" style:font-weight-asian="bold" style:font-size-complex="14pt" style:font-weight-complex="bold"/>
    </style:style>
    <style:style style:name="P260" style:family="paragraph" style:parent-style-name="Text_20_body" style:list-style-name="L2"/>
    <style:style style:name="P261" style:family="paragraph" style:parent-style-name="Text_20_body" style:list-style-name="L1">
      <loext:graphic-properties draw:fill="solid" draw:fill-color="#ffffff" draw:opacity="100%"/>
      <style:paragraph-properties fo:margin-left="1.058cm" fo:margin-right="0cm" fo:margin-top="0cm" fo:margin-bottom="0cm" loext:contextual-spacing="false" style:line-height-at-least="0.423cm" fo:orphans="2" fo:widows="2" fo:text-indent="0cm" style:auto-text-indent="false" fo:background-color="#ffffff" fo:padding="0cm" fo:border="none"/>
      <style:text-properties fo:font-variant="normal" fo:text-transform="none" fo:color="#aaaaaa" style:text-line-through-style="none" style:text-line-through-type="none" style:font-name="Source Code Pro" fo:font-size="8.25pt" fo:letter-spacing="normal" fo:font-style="normal" style:text-underline-style="none" fo:font-weight="normal" style:text-blinking="false"/>
    </style:style>
    <style:style style:name="P262" style:family="paragraph" style:parent-style-name="Text_20_body" style:list-style-name="L1">
      <loext:graphic-properties draw:fill="solid" draw:fill-color="#ffffff" draw:opacity="100%"/>
      <style:paragraph-properties fo:margin-left="1.058cm" fo:margin-right="0cm" fo:margin-top="0cm" fo:margin-bottom="0cm" loext:contextual-spacing="false" style:line-height-at-least="0.423cm" fo:orphans="2" fo:widows="2" fo:text-indent="0cm" style:auto-text-indent="false" fo:background-color="#ffffff" fo:padding="0cm" fo:border="none"/>
      <style:text-properties fo:font-variant="normal" fo:text-transform="none" fo:color="#9999aa" style:text-line-through-style="none" style:text-line-through-type="none" style:font-name="inherit" fo:font-size="9pt" fo:letter-spacing="normal" fo:font-style="normal" style:text-underline-style="none" fo:font-weight="normal" style:text-blinking="false" fo:background-color="transparent" loext:padding="0cm" loext:border="none"/>
    </style:style>
    <style:style style:name="P263" style:family="paragraph" style:parent-style-name="Text_20_body" style:list-style-name="L2">
      <style:paragraph-properties fo:margin-top="0cm" fo:margin-bottom="0cm" loext:contextual-spacing="false"/>
    </style:style>
    <style:style style:name="T1" style:family="text">
      <style:text-properties officeooo:rsid="00078cc4"/>
    </style:style>
    <style:style style:name="T2" style:family="text">
      <style:text-properties officeooo:rsid="00096963"/>
    </style:style>
    <style:style style:name="T3" style:family="text">
      <style:text-properties officeooo:rsid="00162656"/>
    </style:style>
    <style:style style:name="T4" style:family="text">
      <style:text-properties officeooo:rsid="00196e4f"/>
    </style:style>
    <style:style style:name="T5" style:family="text">
      <style:text-properties officeooo:rsid="001b024d"/>
    </style:style>
    <style:style style:name="T6" style:family="text">
      <style:text-properties officeooo:rsid="001cb332"/>
    </style:style>
    <style:style style:name="T7" style:family="text">
      <style:text-properties officeooo:rsid="001e9ae7"/>
    </style:style>
    <style:style style:name="T8" style:family="text">
      <style:text-properties officeooo:rsid="001f7dc9"/>
    </style:style>
    <style:style style:name="T9" style:family="text">
      <style:text-properties officeooo:rsid="00246778"/>
    </style:style>
    <style:style style:name="T10" style:family="text">
      <style:text-properties officeooo:rsid="0024c2d4"/>
    </style:style>
    <style:style style:name="T11" style:family="text">
      <style:text-properties fo:font-variant="normal" fo:text-transform="none" fo:color="#000000" style:font-name="SFMono-Regular" fo:font-size="10.5pt" fo:letter-spacing="normal" fo:font-style="normal" fo:font-weight="normal"/>
    </style:style>
    <style:style style:name="T12" style:family="text">
      <style:text-properties fo:font-variant="normal" fo:text-transform="none" fo:color="#c41a16" style:font-name="SFMono-Regular" fo:font-size="10.5pt" fo:letter-spacing="normal" fo:font-style="normal" fo:font-weight="normal"/>
    </style:style>
    <style:style style:name="T13" style:family="text">
      <style:text-properties fo:font-variant="normal" fo:text-transform="none" fo:color="#4a4a4a" style:font-name="Nunito" fo:font-size="12pt" fo:letter-spacing="normal" fo:font-style="normal" fo:font-weight="normal"/>
    </style:style>
    <style:style style:name="T14" style:family="text">
      <style:text-properties fo:font-variant="normal" fo:text-transform="none" fo:color="#4a4a4a" style:font-name="Nunito" fo:font-size="12pt" fo:letter-spacing="normal" fo:font-style="normal" fo:font-weight="normal" officeooo:rsid="00360a33"/>
    </style:style>
    <style:style style:name="T15" style:family="text">
      <style:text-properties fo:font-variant="normal" fo:text-transform="none" fo:color="#4a4a4a" style:font-name="Nunito" fo:font-size="12pt" fo:letter-spacing="normal" fo:font-style="normal" fo:font-weight="normal" officeooo:rsid="002bbd91"/>
    </style:style>
    <style:style style:name="T16" style:family="text">
      <style:text-properties fo:font-variant="normal" fo:text-transform="none" fo:color="#4a4a4a" style:font-name="Nunito" fo:font-size="12pt" fo:letter-spacing="normal" fo:font-style="normal" fo:font-weight="normal" officeooo:rsid="0069949d"/>
    </style:style>
    <style:style style:name="T17" style:family="text">
      <style:text-properties fo:font-variant="normal" fo:text-transform="none" fo:color="#4a4a4a" style:font-name="Nunito" fo:font-size="12pt" fo:letter-spacing="normal" fo:font-style="normal" fo:font-weight="normal" style:font-size-asian="14pt" style:font-size-complex="14pt"/>
    </style:style>
    <style:style style:name="T18" style:family="text">
      <style:text-properties fo:font-variant="normal" fo:text-transform="none" fo:color="#4a4a4a" style:font-name="Nunito" fo:font-size="12pt" fo:letter-spacing="normal" fo:font-style="normal" fo:font-weight="normal" officeooo:rsid="0089054f" style:font-size-asian="14pt" style:font-size-complex="14pt"/>
    </style:style>
    <style:style style:name="T19" style:family="text">
      <style:text-properties fo:font-variant="normal" fo:text-transform="none" fo:color="#4a4a4a" style:font-name="Nunito" fo:font-size="12pt" fo:letter-spacing="normal" fo:font-style="normal" fo:font-weight="normal" officeooo:rsid="00b5ece9" style:font-size-asian="14pt" style:font-size-complex="14pt"/>
    </style:style>
    <style:style style:name="T20" style:family="text">
      <style:text-properties fo:font-variant="normal" fo:text-transform="none" fo:color="#4a4a4a" style:font-name="Nunito" fo:font-size="12pt" fo:letter-spacing="normal" fo:font-style="normal" fo:font-weight="normal" officeooo:rsid="010716b8" style:font-size-asian="14pt" style:font-size-complex="14pt"/>
    </style:style>
    <style:style style:name="T21" style:family="text">
      <style:text-properties fo:font-variant="normal" fo:text-transform="none" fo:color="#4a4a4a" style:font-name="Nunito" fo:font-size="12pt" fo:letter-spacing="normal" fo:font-style="normal" fo:font-weight="normal" officeooo:rsid="0117035c" style:font-size-asian="14pt" style:font-size-complex="14pt"/>
    </style:style>
    <style:style style:name="T22" style:family="text">
      <style:text-properties fo:font-variant="normal" fo:text-transform="none" fo:color="#4a4a4a" style:font-name="Nunito" fo:font-size="12pt" fo:letter-spacing="normal" fo:font-style="normal" fo:font-weight="normal" officeooo:rsid="010a6152" style:font-size-asian="14pt" style:font-size-complex="14pt"/>
    </style:style>
    <style:style style:name="T23" style:family="text">
      <style:text-properties fo:font-variant="normal" fo:text-transform="none" fo:color="#4a4a4a" style:font-name="Nunito" fo:font-size="12pt" fo:letter-spacing="normal" fo:font-style="normal" fo:font-weight="normal" officeooo:rsid="0137e490" style:font-size-asian="14pt" style:font-size-complex="14pt"/>
    </style:style>
    <style:style style:name="T24" style:family="text">
      <style:text-properties fo:font-variant="normal" fo:text-transform="none" fo:color="#4a4a4a" style:font-name="Nunito" fo:font-size="12pt" fo:letter-spacing="normal" fo:font-style="normal" fo:font-weight="normal" officeooo:rsid="013b84dc" style:font-size-asian="14pt" style:font-size-complex="14pt"/>
    </style:style>
    <style:style style:name="T25" style:family="text">
      <style:text-properties fo:font-variant="normal" fo:text-transform="none" fo:color="#4a4a4a" style:font-name="Nunito" fo:font-size="12pt" fo:letter-spacing="normal" fo:font-style="normal" fo:font-weight="normal" officeooo:rsid="0136034b" style:font-size-asian="14pt" style:font-weight-asian="bold" style:font-size-complex="14pt" style:font-weight-complex="bold"/>
    </style:style>
    <style:style style:name="T26" style:family="text">
      <style:text-properties fo:font-variant="normal" fo:text-transform="none" fo:color="#4a4a4a" style:font-name="Nunito" fo:font-size="12pt" fo:letter-spacing="normal" fo:font-style="normal" fo:font-weight="normal" officeooo:rsid="0137e490" style:font-size-asian="14pt" style:font-weight-asian="bold" style:font-size-complex="14pt" style:font-weight-complex="bold"/>
    </style:style>
    <style:style style:name="T27" style:family="text">
      <style:text-properties fo:font-variant="normal" fo:text-transform="none" fo:color="#4a4a4a" style:font-name="Nunito" fo:font-size="12pt" fo:letter-spacing="normal" fo:font-style="normal" fo:font-weight="normal" officeooo:rsid="014a2a04" style:font-size-asian="14pt" style:font-weight-asian="bold" style:font-size-complex="14pt" style:font-weight-complex="bold"/>
    </style:style>
    <style:style style:name="T28" style:family="text">
      <style:text-properties fo:font-variant="normal" fo:text-transform="none" fo:color="#4a4a4a" style:font-name="Nunito" fo:font-size="12pt" fo:letter-spacing="normal" fo:font-style="normal" fo:font-weight="normal" officeooo:rsid="014a32ff" style:font-size-asian="14pt" style:font-weight-asian="bold" style:font-size-complex="14pt" style:font-weight-complex="bold"/>
    </style:style>
    <style:style style:name="T29" style:family="text">
      <style:text-properties fo:font-variant="normal" fo:text-transform="none" fo:color="#4a4a4a" fo:font-size="12pt" fo:letter-spacing="normal" fo:font-style="normal" fo:font-weight="normal" officeooo:rsid="010a6152" style:font-size-asian="14pt" style:font-weight-asian="bold" style:font-size-complex="14pt" style:font-weight-complex="bold"/>
    </style:style>
    <style:style style:name="T30" style:family="text">
      <style:text-properties fo:font-variant="normal" fo:text-transform="none" fo:color="#4a4a4a" style:font-name="Liberation Mono" fo:font-size="12pt" fo:letter-spacing="normal" fo:font-style="normal" fo:font-weight="normal" officeooo:rsid="0137e490" style:font-name-asian="Noto Sans Mono CJK SC" style:font-size-asian="14pt" style:font-weight-asian="bold" style:font-name-complex="Liberation Mono" style:font-size-complex="14pt" style:font-weight-complex="bold"/>
    </style:style>
    <style:style style:name="T31" style:family="text">
      <style:text-properties fo:font-variant="normal" fo:text-transform="none" style:font-name="inherit" fo:font-size="12pt" fo:letter-spacing="normal" fo:font-style="normal" fo:font-weight="normal" fo:background-color="transparent" loext:char-shading-value="0" style:font-size-asian="12pt" style:font-size-complex="12pt" loext:padding="0cm" loext:border="none"/>
    </style:style>
    <style:style style:name="T32" style:family="text">
      <style:text-properties fo:font-variant="normal" fo:text-transform="none" fo:font-size="12pt" fo:letter-spacing="normal" fo:background-color="transparent" loext:char-shading-value="0" style:font-size-asian="12pt" style:font-size-complex="12pt" loext:padding="0cm" loext:border="none"/>
    </style:style>
    <style:style style:name="T33" style:family="text">
      <style:text-properties fo:color="#292929"/>
    </style:style>
    <style:style style:name="T34" style:family="text">
      <style:text-properties fo:color="#292929" style:font-name="Menlo" fo:font-size="12pt"/>
    </style:style>
    <style:style style:name="T35" style:family="text">
      <style:text-properties fo:color="#292929" style:font-name="Menlo" fo:font-size="12pt" fo:font-style="normal" fo:font-weight="normal"/>
    </style:style>
    <style:style style:name="T36" style:family="text">
      <style:text-properties style:font-name="Menlo" fo:font-size="12pt" fo:font-style="normal" fo:font-weight="normal"/>
    </style:style>
    <style:style style:name="T37" style:family="text">
      <style:text-properties officeooo:rsid="003290f2"/>
    </style:style>
    <style:style style:name="T38" style:family="text">
      <style:text-properties style:font-name="Helvetica Neue" fo:font-size="9pt"/>
    </style:style>
    <style:style style:name="T39" style:family="text">
      <style:text-properties officeooo:rsid="00348a76"/>
    </style:style>
    <style:style style:name="T40" style:family="text">
      <style:text-properties officeooo:rsid="00360a33"/>
    </style:style>
    <style:style style:name="T41" style:family="text">
      <style:text-properties officeooo:rsid="0039de23"/>
    </style:style>
    <style:style style:name="T42" style:family="text">
      <style:text-properties fo:color="#000000" style:font-name="inherit" fo:font-size="9pt" fo:background-color="transparent" loext:char-shading-value="0" loext:padding="0cm" loext:border="none"/>
    </style:style>
    <style:style style:name="T43" style:family="text">
      <style:text-properties fo:color="#286491" style:font-name="inherit" fo:font-size="9pt" fo:font-weight="bold" fo:background-color="transparent" loext:char-shading-value="0" loext:padding="0cm" loext:border="none"/>
    </style:style>
    <style:style style:name="T44" style:family="text">
      <style:text-properties fo:color="#777777" style:font-name="inherit" fo:font-size="9pt" fo:background-color="transparent" loext:char-shading-value="0" loext:padding="0cm" loext:border="none"/>
    </style:style>
    <style:style style:name="T45" style:family="text">
      <style:text-properties fo:color="#dd1144" style:font-name="inherit" fo:font-size="9pt" fo:background-color="transparent" loext:char-shading-value="0" loext:padding="0cm" loext:border="none"/>
    </style:style>
    <style:style style:name="T46" style:family="text">
      <style:text-properties fo:color="#ce9178"/>
    </style:style>
    <style:style style:name="T47" style:family="text">
      <style:text-properties fo:color="#9cdcfe"/>
    </style:style>
    <style:style style:name="T48" style:family="text">
      <style:text-properties fo:color="#569cd6"/>
    </style:style>
    <style:style style:name="T49" style:family="text">
      <style:text-properties officeooo:rsid="00435859"/>
    </style:style>
    <style:style style:name="T50" style:family="text">
      <style:text-properties officeooo:rsid="004c191f"/>
    </style:style>
    <style:style style:name="T51" style:family="text">
      <style:text-properties officeooo:rsid="0050c8f9"/>
    </style:style>
    <style:style style:name="T52" style:family="text">
      <style:text-properties officeooo:rsid="005663be"/>
    </style:style>
    <style:style style:name="T53" style:family="text">
      <style:text-properties officeooo:rsid="005983cc"/>
    </style:style>
    <style:style style:name="T54" style:family="text">
      <style:text-properties officeooo:rsid="005a84df"/>
    </style:style>
    <style:style style:name="T55" style:family="text">
      <style:text-properties officeooo:rsid="005b5b0a"/>
    </style:style>
    <style:style style:name="T56" style:family="text">
      <style:text-properties officeooo:rsid="0060291f"/>
    </style:style>
    <style:style style:name="T57" style:family="text">
      <style:text-properties style:font-name="inherit" fo:background-color="transparent" loext:char-shading-value="0" style:font-size-asian="12pt" style:font-size-complex="12pt" loext:padding="0cm" loext:border="none"/>
    </style:style>
    <style:style style:name="T58" style:family="text">
      <style:text-properties officeooo:rsid="005499ed"/>
    </style:style>
    <style:style style:name="T59" style:family="text">
      <style:text-properties officeooo:rsid="0072a962"/>
    </style:style>
    <style:style style:name="T60" style:family="text">
      <style:text-properties officeooo:rsid="006b0aec"/>
    </style:style>
    <style:style style:name="T61" style:family="text">
      <style:text-properties officeooo:rsid="0075aaa9"/>
    </style:style>
    <style:style style:name="T62" style:family="text">
      <style:text-properties officeooo:rsid="007b4e61"/>
    </style:style>
    <style:style style:name="T63" style:family="text">
      <style:text-properties style:font-name="Abyssinica SIL"/>
    </style:style>
    <style:style style:name="T64" style:family="text">
      <style:text-properties officeooo:rsid="008bbab6"/>
    </style:style>
    <style:style style:name="T65" style:family="text">
      <style:text-properties officeooo:rsid="0092283e"/>
    </style:style>
    <style:style style:name="T66" style:family="text">
      <style:text-properties officeooo:rsid="00954dd1"/>
    </style:style>
    <style:style style:name="T67" style:family="text">
      <style:text-properties officeooo:rsid="0099a6a1"/>
    </style:style>
    <style:style style:name="T68" style:family="text">
      <style:text-properties officeooo:rsid="009a2192"/>
    </style:style>
    <style:style style:name="T69" style:family="text">
      <style:text-properties officeooo:rsid="0093b4dc"/>
    </style:style>
    <style:style style:name="T70" style:family="text">
      <style:text-properties officeooo:rsid="009c2166"/>
    </style:style>
    <style:style style:name="T71" style:family="text">
      <style:text-properties style:font-weight-asian="bold" style:font-weight-complex="bold"/>
    </style:style>
    <style:style style:name="T72" style:family="text">
      <style:text-properties style:font-weight-asian="normal" style:font-weight-complex="normal"/>
    </style:style>
    <style:style style:name="T73" style:family="text">
      <style:text-properties officeooo:rsid="00a460c4" style:font-weight-asian="normal" style:font-weight-complex="normal"/>
    </style:style>
    <style:style style:name="T74" style:family="text">
      <style:text-properties officeooo:rsid="00dd6032" style:font-weight-asian="normal" style:font-weight-complex="normal"/>
    </style:style>
    <style:style style:name="T75" style:family="text">
      <style:text-properties officeooo:rsid="00a0df33"/>
    </style:style>
    <style:style style:name="T76" style:family="text">
      <style:text-properties fo:color="#1155cc" style:font-name="Arial"/>
    </style:style>
    <style:style style:name="T77" style:family="text">
      <style:text-properties officeooo:rsid="00acb1c4"/>
    </style:style>
    <style:style style:name="T78" style:family="text">
      <style:text-properties officeooo:rsid="00af6c2d"/>
    </style:style>
    <style:style style:name="T79" style:family="text">
      <style:text-properties officeooo:rsid="00afe02e"/>
    </style:style>
    <style:style style:name="T80" style:family="text">
      <style:text-properties officeooo:rsid="00b0dbc5"/>
    </style:style>
    <style:style style:name="T81" style:family="text">
      <style:text-properties officeooo:rsid="00b1ddf9"/>
    </style:style>
    <style:style style:name="T82" style:family="text">
      <style:text-properties officeooo:rsid="00bb7e3b"/>
    </style:style>
    <style:style style:name="T83" style:family="text">
      <style:text-properties officeooo:rsid="00be1693"/>
    </style:style>
    <style:style style:name="T84" style:family="text">
      <style:text-properties officeooo:rsid="00c18171"/>
    </style:style>
    <style:style style:name="T85" style:family="text">
      <style:text-properties officeooo:rsid="00c32cf8"/>
    </style:style>
    <style:style style:name="T86" style:family="text">
      <style:text-properties officeooo:rsid="00c3b3a6"/>
    </style:style>
    <style:style style:name="T87" style:family="text">
      <style:text-properties officeooo:rsid="00cb0255"/>
    </style:style>
    <style:style style:name="T88" style:family="text">
      <style:text-properties officeooo:rsid="00ccadfd"/>
    </style:style>
    <style:style style:name="T89" style:family="text">
      <style:text-properties officeooo:rsid="00ce938b"/>
    </style:style>
    <style:style style:name="T90" style:family="text">
      <style:text-properties fo:color="#4a4a4a" style:font-name="Nunito"/>
    </style:style>
    <style:style style:name="T91" style:family="text">
      <style:text-properties fo:color="#4a4a4a" style:font-name="Nunito" officeooo:rsid="00cad6c8"/>
    </style:style>
    <style:style style:name="T92" style:family="text">
      <style:text-properties officeooo:rsid="00d213cb"/>
    </style:style>
    <style:style style:name="T93" style:family="text">
      <style:text-properties officeooo:rsid="00d276f9"/>
    </style:style>
    <style:style style:name="T94" style:family="text">
      <style:text-properties officeooo:rsid="00d56231"/>
    </style:style>
    <style:style style:name="T95" style:family="text">
      <style:text-properties fo:font-weight="bold" style:font-weight-asian="bold" style:font-weight-complex="bold"/>
    </style:style>
    <style:style style:name="T96" style:family="text">
      <style:text-properties officeooo:rsid="00d7bf85"/>
    </style:style>
    <style:style style:name="T97" style:family="text">
      <style:text-properties officeooo:rsid="00d93e0c"/>
    </style:style>
    <style:style style:name="T98" style:family="text">
      <style:text-properties officeooo:rsid="00db7308"/>
    </style:style>
    <style:style style:name="T99" style:family="text">
      <style:text-properties officeooo:rsid="00dd6032"/>
    </style:style>
    <style:style style:name="T100" style:family="text">
      <style:text-properties officeooo:rsid="00e39868"/>
    </style:style>
    <style:style style:name="T101" style:family="text">
      <style:text-properties officeooo:rsid="00e74979"/>
    </style:style>
    <style:style style:name="T102" style:family="text">
      <style:text-properties officeooo:rsid="00f26638"/>
    </style:style>
    <style:style style:name="T103" style:family="text">
      <style:text-properties officeooo:rsid="00f2d792"/>
    </style:style>
    <style:style style:name="T104" style:family="text">
      <style:text-properties officeooo:rsid="00f88cc2"/>
    </style:style>
    <style:style style:name="T105" style:family="text">
      <style:text-properties officeooo:rsid="00f9dd46"/>
    </style:style>
    <style:style style:name="T106" style:family="text">
      <style:text-properties officeooo:rsid="00fe484c"/>
    </style:style>
    <style:style style:name="T107" style:family="text">
      <style:text-properties officeooo:rsid="00ff727f"/>
    </style:style>
    <style:style style:name="T108" style:family="text">
      <style:text-properties fo:font-weight="normal" officeooo:rsid="00e449a8"/>
    </style:style>
    <style:style style:name="T109" style:family="text">
      <style:text-properties fo:font-weight="normal" officeooo:rsid="0100a9da"/>
    </style:style>
    <style:style style:name="T110" style:family="text">
      <style:text-properties fo:font-weight="normal" officeooo:rsid="01019723"/>
    </style:style>
    <style:style style:name="T111" style:family="text">
      <style:text-properties fo:font-weight="normal" officeooo:rsid="00e21359"/>
    </style:style>
    <style:style style:name="T112" style:family="text">
      <style:text-properties fo:font-weight="normal" officeooo:rsid="010a6152"/>
    </style:style>
    <style:style style:name="T113" style:family="text">
      <style:text-properties fo:font-weight="normal" officeooo:rsid="010c0ffb"/>
    </style:style>
    <style:style style:name="T114" style:family="text">
      <style:text-properties officeooo:rsid="010716b8"/>
    </style:style>
    <style:style style:name="T115" style:family="text">
      <style:text-properties officeooo:rsid="0109b708"/>
    </style:style>
    <style:style style:name="T116" style:family="text">
      <style:text-properties officeooo:rsid="010a6152"/>
    </style:style>
    <style:style style:name="T117" style:family="text">
      <style:text-properties officeooo:rsid="010eaab8"/>
    </style:style>
    <style:style style:name="T118" style:family="text">
      <style:text-properties officeooo:rsid="010f9425"/>
    </style:style>
    <style:style style:name="T119" style:family="text">
      <style:text-properties officeooo:rsid="01116fde"/>
    </style:style>
    <style:style style:name="T120" style:family="text">
      <style:text-properties officeooo:rsid="01120aca"/>
    </style:style>
    <style:style style:name="T121" style:family="text">
      <style:text-properties officeooo:rsid="011885d6"/>
    </style:style>
    <style:style style:name="T122" style:family="text">
      <style:text-properties officeooo:rsid="011c4a9b"/>
    </style:style>
    <style:style style:name="T123" style:family="text">
      <style:text-properties officeooo:rsid="011dc056"/>
    </style:style>
    <style:style style:name="T124" style:family="text">
      <style:text-properties officeooo:rsid="011fc5a8"/>
    </style:style>
    <style:style style:name="T125" style:family="text">
      <style:text-properties officeooo:rsid="0120b081"/>
    </style:style>
    <style:style style:name="T126" style:family="text">
      <style:text-properties officeooo:rsid="01214c3e"/>
    </style:style>
    <style:style style:name="T127" style:family="text">
      <style:text-properties officeooo:rsid="01222f10"/>
    </style:style>
    <style:style style:name="T128" style:family="text">
      <style:text-properties officeooo:rsid="013ddb2f"/>
    </style:style>
    <style:style style:name="T129" style:family="text">
      <style:text-properties officeooo:rsid="0145a8e9"/>
    </style:style>
    <style:style style:name="T130" style:family="text">
      <style:text-properties officeooo:rsid="01462d9b"/>
    </style:style>
    <style:style style:name="T131" style:family="text">
      <style:text-properties officeooo:rsid="0147e7a7"/>
    </style:style>
    <style:style style:name="T132" style:family="text">
      <style:text-properties officeooo:rsid="0155726a"/>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ur remplacer les virgules d’un string dans 1 dataframe par des points effectuer le traitement suivant :</text:p>
      <text:p text:style-name="P1">olddf=newdf.apply(lambda x : x.str.replace(',','.'))</text:p>
      <text:p text:style-name="P1"/>
      <text:p text:style-name="P2"><text:span text:style-name="T1">Pour convertir 1 </text:span><text:span text:style-name="T2">series de datatframe</text:span><text:span text:style-name="T1"> en float faire</text:span></text:p>
      <text:p text:style-name="P1">tofloat = newdf[0].astype(float)</text:p>
      <text:p text:style-name="P1"/>
      <text:p text:style-name="P3">esemple pour créer et utiliser index avec dataframe</text:p>
      <text:p text:style-name="P3"/>
      <text:p text:style-name="P3">essai = pd.DataFrame(index = val, columns=['simple'] ,data = ([1,2]))</text:p>
      <text:p text:style-name="P3"/>
      <text:p text:style-name="P3">avec val=[‘mico’,aym]</text:p>
      <text:p text:style-name="P3"/>
      <text:p text:style-name="P3">le resultat donne le dataframe</text:p>
      <text:p text:style-name="P3"/>
      <text:p text:style-name="P3"><text:s text:c="9"/>simple</text:p>
      <text:p text:style-name="P3">mico <text:s text:c="2"/>1</text:p>
      <text:p text:style-name="P3">aym <text:s text:c="3"/>2</text:p>
      <text:p text:style-name="P3"/>
      <text:p text:style-name="P4">Faire 1 tri d’un dataframe par valeurs ascendantes en exemple,0 étant ici le nom d’une colonne :</text:p>
      <text:p text:style-name="P4">new.sort_values(by=[0],ascending=True)</text:p>
      <text:p text:style-name="P4"/>
      <text:p text:style-name="P5">Pour séparer correctement les valeurs d’un fichier csv à transformer en dataframe en fonction des valeurs données , en exemple :</text:p>
      <text:p text:style-name="P5"/>
      <text:p text:style-name="P20">ope = pd.read_csv('bankPostalOp.csv',sep=';',engine='python')</text:p>
      <text:p text:style-name="P5">p .s On spécifie engine=’python’ pour éviter certains warnings</text:p>
      <text:p text:style-name="P5"/>
      <text:p text:style-name="P6">Pour changer le nom de colonnes d’1 dataframe df faire juste df.columns avec les nouveaux noms de colonnes.</text:p>
      <text:p text:style-name="P6">Exemple :</text:p>
      <text:p text:style-name="P6">df = pd.DataFrame({‘$a’:[1,2], ‘$b’:[10,20]})</text:p>
      <text:p text:style-name="P6">df.columns=[‘a’,’b’]</text:p>
      <text:p text:style-name="P6">result</text:p>
      <text:p text:style-name="P6">df</text:p>
      <text:p text:style-name="P6"/>
      <text:p text:style-name="P6"><text:s text:c="3"/>a <text:s/>b</text:p>
      <text:p text:style-name="P6">0 1 10</text:p>
      <text:p text:style-name="P6">1 2 <text:s/>20</text:p>
      <text:p text:style-name="P6"/>
      <text:p text:style-name="P7">Pour itérer sur les lignes d’un dataframe la formule retenue est celle ci à peu près :</text:p>
      <text:p text:style-name="P7"/>
      <text:p text:style-name="P7">for i,j in tg.iterrows():</text:p>
      <text:p text:style-name="P7"><text:s text:c="4"/>print(i,j)</text:p>
      <text:p text:style-name="P7"><text:s text:c="4"/>print()</text:p>
      <text:p text:style-name="P7"/>
      <text:p text:style-name="P10">Pour renommer 1 colonne d’1 dataframe faire par exemple</text:p>
      <text:p text:style-name="P10">df.rename(columns={’OldColumn’ :’NewColumn’…,,<text:span text:style-name="T3">inplace=True nb pour pouvoir maintenir le résultat</text:span>}</text:p>
      <text:p text:style-name="P7"/>
      <text:p text:style-name="P8">Pour ajouter 1 colonne à un dataframe df faire par exemple</text:p>
      <text:p text:style-name="P8">df[‘nomcolonnequonveutajouter’] = nomcolonneAajouter</text:p>
      <text:p text:style-name="P8"><text:soft-page-break/></text:p>
      <text:p text:style-name="P8"/>
      <text:p text:style-name="P9">Pour avoir toutes les valeurs des tableaux ouicar pour calculer les revenus des véhicule cliquer à chaque fois sur page suivante au niveau de ouicar et faire dans data miner next page start pagination pour pouvoir ajouter les données et ceci sans quitter data miner </text:p>
      <text:p text:style-name="P233">Dans data miner au 17 aout , <text:span text:style-name="T122">select page scrap, décocher single page pour scraper 1 seule page and download results , after push on <text:s/>delete to erase data to not confuse with anotehr data</text:span></text:p>
      <text:p text:style-name="P9"/>
      <text:p text:style-name="P11">Pour remplacer 1 ancienne valeur par 1 autre das 1 dataframe et pour que ça dure faire par exemple</text:p>
      <text:p text:style-name="P11"/>
      <text:p text:style-name="P11"><text:s/>df.iloc[1].replace(‘oldValue’,’newValue’,inplace=True)</text:p>
      <text:p text:style-name="P11"/>
      <text:p text:style-name="P12">Pour obtenir par exemple les valeurs regroupées par mois et les agréger par revenus obtenus par mois faire <text:span text:style-name="T4">par exemple</text:span> :</text:p>
      <text:p text:style-name="P12"/>
      <text:p text:style-name="P12">jumpOnly.groupby(jumpOnly['DateVir'].dt.strftime('%B'))['MontantFloat'].sum().sort_values()</text:p>
      <text:p text:style-name="P12"/>
      <text:p text:style-name="P13">Diagramme en pie pour obtenir la fréquence(effectif<text:span text:style-name="T5">(ou valeur)</text:span> de marque de voitures/nombre total d’individus de marque de voitures) en fonction du nombre d’occurrences (ici marque de voiture) :</text:p>
      <text:p text:style-name="P13"/>
      <text:p text:style-name="P13">jumP['Véhicule'].value_counts(normalize=True).plot(kind='pie')</text:p>
      <text:p text:style-name="P13"/>
      <text:p text:style-name="P14">Dans la fonction pivot_table dans cet exemple ci après <text:s/><text:span text:style-name="T4">MontantFloat </text:span>représente le contenu du tableau, <text:span text:style-name="T4">'DateVir',decoup] </text:span>représente l’index et Véhicule représente les colonnes</text:p>
      <text:p text:style-name="P13"/>
      <text:p text:style-name="P13">jumP.pivot_table('MontantFloat',['DateVir',decoup],'Véhicule')</text:p>
      <text:p text:style-name="P13"/>
      <text:p text:style-name="P15">Autre exemple plus parlant de l<text:span text:style-name="T6">a fonction pivot_table <text:s/></text:span><text:span text:style-name="T7">qui permet donc de réaliser des tableaux croisés dynamiques</text:span></text:p>
      <text:p text:style-name="P15">jumP.pivot_table('MontantFloat',index='DateVir',columns='Véhicule')</text:p>
      <text:p text:style-name="P15"/>
      <text:p text:style-name="P16">On fait list(df) pour <text:s/><text:span text:style-name="T8">répertorier</text:span> toutes les colonnes d’un dataframe df <text:span text:style-name="T8">dans 1 dataframe comme 1 liste.</text:span></text:p>
      <text:p text:style-name="P17">Pour pouvoir imprimer les colonnes d’un dataframe en tant qu’index au lieu d’1 liste on fait :</text:p>
      <text:p text:style-name="P17">df.columns</text:p>
      <text:p text:style-name="P17"/>
      <text:p text:style-name="P17">#Export Pandas DataFrame to a CSV file</text:p>
      <text:p text:style-name="P17">iv19Iveco.to_csv(r'/home/mric/iv19Iveco.csv',index=True,header=True)</text:p>
      <text:p text:style-name="P17"/>
      <text:p text:style-name="P17"># Create a file to write to, add headers row</text:p>
      <text:p text:style-name="P17">f = csv.writer(open('z-artist-names.csv', 'w'))</text:p>
      <text:p text:style-name="P17">f.writerow(['Name', 'Link'])</text:p>
      <text:p text:style-name="P17"/>
      <text:p text:style-name="P18">Pour découper 1 dataframe avec 1 groupby(date) par exemple pour bien retrouver les dates et le autres colonnes faire par exemple :</text:p>
      <text:p text:style-name="P17">df.reset_index(0, inplace=True)</text:p>
      <text:p text:style-name="P19">i<text:span text:style-name="T8">nplace=True </text:span>veut dire oui on modifie le dataframe</text:p>
      <text:p text:style-name="P13"/>
      <text:p text:style-name="P20">Pour comparer des dates avec pandas faire comme dans l’exemple suivant :</text:p>
      <text:p text:style-name="P20">df.<text:span text:style-name="T9">loc</text:span>[<text:span text:style-name="T9">pd.to_datetime(df[</text:span>'date_mutation'].dt.date)&gt;'2019-01-01'<text:span text:style-name="T10">)</text:span></text:p>
      <text:p text:style-name="P20"/>
      <text:p text:style-name="P21">example extract 5 first character of a dataframe with regular expressions</text:p>
      <text:p text:style-name="P20"><text:soft-page-break/><text:span text:style-name="T11">df[</text:span><text:span text:style-name="T12">'first_five_Letter'</text:span><text:span text:style-name="T11">]=df[</text:span><text:span text:style-name="T12">'Country (region)'</text:span><text:span text:style-name="T11">].str.extract(</text:span><text:span text:style-name="T12">r'(^w{5})'</text:span><text:span text:style-name="T11">)</text:span></text:p>
      <text:p text:style-name="P22"/>
      <text:p text:style-name="P22"/>
      <text:p text:style-name="P24">to extract float number from string do something like this :</text:p>
      <text:p text:style-name="P24"/>
      <text:p text:style-name="P24">df['Montant'].str.extract(r'(\d+\.\d+)') <text:s text:c="2"/></text:p>
      <text:p text:style-name="P24"/>
      <text:p text:style-name="P24"/>
      <text:p text:style-name="P26"><text:span text:style-name="T37">to extract date in a given string which contains something like this </text:span><text:span text:style-name="T38">Payé(27-11-2018)</text:span></text:p>
      <text:p text:style-name="P25"/>
      <text:p text:style-name="P25">df['Statut du virement'].str.extract(r'(\d{2}-\d{2}-\d{4})')</text:p>
      <text:p text:style-name="P25"/>
      <text:p text:style-name="P28">to extract all the numbers of a given string, do this  for instance:</text:p>
      <text:p text:style-name="P28">array=re.findall(r’[0-9]+’,string)</text:p>
      <text:p text:style-name="P25"/>
      <text:p text:style-name="P27">It was extract the string and after you can do something like this :</text:p>
      <text:p text:style-name="P27">df[<text:span text:style-name="T37">'Statut du virement'</text:span>]=the_result.astype('datetime64[ns]')</text:p>
      <text:p text:style-name="P22"/>
      <text:p text:style-name="P22">#using isnull() to select all rows with NaN under a single dataframe column</text:p>
      <text:p text:style-name="P22">veh_T.loc[veh_T["price"].isnull()]</text:p>
      <text:p text:style-name="P22"/>
      <text:p text:style-name="P22">#using isna() to select all rows with NaN under a single dataframe column</text:p>
      <text:p text:style-name="P22">veh_T.loc[veh_T["price"].isna()]</text:p>
      <text:p text:style-name="P22"/>
      <text:p text:style-name="P22">#using isna() to select all rows with NaN under a entire dataframe </text:p>
      <text:p text:style-name="P22">veh_T[veh_T.isna().any(axis=1)]</text:p>
      <text:p text:style-name="P22"/>
      <text:p text:style-name="P22">#using isnull() to select all rows with NaN under a entire dataframe </text:p>
      <text:p text:style-name="P22">veh_T[veh_T.isnull().any(axis=1)]</text:p>
      <text:p text:style-name="P22"/>
      <text:p text:style-name="P22"/>
      <text:p text:style-name="P23">Exemple pour itérer sur plusieurs pages pour obtenir <text:s/>liste totale de pages à scraper.</text:p>
      <text:p text:style-name="P237"><text:bookmark text:name="c33b"/><text:span text:style-name="T34">token = 'https://www.seloger.com/immobilier/locations/immo-paris-75/bien-appartement/?LISTING-LISTpg='</text:span><text:bookmark text:name="4f19"/><text:span text:style-name="T34">def get_pages(token, nb):</text:span></text:p>
      <text:p text:style-name="P247"><text:s text:c="4"/><text:span text:style-name="T36">pages = []</text:span></text:p>
      <text:p text:style-name="P247"><text:s text:c="4"/><text:span text:style-name="T36">for i in range(1,nb+1):</text:span></text:p>
      <text:p text:style-name="P247"><text:s text:c="8"/><text:span text:style-name="T36">j = token + str(i)</text:span></text:p>
      <text:p text:style-name="P247"><text:s text:c="8"/><text:span text:style-name="T36">pages.append(j)</text:span></text:p>
      <text:p text:style-name="P248"><text:span text:style-name="T33"><text:s text:c="4"/></text:span><text:span text:style-name="T35">return pages</text:span><text:bookmark text:name="b83b"/><text:span text:style-name="T35">pages = get_pages(token,295)</text:span></text:p>
      <text:p text:style-name="P22"/>
      <text:p text:style-name="P29"><text:soft-page-break/>n Python, when we add a “r” character, it’s meaning a complete string.</text:p>
      <text:p text:style-name="P29"/>
      <text:p text:style-name="P29"><text:span text:style-name="T39">To </text:span>change order of columns of dataframe <text:span text:style-name="T39">do this thing by example :</text:span></text:p>
      <text:p text:style-name="P30">df=df[[‘column i want first’,’column i want second’...etc.]]</text:p>
      <text:p text:style-name="P29"/>
      <text:p text:style-name="P29"/>
      <text:p text:style-name="P29">#to get only not duplicated columns <text:span text:style-name="T40">do this thing by example</text:span></text:p>
      <text:p text:style-name="P222"><text:span text:style-name="T14">df</text:span><text:span text:style-name="T15">=</text:span><text:span text:style-name="T14">df</text:span><text:span text:style-name="T15">.loc[:,~</text:span><text:span text:style-name="T14">df</text:span><text:span text:style-name="T15">.columns.duplicated()]</text:span></text:p>
      <text:p text:style-name="P29"/>
      <text:p text:style-name="P29"/>
      <text:p text:style-name="P29">#to avoid warning like A value is trying to be set on a copy of a slice from a DataFrame.Try using .loc[row_indexer,col_indexer] = value instead</text:p>
      <text:p text:style-name="P29"/>
      <text:p text:style-name="P223"><text:span text:style-name="T15">d</text:span><text:span text:style-name="T13">o something like</text:span></text:p>
      <text:p text:style-name="P31">df=df.copy()</text:p>
      <text:p text:style-name="P31"/>
      <text:p text:style-name="P31"/>
      <text:p text:style-name="P31">#deal with nested tags <text:span text:style-name="T41">with beautiful soup library</text:span> class here offer-rooms-number</text:p>
      <text:p text:style-name="P31"><text:s text:c="4"/>result=soup.findAll('span', attrs={'class':'offer-details-caracteristik—rooms'})</text:p>
      <text:p text:style-name="P31"/>
      <text:p text:style-name="P32">exemple pour trouver une matrice de corrélation entre différentes caractéristiques d’une annonce :</text:p>
      <text:p text:style-name="P32"/>
      <text:p text:style-name="P32">sns.heatmap(df.corr(),annot=True,cmap='Greens')</text:p>
      <text:p text:style-name="P32">plt.title('Matrix of correlation between differents features of announces\n',fontsize=18,color='#009432')</text:p>
      <text:p text:style-name="P32"/>
      <text:p text:style-name="P212">Explication :</text:p>
      <text:p text:style-name="P32"/>
      <text:p text:style-name="P32">Each square shows the correlation between the variables on each axis. Correlation ranges from -1 to +1. Values closer to zero means there is no linear trend between the two variables. The close to 1 the correlation is the more positively correlated they are; that is as one increases so does the other and the closer to 1 the stronger this relationship is. A correlation closer to -1 is similar, but instead of both increasing one variable will decrease as the other increases. The diagonals are all 1/dark green because those squares are correlating each variable to itself (so it's a perfect correlation). For the rest the larger the number and darker the color the higher the correlation between the two variables. The plot is also symmetrical about the diagonal since the same two variables are being paired together in those squares. </text:p>
      <text:p text:style-name="P32"/>
      <text:p text:style-name="P32"/>
      <text:p text:style-name="P33">code example to join digits elts :</text:p>
      <text:p text:style-name="P33"/>
      <text:p text:style-name="P33">def get_goodPrices():</text:p>
      <text:p text:style-name="P33"><text:s text:c="4"/>prs=[]</text:p>
      <text:p text:style-name="P33"><text:s text:c="4"/>for it in range(len(prix)):</text:p>
      <text:p text:style-name="P33"><text:s text:c="8"/>#join separated elts in list by commas</text:p>
      <text:p text:style-name="P33"><text:s text:c="8"/>pp=''.join(prix[it]) <text:s/></text:p>
      <text:p text:style-name="P33"><text:s text:c="8"/>prs.append(pp) <text:s text:c="7"/></text:p>
      <text:p text:style-name="P33"><text:s text:c="4"/>return prs</text:p>
      <text:p text:style-name="P33"><text:soft-page-break/></text:p>
      <text:p text:style-name="P35">write date from csv file to sqlite database</text:p>
      <text:p text:style-name="P249"># load the data into a Pandas DataFrame</text:p>
      <text:list xml:id="list2686244210" text:style-name="L1">
        <text:list-item>
          <text:p text:style-name="P261"><text:span text:style-name="T42">users = pd.</text:span><text:span text:style-name="T43">read_csv</text:span><text:span text:style-name="T44">(</text:span><text:span text:style-name="T45">'users.csv'</text:span><text:span text:style-name="T44">)</text:span></text:p>
        </text:list-item>
        <text:list-item>
          <text:p text:style-name="P262"># write the data to a sqlite table</text:p>
        </text:list-item>
        <text:list-item>
          <text:p text:style-name="P261"><text:span text:style-name="T42">users.</text:span><text:span text:style-name="T43">to_sql</text:span><text:span text:style-name="T44">(</text:span><text:span text:style-name="T45">'users'</text:span><text:span text:style-name="T42">, conn, if_exists=</text:span><text:span text:style-name="T45">'append'</text:span><text:span text:style-name="T42">, index = False</text:span><text:span text:style-name="T44">)</text:span></text:p>
        </text:list-item>
      </text:list>
      <text:p text:style-name="P35"/>
      <text:p text:style-name="P35"/>
      <text:p text:style-name="P213"># saving the dataframe into the same directory by example</text:p>
      <text:p text:style-name="P224">df.to_csv(<text:span text:style-name="T46">'nba.csv'</text:span>, <text:span text:style-name="T47">header</text:span>=<text:span text:style-name="T48">True</text:span>, <text:span text:style-name="T47">index</text:span>=<text:span text:style-name="T48">False</text:span>) </text:p>
      <text:p text:style-name="P224"/>
      <text:p text:style-name="P225"/>
      <text:p text:style-name="P34"/>
      <text:p text:style-name="P36">using itertools to retrieve the digits and turn it into a float by example :</text:p>
      <text:p text:style-name="P36">var_1= int(‘’.join(itertools.takewhile(str.isdigit,var₁)))</text:p>
      <text:p text:style-name="P36"/>
      <text:p text:style-name="P36"/>
      <text:p text:style-name="P36"/>
      <text:p text:style-name="P36"/>
      <text:p text:style-name="P37">tips beautiful soup</text:p>
      <text:p text:style-name="P37"/>
      <text:p text:style-name="P37">#wait 1 s between each download</text:p>
      <text:p text:style-name="P37"><text:s text:c="4"/>time.sleep(1)</text:p>
      <text:p text:style-name="P37"/>
      <text:p text:style-name="P38">beautiful soup <text:span text:style-name="T49">doen’t print dynamic values only static for dynamic values use selenium.</text:span></text:p>
      <text:p text:style-name="P32"/>
      <text:p text:style-name="P39">To return the 2 first elts of string do this for instance :</text:p>
      <text:p text:style-name="P39"><text:s text:c="2"/>def first2(s) :</text:p>
      <text:p text:style-name="P39"><text:s text:c="9"/>return s[:2]</text:p>
      <text:p text:style-name="P39"/>
      <text:p text:style-name="P40">common error « Value error could not convert string to float » often appear because use of comma in string in place of dot .For instance :</text:p>
      <text:p text:style-name="P40">« 1,00 » <text:s/>in fact of « 1.00 »</text:p>
      <text:p text:style-name="P40"/>
      <text:p text:style-name="P41">to apply <text:s/>a function to many columns of a dataframe do this for instance :</text:p>
      <text:p text:style-name="P41"/>
      <text:p text:style-name="P42">df[<text:span text:style-name="T50">[‘column1’,‘column2’,‘column3’</text:span>]<text:span text:style-name="T50">].apply(lambda x : x.str.replace(‘,’,’.’))</text:span></text:p>
      <text:p text:style-name="P42"/>
      <text:p text:style-name="P43">or </text:p>
      <text:p text:style-name="P43"/>
      <text:p text:style-name="P42">df[<text:span text:style-name="T50">[‘column1’,‘column2’,‘column3’</text:span>]<text:span text:style-name="T50">]=</text:span>df[<text:span text:style-name="T50">[‘column1’,‘column2’,‘column3’</text:span>]<text:span text:style-name="T50">].astype(‘float’)</text:span></text:p>
      <text:p text:style-name="P43"/>
      <text:p text:style-name="P43"/>
      <text:p text:style-name="P44">use fonction nlargest to get for instance the 10 big number in a column price of a dataframe :</text:p>
      <text:p text:style-name="P44">df.nlargest(10, ‘price’)</text:p>
      <text:p text:style-name="P44"/>
      <text:p text:style-name="P44">the inverse function is nsmallest that we can use for instance like this :</text:p>
      <text:p text:style-name="P44"/>
      <text:p text:style-name="P44">df.nsmallest(10,’price’) to have the 10 small prices.</text:p>
      <text:p text:style-name="P44"><text:soft-page-break/></text:p>
      <text:p text:style-name="P45">Example of function</text:p>
      <text:p text:style-name="P45"/>
      <text:p text:style-name="P45">def addition(*args) :</text:p>
      <text:p text:style-name="P45"><text:s text:c="6"/>res=0</text:p>
      <text:p text:style-name="P45"><text:s text:c="6"/>for i in args :</text:p>
      <text:p text:style-name="P45"><text:s text:c="12"/>result+=i</text:p>
      <text:p text:style-name="P45"><text:s text:c="6"/>return result</text:p>
      <text:p text:style-name="P45"/>
      <text:p text:style-name="P45">*<text:span text:style-name="T51">args allow a function to take any number of positional arguments.</text:span></text:p>
      <text:p text:style-name="P45"/>
      <text:p text:style-name="P46">**<text:span text:style-name="T51">kwargs allow a function to take any number of keyword <text:s/>arguments,by default <text:s/>keyword <text:s/>arguments is an empty dictionnary.Each undefined keyword argument is stored as a key-value pair in the **kwargs dictionnary.</text:span></text:p>
      <text:p text:style-name="P46"/>
      <text:p text:style-name="P47"><text:s/></text:p>
      <text:p text:style-name="P47">def printer(a,b,option=True,**kwargs) :</text:p>
      <text:p text:style-name="P47"><text:s text:c="6"/>print(a,b)</text:p>
      <text:p text:style-name="P47"><text:s text:c="6"/>print(option)</text:p>
      <text:p text:style-name="P47"><text:s text:c="6"/>print(kwargs)</text:p>
      <text:p text:style-name="P47"/>
      <text:p text:style-name="P47">printer(3,4,param1=5,param2=6)</text:p>
      <text:p text:style-name="P47">3 4</text:p>
      <text:p text:style-name="P47">True</text:p>
      <text:p text:style-name="P47">{‘param1’:5,’param2’:6}</text:p>
      <text:p text:style-name="P47"/>
      <text:p text:style-name="P48">Pour ajouter request header comme beautiful soup mais pour selenium faire de la sorte :</text:p>
      <text:p text:style-name="P48">options.add_argument(random.choice(user_agen_list))</text:p>
      <text:p text:style-name="P48">voir comme exemple le fichier carBoncoin.py.</text:p>
      <text:p text:style-name="P44"/>
      <text:p text:style-name="P49">Mettre toujours driver.quit() en dehors des fonctions</text:p>
      <text:p text:style-name="P49"/>
      <text:p text:style-name="P50">df[‘items’].value_counts() <text:s/>pour compter le nbre d’éléments spécifiques nommés par exemple item dans 1 dataframe df.</text:p>
      <text:p text:style-name="P50"/>
      <text:p text:style-name="P73">When we put <text:span text:style-name="T58">value_counts(</text:span>normalize=True<text:span text:style-name="T58">) </text:span>it’s for normalize the dataset to see distributions among values.</text:p>
      <text:p text:style-name="P73">Ex : df[‘value’].<text:span text:style-name="T58">value_counts(</text:span>normalize=True<text:span text:style-name="T58">) </text:span>to see the different ratio</text:p>
      <text:p text:style-name="P50"/>
      <text:p text:style-name="P51">Ps : extra to use bootstrap to make a website copy the link css on getbootstrap.com ,paste it on page index.html which locatated on folder templates. Link to url :</text:p>
      <text:p text:style-name="P51"><text:a xlink:type="simple" xlink:href="https://www.youtube.com/watch?v=6KKaTvEEkh8" text:style-name="Internet_20_link" text:visited-style-name="Visited_20_Internet_20_Link">https://www.youtube.com/watch?v=6KKaTvEEkh8</text:a></text:p>
      <text:p text:style-name="P51"/>
      <text:p text:style-name="P52">Example to insert on the body of a page index.html container,row ,etc...</text:p>
      <text:p text:style-name="P51">.container&gt;.row&gt;.col-6.mx-auto.mt-5</text:p>
      <text:p text:style-name="P52">and after push on touch entry</text:p>
      <text:p text:style-name="P53">on <text:span text:style-name="T52">getbootstrap.com <text:s/></text:span>we can search on tabs docs by example the lay<text:span text:style-name="T55">o</text:span>ut that we need.</text:p>
      <text:p text:style-name="P53"/>
      <text:p text:style-name="P54">Use pprint to print json data better than print</text:p>
      <text:p text:style-name="P53"><text:soft-page-break/></text:p>
      <text:p text:style-name="P55">Pour calculer le nombre total de valeurs manquantes dans chaque caractéristique d’un dataframe df par exemple faire :</text:p>
      <text:p text:style-name="P55"/>
      <text:p text:style-name="P55">df.isnull<text:span text:style-name="T54">()</text:span>.sum()</text:p>
      <text:p text:style-name="P55"/>
      <text:p text:style-name="P57">Regrouper des valeurs manquantes et les indiquer pour les répertorier dans un dataframe , <text:span text:style-name="T53">faire par exemple :</text:span></text:p>
      <text:p text:style-name="P57"/>
      <text:p text:style-name="P58">missing_values=[‘na’,’n/a’,…]</text:p>
      <text:p text:style-name="P58">df=pd.read_csv(‘home.csv’,na_values=missing_values)</text:p>
      <text:p text:style-name="P58"/>
      <text:p text:style-name="P59">Nombre total de valeurs manquantes</text:p>
      <text:p text:style-name="P58"/>
      <text:p text:style-name="P56">df.isnull<text:span text:style-name="T54">()</text:span>.sum().<text:span text:style-name="T55">sum()</text:span></text:p>
      <text:p text:style-name="P56"/>
      <text:p text:style-name="P60">we can use pd.read_clipboard() to copy an area of data that we need on screen</text:p>
      <text:p text:style-name="P58"/>
      <text:p text:style-name="P58"/>
      <text:p text:style-name="P61"/>
      <text:p text:style-name="P61">double underscore before and after a name(like __init__) meaning there are special method names used by python this is just a convention a way for the python system to use names that won’t conflict with user_defined names </text:p>
      <text:p text:style-name="P61"/>
      <text:p text:style-name="P62">describe() function generates descriptive statistics</text:p>
      <text:p text:style-name="P62"/>
      <text:p text:style-name="P62"/>
      <text:p text:style-name="P63">to avoid other element to receive the click and in <text:span text:style-name="T56">place of <text:s/>by example submit.click() function in selenium do something like this :</text:span></text:p>
      <text:p text:style-name="P63"/>
      <text:p text:style-name="P64">driver.execute_script(‘‘arguments[0].click() ; ‘’,search_button)</text:p>
      <text:p text:style-name="P64"/>
      <text:p text:style-name="P65">to get the whole table from a whole page with selenium do by example something like this :</text:p>
      <text:p text:style-name="P65"/>
      <text:p text:style-name="P238"><text:span text:style-name="Source_20_Text"><text:span text:style-name="T57">driver.get(url)</text:span></text:span></text:p>
      <text:p text:style-name="P254"><text:span text:style-name="Source_20_Text"><text:span text:style-name="T31">item = driver.find_element_by_xpath('//*[contains(@id,"showMoreHistory")]/a')</text:span></text:span></text:p>
      <text:p text:style-name="P254"><text:span text:style-name="Source_20_Text"><text:span text:style-name="T31">driver.execute_script("arguments[0].click();", item)</text:span></text:span></text:p>
      <text:p text:style-name="P254"><text:span text:style-name="Source_20_Text"><text:span text:style-name="T31">time.sleep(2)</text:span></text:span></text:p>
      <text:p text:style-name="P254"><text:span text:style-name="Source_20_Text"><text:span text:style-name="T31">for table in driver.find_elements_by_xpath('//*[contains(@id,"eventHistoryTable")]//tr'):</text:span></text:span></text:p>
      <text:p text:style-name="P254"><text:span text:style-name="Source_20_Text"><text:span text:style-name="T32"><text:s text:c="4"/></text:span></text:span><text:span text:style-name="Source_20_Text"><text:span text:style-name="T31">data = [item.text for item in table.find_elements_by_xpath(".//*[self::td or self::th]")]</text:span></text:span></text:p>
      <text:p text:style-name="P254"><text:span text:style-name="Source_20_Text"><text:span text:style-name="T32"><text:s text:c="4"/></text:span></text:span><text:span text:style-name="Source_20_Text"><text:span text:style-name="T31">print(data)</text:span></text:span></text:p>
      <text:p text:style-name="P66">PS don’t forget to find the xpath of the table in html.</text:p>
      <text:p text:style-name="P66"/>
      <text:p text:style-name="P67">Une façon de faire patienter en web scraping est de procéder de la manière suivante :</text:p>
      <text:p text:style-name="P67">timeout=30</text:p>
      <text:p text:style-name="P67"><text:soft-page-break/>try :</text:p>
      <text:p text:style-name="P67"><text:s text:c="4"/>WebDriverWait(driver,timeout).until(EC.visibility_of_element_located(‘By.CLASS_NAME,’example’)</text:p>
      <text:p text:style-name="P67"/>
      <text:p text:style-name="P67">except  TimeoutException :</text:p>
      <text:p text:style-name="P68"><text:s text:c="13"/>driver.quit()</text:p>
      <text:p text:style-name="P68"/>
      <text:p text:style-name="P69">the Select function is very usefull for dropdown values in selenium like this example :</text:p>
      <text:p text:style-name="P69"/>
      <text:p text:style-name="P227"><text:span text:style-name="T13">t</text:span><text:span text:style-name="T16">est=Select(dropdown)</text:span></text:p>
      <text:p text:style-name="P70"/>
      <text:p text:style-name="P228"><text:span text:style-name="T16">v</text:span><text:span text:style-name="T13">oir en exemples</text:span></text:p>
      <text:p text:style-name="P214"><text:a xlink:type="simple" xlink:href="https://lx-schlee.medium.com/scraping-jobsites-with-python-selenium-webdriver-ae4a97d4edf8" text:style-name="Internet_20_link" text:visited-style-name="Visited_20_Internet_20_Link"><text:span text:style-name="T13">https://lx-schlee.medium.com/scraping-jobsites-with-python-selenium-webdriver-ae4a97d4edf8</text:span></text:a></text:p>
      <text:p text:style-name="P70"/>
      <text:p text:style-name="P71"/>
      <text:p text:style-name="P71"/>
      <text:p text:style-name="P226"><text:span text:style-name="T16">u</text:span><text:span text:style-name="T13">ne autre façon d’utiliser les xpath example  in selenium:</text:span></text:p>
      <text:p text:style-name="P72"/>
      <text:p text:style-name="P72">//div[@class=’product’] select all div elements that have the class attribute with product.</text:p>
      <text:p text:style-name="P72">//div[@class=’product’]/p pour choisir aussi les paragraphes p contenus dans la précédente sélection</text:p>
      <text:p text:style-name="P66"/>
      <text:p text:style-name="P73">to filter the data on different conditions and analyze it , use query() for instance  like that:</text:p>
      <text:p text:style-name="P73">df.query(‘Age&gt;15’).head(5)</text:p>
      <text:p text:style-name="P80">other example :</text:p>
      <text:p text:style-name="P80">df.query(‘Age&gt;=27 and Sex== ‘’male’’ ‘)</text:p>
      <text:p text:style-name="P81">df(value==null) est souvent plutôt écrite df(value==0) <text:span text:style-name="T104">tuto with query</text:span></text:p>
      <text:p text:style-name="P81"/>
      <text:p text:style-name="P81">https://medium.com/gustavorsantos/pandas-query-the-easiest-way-to-filter-data-39e0163ef35a</text:p>
      <text:p text:style-name="P73"/>
      <text:p text:style-name="P75">function enumerate in python is takes a collection and return it as an enumerate object. You can see index and values when you use this fonction.</text:p>
      <text:p text:style-name="P75"/>
      <text:p text:style-name="P75">Ex : L1=[‘a’,’b’,’c’]</text:p>
      <text:p text:style-name="P75"/>
      <text:p text:style-name="P75">for el in enumerate(L1) :</text:p>
      <text:p text:style-name="P75"><text:s text:c="6"/>print(el)</text:p>
      <text:p text:style-name="P75"/>
      <text:p text:style-name="P75">output :</text:p>
      <text:p text:style-name="P75">(0,’a’)</text:p>
      <text:p text:style-name="P75">(1,’b’)</text:p>
      <text:p text:style-name="P75">(2,’c)</text:p>
      <text:p text:style-name="P76">$</text:p>
      <text:p text:style-name="P73"/>
      <text:p text:style-name="P77">the best way to convert a list into string :</text:p>
      <text:p text:style-name="P77">in place of :</text:p>
      <text:p text:style-name="P77"><text:soft-page-break/>(#the C way</text:p>
      <text:p text:style-name="P77">string=’’</text:p>
      <text:p text:style-name="P77">for i in arr :</text:p>
      <text:p text:style-name="P77"><text:s text:c="5"/>string+=i</text:p>
      <text:p text:style-name="P77"/>
      <text:p text:style-name="P77">do this :</text:p>
      <text:p text:style-name="P77"/>
      <text:p text:style-name="P77">#the python way</text:p>
      <text:p text:style-name="P77">string=’’.join(arr)</text:p>
      <text:p text:style-name="P73"/>
      <text:p text:style-name="P74"><text:span text:style-name="T59">method called </text:span>__<text:span text:style-name="T59">init__ () is the python way to create instance attribute. Every time a new object is created ,</text:span>__<text:span text:style-name="T59">init__ () sets the initial state of <text:s/>the object by assigning the values of the object’s attributes. </text:span></text:p>
      <text:p text:style-name="P74"/>
      <text:p text:style-name="P78">Class attributes have the same value for all class instances. <text:s/><text:span text:style-name="T59">the python way to create </text:span>a class <text:s/>attribute is to assign a value to a variable name outside of <text:span text:style-name="T60">__</text:span><text:span text:style-name="T59">init__ () .</text:span></text:p>
      <text:p text:style-name="P78"/>
      <text:p text:style-name="P211">reverse list in python</text:p>
      <text:p text:style-name="P239"><text:bookmark text:name="5f42"/>numbers = [1, 2, 3, 4, 5]</text:p>
      <text:p text:style-name="P255">print(numbers[::-1])</text:p>
      <text:p text:style-name="P256"><text:span text:style-name="T105">output </text:span><text:bookmark text:name="6599"/>[5, 4, 3, 2, 1]</text:p>
      <text:p text:style-name="P78"/>
      <text:p text:style-name="P79">when you meet for instance selenium <text:span text:style-name="T61">element like webelement do the following thing by instance :</text:span></text:p>
      <text:p text:style-name="P79"><text:s/><text:span text:style-name="T61">i.text if you use a loop</text:span></text:p>
      <text:p text:style-name="P79"/>
      <text:p text:style-name="P79"/>
      <text:p text:style-name="P82">Insertion de <text:span text:style-name="T63">lignes</text:span> dans 1 dataframe df :</text:p>
      <text:p text:style-name="P82"/>
      <text:p text:style-name="P82">new_row=df.append(new_row,ignore_index=True)</text:p>
      <text:p text:style-name="P82"/>
      <text:p text:style-name="P82">Suppression de la colonne C seulement par exemple :</text:p>
      <text:p text:style-name="P82"/>
      <text:p text:style-name="P82">df.drop(‘C’,axis=1)</text:p>
      <text:p text:style-name="P82"/>
      <text:p text:style-name="P82">Suppression d’1 ligne avec index « 0 »</text:p>
      <text:p text:style-name="P82">df.drop(0)</text:p>
      <text:p text:style-name="P82"/>
      <text:p text:style-name="P82">Rassembler toutes les colonnes et toutes les observations en 1 seule colonne :</text:p>
      <text:p text:style-name="P82">pd.melt(df)</text:p>
      <text:p text:style-name="P82"/>
      <text:p text:style-name="P83">conditions multiples ET par exemple :</text:p>
      <text:p text:style-name="P83"/>
      <text:p text:style-name="P83">df[(df[‘B’]&gt;=50000000) &amp; (df[‘mico’] &lt;99999)]</text:p>
      <text:p text:style-name="P83"/>
      <text:p text:style-name="P83">conditions multiples OU :</text:p>
      <text:p text:style-name="P83"/>
      <text:p text:style-name="P83"/>
      <text:p text:style-name="P83">df[(df[‘B’]&gt;=50000000) | (df[‘mico’] &lt;99999)]</text:p>
      <text:p text:style-name="P83"><text:soft-page-break/></text:p>
      <text:p text:style-name="P83"/>
      <text:p text:style-name="P216">Attributes class are shared by the entire class instance rather than an instance attribute <text:span text:style-name="T62">is a python variable belonging to one object.only accessible in the scope of the object and defined inside the constructor function</text:span></text:p>
      <text:p text:style-name="P217">isinstance is a built in function of python which is used to determine if an object is of a particular type or not.</text:p>
      <text:p text:style-name="P217">Ex :</text:p>
      <text:p text:style-name="P217">if isinstance(a,int) :</text:p>
      <text:p text:style-name="P217"><text:s text:c="5"/>print(‘a is an integer ‘)</text:p>
      <text:p text:style-name="P217"/>
      <text:p text:style-name="P84"/>
      <text:p text:style-name="P84"/>
      <text:p text:style-name="P84"/>
      <text:p text:style-name="P84"/>
      <text:p text:style-name="P84"/>
      <text:p text:style-name="P84"/>
      <text:p text:style-name="P84">Zip function helps you iterate over two or more lists at the same time.</text:p>
      <text:p text:style-name="P157">zip(*iterables)</text:p>
      <text:p text:style-name="P84">Ex :</text:p>
      <text:p text:style-name="P84"/>
      <text:p text:style-name="P84">alpha=[1,2,3]</text:p>
      <text:p text:style-name="P84">beta=[4,5,6]</text:p>
      <text:p text:style-name="P85">output=[]</text:p>
      <text:p text:style-name="P84"/>
      <text:p text:style-name="P84">for a,b in zip(alpha,beta) :</text:p>
      <text:p text:style-name="P84"><text:s text:c="11"/>output.append(a+b)</text:p>
      <text:p text:style-name="P84"/>
      <text:p text:style-name="P84"/>
      <text:p text:style-name="P86">filter function helps you to filter data from a list <text:span text:style-name="T64">and return items that satisfied the conditions.</text:span></text:p>
      <text:p text:style-name="P86"/>
      <text:p text:style-name="P86">Alpha=[1,2,3,4,5,6]</text:p>
      <text:p text:style-name="P86"/>
      <text:p text:style-name="P86">filtered=list(filter(lambda x:x%2,alpha))</text:p>
      <text:p text:style-name="P86"/>
      <text:p text:style-name="P86">print(filtered) </text:p>
      <text:p text:style-name="P86">##output will be [1,3,5]</text:p>
      <text:p text:style-name="P86"/>
      <text:p text:style-name="P89">other example</text:p>
      <text:p text:style-name="P89"/>
      <text:p text:style-name="P89">def filter_pos(x) :</text:p>
      <text:p text:style-name="P89"><text:s text:c="6"/>return x&gt;0</text:p>
      <text:p text:style-name="P89"/>
      <text:p text:style-name="P89">x=[1,2,3,4,5,-1,-2,-3,-4,-5]</text:p>
      <text:p text:style-name="P89"/>
      <text:p text:style-name="P89">list(filter(filter_pos,x))</text:p>
      <text:p text:style-name="P89"><text:soft-page-break/></text:p>
      <text:p text:style-name="P89">[1,2,3,4,5]</text:p>
      <text:p text:style-name="P86"/>
      <text:p text:style-name="P87">Private attribute in python is used by adding a double prefix underscore in an atribute or method.</text:p>
      <text:p text:style-name="P87">Ex :</text:p>
      <text:p text:style-name="P87"/>
      <text:p text:style-name="P87">def __private(self) :</text:p>
      <text:p text:style-name="P87"><text:s text:c="9"/>print (‘private value)</text:p>
      <text:p text:style-name="P87"/>
      <text:p text:style-name="P87">for protected used simple underscore like this :</text:p>
      <text:p text:style-name="P87"><text:s text:c="7"/>def _protected(self) :</text:p>
      <text:p text:style-name="P87"><text:s text:c="13"/>print(‘derived protected’)</text:p>
      <text:p text:style-name="P87"/>
      <text:p text:style-name="P88">if a class inherits of another class use something like the following code :</text:p>
      <text:p text:style-name="P88"><text:s text:c="5"/>class Derived(Base)</text:p>
      <text:p text:style-name="P88">where Base is the name of mother class and Derived is the ‘daughter’ class</text:p>
      <text:p text:style-name="P88"/>
      <text:p text:style-name="P88"/>
      <text:p text:style-name="P90"/>
      <text:p text:style-name="P90"/>
      <text:p text:style-name="P90"/>
      <text:p text:style-name="P90">Used insert() method to add a new item into any index in your list.</text:p>
      <text:p text:style-name="P90">Ex :</text:p>
      <text:p text:style-name="P90">guitars=[‘msto’,’rty’]</text:p>
      <text:p text:style-name="P90"/>
      <text:p text:style-name="P90">guitars.insert(0,’genius’)</text:p>
      <text:p text:style-name="P90">print(guitars)</text:p>
      <text:p text:style-name="P90"/>
      <text:p text:style-name="P90">output</text:p>
      <text:p text:style-name="P90">&gt;&gt;&gt; [‘genius’,’rty’]</text:p>
      <text:p text:style-name="P90"/>
      <text:p text:style-name="P90"/>
      <text:p text:style-name="P90"/>
      <text:p text:style-name="P90"/>
      <text:p text:style-name="P90"/>
      <text:p text:style-name="P90"/>
      <text:p text:style-name="P90"/>
      <text:p text:style-name="P229"><text:span text:style-name="T17">For a very good use of loop see the following fun</text:span><text:span text:style-name="T18">c</text:span><text:span text:style-name="T17">tions on this url :</text:span></text:p>
      <text:p text:style-name="P91"/>
      <text:p text:style-name="P229"><text:a xlink:type="simple" xlink:href="https://medium.com/swlh/level-up-for-loops-in-python-with-4-simple-functions-da01173a834c" text:style-name="Internet_20_link" text:visited-style-name="Visited_20_Internet_20_Link"><text:span text:style-name="T17">https://medium.com/swlh/level-up-for-loops-in-python-with-4-simple-functions-da01173a834c</text:span></text:a></text:p>
      <text:p text:style-name="P91"/>
      <text:p text:style-name="P91"/>
      <text:p text:style-name="P92">Function map() take a function and a list as parameters,it applies the function to every item in the list. It’s handy because it avoid using loops and it’s faster</text:p>
      <text:p text:style-name="P92"/>
      <text:p text:style-name="P92">For instance :</text:p>
      <text:p text:style-name="P92">def  cal_square(x) :</text:p>
      <text:p text:style-name="P92"><text:s text:c="7"/>return x**2</text:p>
      <text:p text:style-name="P92"/>
      <text:p text:style-name="P92">x=[1,2,3,4,5]</text:p>
      <text:p text:style-name="P92"><text:soft-page-break/></text:p>
      <text:p text:style-name="P92">list(map(cal_square,x))</text:p>
      <text:p text:style-name="P92"/>
      <text:p text:style-name="P92">[1,4,9,16,25]</text:p>
      <text:p text:style-name="P92"/>
      <text:p text:style-name="P93">Function join is a way to concatenate string together . We can use + to do this but join is easier.</text:p>
      <text:p text:style-name="P93">Ex :</text:p>
      <text:p text:style-name="P93"/>
      <text:p text:style-name="P94">df.columns pour trouver le nom et le nombre de colonnes dans 1 dataframe <text:span text:style-name="T65">nommé df.</text:span></text:p>
      <text:p text:style-name="P95">On peut mettre encore list(df) pour avoir les mêmes infos et les regrouper sous forme de list</text:p>
      <text:p text:style-name="P95"/>
      <text:p text:style-name="P96"/>
      <text:p text:style-name="P96"/>
      <text:p text:style-name="P96"/>
      <text:p text:style-name="P96"/>
      <text:p text:style-name="P96"/>
      <text:p text:style-name="P96"/>
      <text:p text:style-name="P96"/>
      <text:p text:style-name="P96">df=pd.read_sql_query(« select * from airlines limit 5 »,conn) to read with panda dataframe sql query from sqlite 3 by example.</text:p>
      <text:p text:style-name="P96"/>
      <text:p text:style-name="P97">Pour éviter les problèmes d’injection sql on fait comme dans l’exemple suivant :</text:p>
      <text:p text:style-name="P97">cur=conn.cursor()</text:p>
      <text:p text:style-name="P97">values=(‘Vol Essai’,’Y’)</text:p>
      <text:p text:style-name="P97">cur.execute(« insert into airlines values(678,789, ?,?) »,values)</text:p>
      <text:p text:style-name="P97">Toute valeur ? Dans la requête sera remplacée 1 valeur de values.</text:p>
      <text:p text:style-name="P97">On valide les transactions avec conn.commit() par exemp<text:span text:style-name="T66">le</text:span></text:p>
      <text:p text:style-name="P97"/>
      <text:p text:style-name="P104">to insert values in a table of database do something like this :</text:p>
      <text:p text:style-name="P104">valueA=(‘a’,’b’,’c’,’d’)</text:p>
      <text:p text:style-name="P98">cur.execute(« insert into <text:span text:style-name="T67">table </text:span><text:span text:style-name="T68">values( ?, ?, ?, ?,?) »,valueA)</text:span></text:p>
      <text:p text:style-name="P98"/>
      <text:p text:style-name="P105">or another example to add many rows n a table, <text:span text:style-name="T70">to load more data</text:span> :</text:p>
      <text:p text:style-name="P105"/>
      <text:p text:style-name="P105">more_users=[(‘00003’,’Peter’,’Parker’,’Male’),(‘00004’,’Bruce’,’Wayne’,’male’)]</text:p>
      <text:p text:style-name="P105"/>
      <text:p text:style-name="P105">cur.executemany(« <text:span text:style-name="T69">insert into </text:span>users VALUES( ?, ?, ?,?) ; »,more_users)</text:p>
      <text:p text:style-name="P105">tuto <text:span text:style-name="T70">sqlite3 with python</text:span> lié :</text:p>
      <text:p text:style-name="P105"/>
      <text:p text:style-name="P105"><text:a xlink:type="simple" xlink:href="https://towardsdatascience.com/python-sqlite-tutorial-the-ultimate-guide-fdcb8d7a4f30" text:style-name="Internet_20_link" text:visited-style-name="Visited_20_Internet_20_Link">https://towardsdatascience.com/python-sqlite-tutorial-the-ultimate-guide-fdcb8d7a4f30</text:a></text:p>
      <text:p text:style-name="P97"/>
      <text:p text:style-name="P99">df.shape</text:p>
      <text:p text:style-name="P100">return a tuple representing the dimensions of dataframe (number of rows, number of columns)</text:p>
      <text:p text:style-name="P101">ex:df .shape</text:p>
      <text:p text:style-name="P101">output : (10,20)</text:p>
      <text:p text:style-name="P101"/>
      <text:p text:style-name="P101"><text:soft-page-break/>or df.shape[0]</text:p>
      <text:p text:style-name="P101">output : 10 where 10 is the number of rows</text:p>
      <text:p text:style-name="P101"/>
      <text:p text:style-name="P102">Pour créer des tables avec pandas faire comme dans cet exemple :</text:p>
      <text:p text:style-name="P102"/>
      <text:p text:style-name="P102">from datetime import datetime</text:p>
      <text:p text:style-name="P102">df=pd.DataFrame([[1,datetime(2018,9,29,0,0),datetime(2018,9,29,12,0),'T2',1]],</text:p>
      <text:p text:style-name="P102"><text:s text:c="15"/>columns=["id","departure","arrival","number","route_id"])</text:p>
      <text:p text:style-name="P102">df.to_sql("daily_flights",conn,if_exists="replace")</text:p>
      <text:p text:style-name="P102"/>
      <text:p text:style-name="P102">pd.read_sql_query("select * from daily_flights;",conn)</text:p>
      <text:p text:style-name="P102"/>
      <text:p text:style-name="P103">La méthode to_sql permet de convertir df en 1 table dans 1 base de données</text:p>
      <text:p text:style-name="P103"/>
      <text:p text:style-name="P106"/>
      <text:p text:style-name="P106"/>
      <text:p text:style-name="P106"/>
      <text:p text:style-name="P106"/>
      <text:p text:style-name="P106"/>
      <text:p text:style-name="P106">Délimiter le nombre de lignes d’un fichier csv d’un dataframe :(ici ne lire que les 5 1ères lignes)</text:p>
      <text:p text:style-name="P106"/>
      <text:p text:style-name="P106">df=pd.read_csv(‘fichier.csv’,nrows=5)</text:p>
      <text:p text:style-name="P106"/>
      <text:p text:style-name="P115">to load only a part of csv file you can use <text:s/>chunksize <text:span text:style-name="T80">to load by example 3000 rows per chunk.</text:span></text:p>
      <text:p text:style-name="P115"/>
      <text:p text:style-name="P107">df=pd.read_csv(‘fichier.csv’,<text:span text:style-name="T79">chunksize=3000)</text:span></text:p>
      <text:p text:style-name="P107"/>
      <text:p text:style-name="P116">the following link summary this precedents example :</text:p>
      <text:p text:style-name="P116"/>
      <text:p text:style-name="P116"><text:a xlink:type="simple" xlink:href="https://medium.com/gustavorsantos/go-next-level-with-pandas-read-csv-29e3c207a66d" text:style-name="Internet_20_link" text:visited-style-name="Visited_20_Internet_20_Link">https://medium.com/gustavorsantos/go-next-level-with-pandas-read-csv-29e3c207a66d</text:a></text:p>
      <text:p text:style-name="P116"/>
      <text:p text:style-name="P117">to select columns that we want exactly do like in the following example:</text:p>
      <text:p text:style-name="P117"/>
      <text:p text:style-name="P117">pd.read_csv(‘data.csv’,header=1,usecols=[‘products’,’cols’])</text:p>
      <text:p text:style-name="P117"/>
      <text:p text:style-name="P230"><text:span text:style-name="T17">sometimes to have an exact and all <text:s/>result with selected columns of dataframe, </text:span><text:span text:style-name="T19">otherwise we want to load a subset of columns in dataframe</text:span><text:span text:style-name="T17"> we can use :</text:span></text:p>
      <text:p text:style-name="P123"/>
      <text:p text:style-name="P118">pd.read_csv(‘data.csv’,usecols=[‘products’,’cols’])</text:p>
      <text:p text:style-name="P117"/>
      <text:p text:style-name="P119">this following tuto give us all tips for pandas_read_csv</text:p>
      <text:p text:style-name="P119"/>
      <text:p text:style-name="P119"><text:a xlink:type="simple" xlink:href="https://towardsdatascience.com/all-the-pandas-read-csv-you-should-know-to-speed-up-your-data-analysis-1e16fe1039f3" office:target-frame-name="_blank" xlink:show="new" text:style-name="Internet_20_link" text:visited-style-name="Visited_20_Internet_20_Link"><text:span text:style-name="T76">https://towardsdatascience.</text:span></text:a></text:p>
      <text:p text:style-name="P117"/>
      <text:p text:style-name="P106">select_dtypes pour sélectionner le type de données d’un dataframe :</text:p>
      <text:p text:style-name="P106">df.select_dtypes</text:p>
      <text:p text:style-name="P106"/>
      <text:p text:style-name="P108">Faire 1 liste de types de valeurs manquantes <text:span text:style-name="T75">dans 1 dataframe</text:span></text:p>
      <text:p text:style-name="P108"><text:soft-page-break/></text:p>
      <text:p text:style-name="P108">missing_values=[‘n/a’,’na’,’—’]</text:p>
      <text:p text:style-name="P108">df=pd.read_csv(‘file.csv’), na_values = <text:span text:style-name="T71">missing_values</text:span><text:span text:style-name="T72">)</text:span></text:p>
      <text:p text:style-name="P185"/>
      <text:p text:style-name="P185"/>
      <text:p text:style-name="P109"><text:span text:style-name="T72">You can Rename a heroku app at any time with the heroku apps:rename command, </text:span><text:span text:style-name="T73">command for your app’s git repository</text:span><text:span text:style-name="T72"> . For example :</text:span></text:p>
      <text:p text:style-name="P186"/>
      <text:p text:style-name="P186">heroku apps:rename newname</text:p>
      <text:p text:style-name="P92"><text:s text:c="9"/></text:p>
      <text:p text:style-name="P92"/>
      <text:p text:style-name="P110">To rename heroku app url do something like this in this tuto :</text:p>
      <text:p text:style-name="P110"/>
      <text:p text:style-name="P110"/>
      <text:p text:style-name="P110"><text:a xlink:type="simple" xlink:href="https://stackoverflow.com/questions/17802951/how-to-change-a-heroku-domain-to-a-custom-domain" office:target-frame-name="_blank" xlink:show="new" text:style-name="Internet_20_link" text:visited-style-name="Visited_20_Internet_20_Link"><text:span text:style-name="T76">https://stackoverflow.com/</text:span></text:a></text:p>
      <text:p text:style-name="P110"/>
      <text:p text:style-name="P111">axis=0 for rows and axis=1 for columns <text:s/><text:span text:style-name="T77">to check des fois c’est pour afficher les valeurs horizontalement (</text:span>axis=0<text:span text:style-name="T77">) ou verticalement (</text:span>axis=<text:span text:style-name="T77">1) ex : pd.isnull(df).any(axis=0)</text:span></text:p>
      <text:p text:style-name="P112"/>
      <text:p text:style-name="P112">df.concat permet à l’user d’ajouter 1 ou plusieurs dataframe les uns aux autres en dessous ou à côté(en fonction de la définition de l’axe)</text:p>
      <text:p text:style-name="P112"/>
      <text:p text:style-name="P112">df.merge combine plusieurs données sur des colonnes spécifiques et communes qui servent de clé primaire.</text:p>
      <text:p text:style-name="P112"/>
      <text:p text:style-name="P112">df.join tout comme merge combine 2 dataframe, mais il les joint en fonction de leurs indices plutôt que par rapport à 1 colonne spécifiée.</text:p>
      <text:p text:style-name="P112"/>
      <text:p text:style-name="P113">Petite nuance avec crosstab, le dataframe est notifié avec pivot_table non dans les colonnes notamment :</text:p>
      <text:p text:style-name="P113">ex :</text:p>
      <text:p text:style-name="P114">pd.pivot_table(df,index=’Car’,columns=[‘color’,’brand’<text:span text:style-name="T78">],values=’price’,a</text:span><text:span text:style-name="T81">gg</text:span><text:span text:style-name="T78">func=’mean’]</text:span></text:p>
      <text:p text:style-name="P113"/>
      <text:p text:style-name="P130">pd.crosstab(index=df[‘Car’],columns=df[‘Color’],values=df[‘Price’],a<text:span text:style-name="T81">gg</text:span>func=’mean’)</text:p>
      <text:p text:style-name="P130"/>
      <text:p text:style-name="P131">crosstab function by default compute a frequecy of factors <text:span text:style-name="T85">and show it although we can change it by introducing another factor like precedent example </text:span><text:span text:style-name="T86">and in this case is similar to pivot_table</text:span><text:span text:style-name="T85">. A good link for explanation of this is :</text:span></text:p>
      <text:p text:style-name="P131"/>
      <text:p text:style-name="P131">https://towardsdatascience.com/my-top-5-pandas-data-manipulation-function-680e346809c7</text:p>
      <text:p text:style-name="P218"/>
      <text:p text:style-name="P120">select * tables with sqlite 3 do this :</text:p>
      <text:p text:style-name="P120"/>
      <text:p text:style-name="P120">conn=sqlite3.connect(« data.db »)</text:p>
      <text:p text:style-name="P120">c=conn.cursor()</text:p>
      <text:p text:style-name="P120">c.execute(‘’’select name from sqlite_master where type=’table’ ;’’’).fetchall()</text:p>
      <text:p text:style-name="P219"/>
      <text:p text:style-name="P122"><text:soft-page-break/>To save a figure in a folder with matplotlib.pyplot as plt do something like the following example :</text:p>
      <text:p text:style-name="P122">plt.savefig(‘figure.png’)</text:p>
      <text:p text:style-name="P121"/>
      <text:p text:style-name="P121"/>
      <text:p text:style-name="P124">Pour <text:span text:style-name="T82">a</text:span>voir des messages qui s’affichent avec flask , <text:span text:style-name="T82">utiliser dans le script python des messages avec notamment : flash(‘you have registred’) et ensuite extraire ce message dans le HTML template avec get_flashed_messages ()</text:span></text:p>
      <text:p text:style-name="P125">Le tuto avec le lien suivant donne une bonne explication :</text:p>
      <text:p text:style-name="P125"/>
      <text:p text:style-name="P125">javatpoint.com/flask-flashing</text:p>
      <text:p text:style-name="P125"/>
      <text:p text:style-name="P126">pour sauter plusieurs lignes d’un dataframe pandas en csv utiliser le paramètre skiprows like this :</text:p>
      <text:p text:style-name="P126"/>
      <text:p text:style-name="P126">df=pd.read_csv(‘data.csv’,skiprows=4)</text:p>
      <text:p text:style-name="P126"/>
      <text:p text:style-name="P127">plt.rcParams définit en matplotlib permet de modifier la taille des chiffres, la taille des polices et bien plus encore.</text:p>
      <text:p text:style-name="P127"/>
      <text:p text:style-name="P127"/>
      <text:p text:style-name="P128">Requests.get(url) is the simple way to retrieve url from an api <text:span text:style-name="T84">json</text:span> by example.</text:p>
      <text:p text:style-name="P128"/>
      <text:p text:style-name="P129">For can use loads do request. json.loads(r<text:span text:style-name="T83">equests.get(url).</text:span>text)</text:p>
      <text:p text:style-name="P128"/>
      <text:p text:style-name="P128"/>
      <text:p text:style-name="P132">Do df.describe(include=’all’) to describe all datas of a dataframe panda.</text:p>
      <text:p text:style-name="P132"/>
      <text:p text:style-name="P133">WordNetLemmatizer() pour obtenir la racine des mots à partir de nltk voir notamment le fichier chatbot.py</text:p>
      <text:p text:style-name="P134">Ce petit tuto donne un aperçu de la lemmatzation avec nltk :</text:p>
      <text:p text:style-name="P134"><text:a xlink:type="simple" xlink:href="https://www.geeksforgeeks.org/python-lemmatization-with-nltk/" text:style-name="Internet_20_link" text:visited-style-name="Visited_20_Internet_20_Link">https://www.geeksforgeeks.org/python-lemmatization-with-nltk/</text:a></text:p>
      <text:p text:style-name="P134"/>
      <text:p text:style-name="P141">wordcloud is a technique to show which words are more frequent among the given text.</text:p>
      <text:p text:style-name="P134"/>
      <text:p text:style-name="P136">Un bon petit exemple d’usage de wordcloud est le fichier data_word_cloud.py</text:p>
      <text:p text:style-name="P135">ci joint le tuto y afférant :</text:p>
      <text:p text:style-name="P135"><text:a xlink:type="simple" xlink:href="https://datascientest.com/wordcloud-python" text:style-name="Internet_20_link" text:visited-style-name="Visited_20_Internet_20_Link">https://datascientest.com/wordcloud-python</text:a></text:p>
      <text:p text:style-name="P135"/>
      <text:p text:style-name="P142">A very good example of <text:span text:style-name="T88">wordcloud </text:span>is this following tuto, <text:span text:style-name="T93">the best now for wordcloud</text:span> that use also pandas dataframe with <text:span text:style-name="T88">wordcloud :</text:span></text:p>
      <text:p text:style-name="P135"/>
      <text:p text:style-name="P220"><text:a xlink:type="simple" xlink:href="https://www.datacamp.com/community/tutorials/wordcloud-python" text:style-name="Internet_20_link" text:visited-style-name="Visited_20_Internet_20_Link">https://www.datacamp.com/community/tutorials/wordcloud-python</text:a></text:p>
      <text:p text:style-name="P220"/>
      <text:p text:style-name="P221"><text:span text:style-name="T91">pandas </text:span><text:span text:style-name="T90">worlcloud to file do :</text:span></text:p>
      <text:p text:style-name="P144">worlcloud.to_file(« img.png »)</text:p>
      <text:p text:style-name="P137"/>
      <text:p text:style-name="P138">pandas dataframes can be created in various ways like passing in a dictionary ,list of lists, reading from a flat-file such as csv</text:p>
      <text:p text:style-name="P138">example :</text:p>
      <text:p text:style-name="P138">#passing a dictionnary</text:p>
      <text:p text:style-name="P138"><text:soft-page-break/>df=pd.Dataframe(<text:span text:style-name="T87">{</text:span>‘city’:[‘Toronto’,’Abidjan’,’Tanda’],</text:p>
      <text:p text:style-name="P138"><text:s text:c="30"/>‘temperature’:[3,24,32]<text:span text:style-name="T87">}</text:span>)</text:p>
      <text:p text:style-name="P139">#reading a csv file</text:p>
      <text:p text:style-name="P139">df=pd.read_csv(‘file.csv’)</text:p>
      <text:p text:style-name="P139"/>
      <text:p text:style-name="P139"># passing a list of lists</text:p>
      <text:p text:style-name="P139">data=[[‘Daloa’,45]],[‘Limoges’,87],[‘Geneve’,17]]</text:p>
      <text:p text:style-name="P139">df=pd.DataFrame(data,columns=[‘cities’,’humidity’])</text:p>
      <text:p text:style-name="P218"/>
      <text:p text:style-name="P140">df <text:span text:style-name="T89">write for use correct <text:s/>straightdraws in matplotlib :</text:span></text:p>
      <text:p text:style-name="P140">%<text:span text:style-name="T89">matplotlib inline</text:span></text:p>
      <text:p text:style-name="P140"/>
      <text:p text:style-name="P143">interpolation= « bilinear » in plt.imshow() permit to make the displayed image more smoothly.</text:p>
      <text:p text:style-name="P143"/>
      <text:p text:style-name="P143">‘’ <text:s/>‘’.<text:span text:style-name="T92">join(list) syntax which joins all elts in a list separating <text:s/>them by whitespace.</text:span></text:p>
      <text:p text:style-name="P140"/>
      <text:p text:style-name="P90"/>
      <text:p text:style-name="P90"/>
      <text:p text:style-name="P90"/>
      <text:p text:style-name="P145">Data can be divided in 3 main categories <text:span text:style-name="T99">(W3school)</text:span>:</text:p>
      <text:p text:style-name="P145">numerical,categorical,ordinal</text:p>
      <text:p text:style-name="P145"/>
      <text:p text:style-name="P146">D ‘autres divisent les données(variables) en 4 catégories (openclassroom) :</text:p>
      <text:p text:style-name="P146"/>
      <text:p text:style-name="P146">Variables <text:span text:style-name="T95">quantitatives</text:span><text:span text:style-name="T72">, </text:span><text:span text:style-name="T74">correspond donc à numerical </text:span>qui prennent donc des valeurs numériques (dites encore numériques) classées en 2 types :</text:p>
      <text:p text:style-name="P146"/>
      <text:p text:style-name="P146">-discrète :</text:p>
      <text:p text:style-name="P147"><text:s text:c="3"/><text:span text:style-name="T94">lorsque le nombre de valeurs possibles est limité </text:span><text:span text:style-name="T99">en général aux entiers(integer)</text:span></text:p>
      <text:p text:style-name="P147"/>
      <text:p text:style-name="P146">-continue : </text:p>
      <text:p text:style-name="P146"><text:s text:c="2"/><text:span text:style-name="T94">considérée comme telle lorsque le nombre de valeurs possibles(et probables) est très grand</text:span></text:p>
      <text:p text:style-name="P146"/>
      <text:p text:style-name="P146">Variables <text:span text:style-name="T95">qualitatives</text:span>,<text:span text:style-name="T94">qui sont exprimées sous forme littérale <text:s/>et les valeurs qu’elles prennent sont appelées des catégories ou des modalités. <text:s/></text:span><text:span text:style-name="T96">Elles </text:span><text:span text:style-name="T94">sont </text:span><text:s/>classées en 2 types :</text:p>
      <text:p text:style-name="P146"/>
      <text:p text:style-name="P146">-nominales  <text:span text:style-name="T99">correspond à categorical</text:span>:</text:p>
      <text:p text:style-name="P147"><text:s text:c="2"/><text:span text:style-name="T97">L</text:span><text:span text:style-name="T94">es modalités ne peuvent pas être ordonnées, </text:span><text:span text:style-name="T99">ne peuvent pas être mesurées les unes par rapport aux autres.</text:span></text:p>
      <text:p text:style-name="P147"/>
      <text:p text:style-name="P146">-ordinale<text:span text:style-name="T98">s</text:span>:</text:p>
      <text:p text:style-name="P148"><text:s text:c="2"/><text:span text:style-name="T94">les modalités peuvent être ordonnées, classées, </text:span><text:span text:style-name="T99">peuvent <text:s/>être mesurées les unes par rapport aux autres.(Example : school grades where A is better then B..)</text:span></text:p>
      <text:p text:style-name="P148"/>
      <text:p text:style-name="P149">standard déviation désigne l’étendue , l’écart entre les valeurs d’1 intervalle</text:p>
      <text:p text:style-name="P149"/>
      <text:p text:style-name="P149"><text:soft-page-break/>percentile est utilsé en stat pour donner la valeur à laquelle le pourcentage des valeurs est inférieure.</text:p>
      <text:p text:style-name="P149"/>
      <text:p text:style-name="P150">Le terme régression est utilisé pour trouver une relation entre les variables.</text:p>
      <text:p text:style-name="P150">En machine learning , la <text:s/>régression est utilisé pour prédire le futur des évènements.</text:p>
      <text:p text:style-name="P151">For this we use : stats.linregress(x,y) from scipy (see w3school tutorial)</text:p>
      <text:p text:style-name="P151"/>
      <text:p text:style-name="P152">train_x=x[:80] <text:span text:style-name="T100">means</text:span> 80 % training</text:p>
      <text:p text:style-name="P152"/>
      <text:p text:style-name="P152">test_y=y[80:] <text:s/><text:span text:style-name="T100">means </text:span>20 % test <text:span text:style-name="T106">le mieux est sklearn </text:span><text:span text:style-name="T107">avec linear_model.</text:span></text:p>
      <text:p text:style-name="P163">Explanation for train_test_split inthis following link :</text:p>
      <text:p text:style-name="P163"/>
      <text:p text:style-name="P163"><text:a xlink:type="simple" xlink:href="https://realpython.com/train-test-split-python-data/" text:style-name="Internet_20_link" text:visited-style-name="Visited_20_Internet_20_Link">https://realpython.com/train-test-split-python-data/</text:a></text:p>
      <text:p text:style-name="P163"/>
      <text:p text:style-name="P164"><text:span text:style-name="Source_20_Text"># There are three steps to model something with sklearn</text:span></text:p>
      <text:p text:style-name="P164"><text:span text:style-name="Source_20_Text"># 1. Set up the model</text:span></text:p>
      <text:p text:style-name="P164"><text:span text:style-name="Source_20_Text">model = LinearRegression()</text:span></text:p>
      <text:p text:style-name="P164"><text:span text:style-name="Source_20_Text"># 2. Use fit</text:span></text:p>
      <text:p text:style-name="P164"><text:span text:style-name="Source_20_Text">model.fit(X_train, y_train)</text:span></text:p>
      <text:p text:style-name="P164"><text:span text:style-name="Source_20_Text"># 3. Check the score</text:span></text:p>
      <text:p text:style-name="P164"><text:span text:style-name="Source_20_Text">model.score(X_test, y_test)</text:span></text:p>
      <text:p text:style-name="P164"><text:span text:style-name="Source_20_Text"/></text:p>
      <text:p text:style-name="P164"><text:a xlink:type="simple" xlink:href="https://scikit-learn.org/stable/modules/generated/sklearn.linear_model.LinearRegression.html#sklearn.linear_model.LinearRegression.score" text:style-name="Internet_20_link" text:visited-style-name="Visited_20_Internet_20_Link"><text:span text:style-name="Source_20_Text">.score()</text:span></text:a> returns the <text:span text:style-name="Strong_20_Emphasis">coefficient of determination, </text:span><text:span text:style-name="Strong_20_Emphasis"><text:span text:style-name="T108"><text:s/></text:span></text:span><text:span text:style-name="Strong_20_Emphasis"><text:span text:style-name="T109">the better the fit, </text:span></text:span><text:span text:style-name="Strong_20_Emphasis"><text:span text:style-name="T112">te</text:span></text:span><text:span text:style-name="Strong_20_Emphasis"><text:span text:style-name="T113">s</text:span></text:span><text:span text:style-name="Strong_20_Emphasis"><text:span text:style-name="T112">te les performances de prédiction</text:span></text:span></text:p>
      <text:p text:style-name="P164"><text:span text:style-name="Strong_20_Emphasis"><text:span text:style-name="T112"/></text:span></text:p>
      <text:p text:style-name="P250"><text:span text:style-name="Strong_20_Emphasis"><text:span text:style-name="T112">With linear regression, fitting the model means determining the best intercept (</text:span></text:span><text:span text:style-name="Strong_20_Emphasis"><text:span text:style-name="Source_20_Text"><text:span text:style-name="T116">model.intercept_</text:span></text:span></text:span><text:span text:style-name="Strong_20_Emphasis"><text:span text:style-name="T112">) and slope (</text:span></text:span><text:span text:style-name="Strong_20_Emphasis"><text:span text:style-name="Source_20_Text"><text:span text:style-name="T116">model.coef_</text:span></text:span></text:span><text:span text:style-name="Strong_20_Emphasis"><text:span text:style-name="T112">) values of the regression line.</text:span></text:span></text:p>
      <text:p text:style-name="P164"><text:span text:style-name="Strong_20_Emphasis"><text:span text:style-name="T109"/></text:span></text:p>
      <text:p text:style-name="P165"><text:span text:style-name="Strong_20_Emphasis"><text:span text:style-name="T110">lorsqu’il y a 1 <text:s/>pb pour faire 1 régression linéaire sur 1 series ou autre comme par exemple </text:span></text:span><text:span text:style-name="Strong_20_Emphasis"><text:span text:style-name="T111">house_data['surface'].</text:span></text:span><text:span text:style-name="Strong_20_Emphasis"><text:span text:style-name="T110"> transformer le en numpy array en le redimensionnant </text:span></text:span></text:p>
      <text:p text:style-name="P165"><text:span text:style-name="Strong_20_Emphasis"><text:span text:style-name="T110">avec reshape ex :</text:span></text:span></text:p>
      <text:p text:style-name="P152">house_data['surface'].values.reshape(-1, 1) <text:s/># values converts it into a numpy array</text:p>
      <text:p text:style-name="P152"/>
      <text:p text:style-name="P171">or</text:p>
      <text:p text:style-name="P152"><text:span text:style-name="T114"><text:s/>we can </text:span>use <text:span text:style-name="T114">function </text:span><text:span text:style-name="Source_20_Text">stack</text:span> to reshape the data, and then rename the columns</text:p>
      <text:p text:style-name="P231"><text:span text:style-name="T20">ex :</text:span><text:span text:style-name="Source_20_Text">oxy2 = oxy.stack().reset_index()</text:span></text:p>
      <text:p text:style-name="P255"><text:span text:style-name="Source_20_Text">oxy2.columns = ['salinity','temperature','oxygenation'] </text:span><text:span text:style-name="Source_20_Text"><text:span text:style-name="T115">like in this following link</text:span></text:span></text:p>
      <text:p text:style-name="P170">https://stackoverflow.com/questions/54754880/linear-regression-over-two-variables-in-a-pandas-dataframe</text:p>
      <text:p text:style-name="P152"/>
      <text:p text:style-name="P166">Good tuto to explain regression</text:p>
      <text:p text:style-name="P166"/>
      <text:p text:style-name="P166">https://towardsdatascience.com/linear-regression-in-6-lines-of-python-5e1d0cd05b8d</text:p>
      <text:p text:style-name="P152"/>
      <text:p text:style-name="P153"><text:soft-page-break/>numpy astuce pour retenir le nombre de dimensions d’un <text:tab/>array c’est de compter le nombre de crochets en fin de l’array</text:p>
      <text:p text:style-name="P153">ex a=np.array([1,2,3,4]) <text:s/>c’est un array de ndim 1</text:p>
      <text:p text:style-name="P153"/>
      <text:p text:style-name="P153">b=np.array([1,2,3],[4,5,6]]) <text:s/>c’est un array de ndim 2</text:p>
      <text:p text:style-name="P150"/>
      <text:p text:style-name="P150"/>
      <text:p text:style-name="P154"/>
      <text:p text:style-name="P154">use enumerate function to generate index along with elts in sequence <text:span text:style-name="T101">or list</text:span> you are loopin over :</text:p>
      <text:p text:style-name="P154"/>
      <text:p text:style-name="P154">example :</text:p>
      <text:p text:style-name="P154"/>
      <text:p text:style-name="P154">for i,w in <text:s/>enumerate(loopover) :</text:p>
      <text:p text:style-name="P154"><text:s text:c="7"/>print(i,w)</text:p>
      <text:p text:style-name="P154"/>
      <text:p text:style-name="P155">We can use pd.read_html() to have a list of dataframes come fom a url request like this example</text:p>
      <text:p text:style-name="P155"/>
      <text:p text:style-name="P155">url=’https : ’</text:p>
      <text:p text:style-name="P155"/>
      <text:p text:style-name="P155">data= requests.get(url).text</text:p>
      <text:p text:style-name="P146"><text:s text:c="3"/></text:p>
      <text:p text:style-name="P155">df=pd.read_html(data) </text:p>
      <text:p text:style-name="P155"/>
      <text:p text:style-name="P156">An example of this use is shown in the following tuto  and also use of yfinance end send mail:</text:p>
      <text:p text:style-name="P156"/>
      <text:p text:style-name="P156"><text:a xlink:type="simple" xlink:href="https://python.plainenglish.io/sending-stock-updates-with-python-c63a54a63f10" text:style-name="Internet_20_link" text:visited-style-name="Visited_20_Internet_20_Link">https://python.plainenglish.io/sending-stock-updates-with-python-c63a54a63f10</text:a></text:p>
      <text:p text:style-name="P156"/>
      <text:p text:style-name="P158">Summary to loop over elts wa can use functions zip , map, filter.</text:p>
      <text:p text:style-name="P158">A good explanation is here in this tuto :</text:p>
      <text:p text:style-name="P158"/>
      <text:p text:style-name="P158">https://medium.com/pythoneers/5-powerful-functions-in-python-1804b51c4ded</text:p>
      <text:p text:style-name="P158"/>
      <text:p text:style-name="P159">next</text:p>
      <text:p text:style-name="P160">For fix the issue of background image in flask , do like this <text:span text:style-name="T103">(hard code image into html) :</text:span></text:p>
      <text:p text:style-name="P160"/>
      <text:p text:style-name="P161">&lt;a href= ‘#’ style=’<text:span text:style-name="T102">background-image : </text:span>url(/static/images/picture.jpg’/&gt;</text:p>
      <text:p text:style-name="P162">comme dans FlaskCv index.html</text:p>
      <text:p text:style-name="P162"/>
      <text:p text:style-name="P167">don’t forget to put on sqlite3 table id column autoincrement if you want to upgrade automatically value of your id.</text:p>
      <text:p text:style-name="P167"/>
      <text:p text:style-name="P168">in matplotlob to add a legend to a figure do like this :</text:p>
      <text:p text:style-name="P168">plt.legend([‘title’])</text:p>
      <text:p text:style-name="P168"/>
      <text:p text:style-name="P169">For more details chech the following tuto :</text:p>
      <text:p text:style-name="P169"><text:a xlink:type="simple" xlink:href="https://www.geeksforgeeks.org/matplotlib-pyplot-legend-in-python/" text:style-name="Internet_20_link" text:visited-style-name="Visited_20_Internet_20_Link">https://www.geeksforgeeks.org/matplotlib-pyplot-legend-in-python/</text:a></text:p>
      <text:p text:style-name="P169"/>
      <text:p text:style-name="P172"><text:soft-page-break/>df.select_dtypes(include==object) pour ne selectionner que les numériques</text:p>
      <text:p text:style-name="P172"/>
      <text:p text:style-name="P172">or</text:p>
      <text:p text:style-name="P172"/>
      <text:p text:style-name="P172">df .select_dtypes(exclude=<text:span text:style-name="T120">[</text:span>’object’<text:span text:style-name="T120">])</text:span>pour ne sélectionner que les string</text:p>
      <text:p text:style-name="P172"/>
      <text:p text:style-name="P172">df.dtypes[df.dtypes!='object'] <text:span text:style-name="T117">pour sélectionner les types différents de string</text:span></text:p>
      <text:p text:style-name="P172"/>
      <text:p text:style-name="P173">df[‘lambda’].isnull().sum() pour trouver le nombre de NA values dans la colonne <text:s/>lambda du df, <text:span text:style-name="T118">number of missing values.</text:span></text:p>
      <text:p text:style-name="P173"/>
      <text:p text:style-name="P174">Datacleaning and exploratory analysis.</text:p>
      <text:p text:style-name="P175"/>
      <text:p text:style-name="P175">Droite de régression : <text:s text:c="2"/>LinearRegression().intercept_+LinearRegression.coef_*value_search</text:p>
      <text:p text:style-name="P176">give expected values. <text:span text:style-name="T119">Voir le fichier try_predict_house_machine_learning.ipynb </text:span></text:p>
      <text:p text:style-name="P176"/>
      <text:p text:style-name="P177">Root Mean Squared Error it is the most commonly used metric for evaluating the regression model on a test set for instance :</text:p>
      <text:p text:style-name="P177">mse = mean_squared_error(y_test, linreg.predict(x_test))</text:p>
      <text:p text:style-name="P177">np.sqrt(mse)</text:p>
      <text:p text:style-name="P177"/>
      <text:p text:style-name="P178">df.to_excel(‘file.xlsx’) to save file in excel in a directory</text:p>
      <text:p text:style-name="P178"/>
      <text:p text:style-name="P232"><text:span text:style-name="T21">u</text:span><text:span text:style-name="T17">rl=’https://example.com’</text:span></text:p>
      <text:p text:style-name="P179">urllib.request.urlopen(url) to get url we can do also like in we do previouslly </text:p>
      <text:p text:style-name="P179">requests.get(url)</text:p>
      <text:p text:style-name="P179"/>
      <text:p text:style-name="P179">#unless you set orient as index</text:p>
      <text:p text:style-name="P179">df = pd.DataFrame.from_dict(results, orient='index')</text:p>
      <text:p text:style-name="P179"/>
      <text:p text:style-name="P251">The coefficient of variation is a measure of variance that can be used to compare a data distribution that has different units.</text:p>
      <text:list xml:id="list2547255048" text:style-name="L2">
        <text:list-item>
          <text:p text:style-name="P263"><text:span text:style-name="Strong_20_Emphasis">The higher the Coefficient of Variation</text:span> = the wider the data you have compared to the average data (more difficult to predict). </text:p>
        </text:list-item>
        <text:list-item>
          <text:p text:style-name="P260"><text:span text:style-name="Strong_20_Emphasis">The Lower Coefficient of Variation</text:span> = The narrower the data you have compared to the Average data (Easier to predict). </text:p>
        </text:list-item>
      </text:list>
      <text:p text:style-name="P180">Example :</text:p>
      <text:p text:style-name="P240"># Coefficient of Risk Flag</text:p>
      <text:p text:style-name="Preformatted_20_Text"><text:bookmark text:name="kln-64"/>covRiskFlag = ((trainData['Risk_Flag'].std()/trainData['Risk_Flag'].mean()) * 100)</text:p>
      <text:p text:style-name="P255"><text:bookmark text:name="kln-65"/>print(f'Coefficient Of Variation Potability : {covRiskFlag}%')</text:p>
      <text:p text:style-name="P253">as you can see the output above, the <text:span text:style-name="Strong_20_Emphasis">coefficient of variation is so high</text:span>, which mean, is so <text:span text:style-name="Strong_20_Emphasis">difficult to predict</text:span>.</text:p>
      <text:p text:style-name="P180"/>
      <text:p text:style-name="P252"><text:s/><text:span text:style-name="T121">Is the ability to predict well or not a dataset</text:span></text:p>
      <text:p text:style-name="P252"/>
      <text:p text:style-name="P252"><text:soft-page-break/>Linear regression doesn't work on date data. Therefore we need to convert it into numerical value.The following code will convert the date into numerical value <text:span text:style-name="T123">for instance :</text:span></text:p>
      <text:p text:style-name="P241"><text:span text:style-name="Source_20_Text">import datetime as dt</text:span></text:p>
      <text:p text:style-name="Preformatted_20_Text"><text:span text:style-name="Source_20_Text">data_df['Date'] = pd.to_datetime(data_df['Date'])</text:span></text:p>
      <text:p text:style-name="P255"><text:span text:style-name="Source_20_Text">data_df['Date']=data_df['Date'].map(dt.datetime.toordinal)</text:span></text:p>
      <text:p text:style-name="P252"><text:a xlink:type="simple" xlink:href="https://stackoverflow.com/questions/40217369/python-linear-regression-predict-by-date" text:style-name="Internet_20_link" text:visited-style-name="Visited_20_Internet_20_Link">https://stackoverflow.com/questions/40217369/python-linear-regression-predict-by-date</text:a></text:p>
      <text:p text:style-name="P242"><text:span text:style-name="Source_20_Text"><text:span text:style-name="T123">astuce we use a copy of data_df[‘Date’] to work very well.</text:span></text:span></text:p>
      <text:p text:style-name="P242"><text:span text:style-name="Source_20_Text"/></text:p>
      <text:p text:style-name="P243"><text:span text:style-name="Source_20_Text"/></text:p>
      <text:p text:style-name="P243"><text:span text:style-name="Source_20_Text"/></text:p>
      <text:p text:style-name="P243"><text:span text:style-name="Source_20_Text"/></text:p>
      <text:p text:style-name="P243"><text:span text:style-name="Source_20_Text"><text:span text:style-name="T124">Use fonction pd.to_numeric to convert for instance series in string into </text:span></text:span><text:span text:style-name="Source_20_Text"><text:span text:style-name="T125">float see the following link to well understand :</text:span></text:span></text:p>
      <text:p text:style-name="P243"><text:span text:style-name="Source_20_Text"/></text:p>
      <text:p text:style-name="P243"><text:a xlink:type="simple" xlink:href="https://pandas.pydata.org/docs/reference/api/pandas.to_numeric.html" text:style-name="Internet_20_link" text:visited-style-name="Visited_20_Internet_20_Link"><text:span text:style-name="Source_20_Text">https://pandas.pydata.org/docs/reference/api/pandas.to_numeric.html</text:span></text:a></text:p>
      <text:p text:style-name="P243"><text:span text:style-name="Source_20_Text"/></text:p>
      <text:p text:style-name="P244"><text:span text:style-name="Source_20_Text"><text:span text:style-name="T126">example to plot and select dimensions</text:span></text:span></text:p>
      <text:p text:style-name="P179"/>
      <text:p text:style-name="P179">plt.figure(figsize=(20, 20))</text:p>
      <text:p text:style-name="P179"/>
      <text:p text:style-name="P181">Pour la corrélation exemple :</text:p>
      <text:p text:style-name="P181"/>
      <text:p text:style-name="P181">corr=df.corr()</text:p>
      <text:p text:style-name="P181"/>
      <text:p text:style-name="P181">corr['Montant'].sort_values(ascending=False) <text:span text:style-name="T127">pour voir les liens de dépendances entre les colonnes d’un dataframe.</text:span></text:p>
      <text:p text:style-name="P181"/>
      <text:p text:style-name="P182">TO CHECK</text:p>
      <text:p text:style-name="P181"># extract time features</text:p>
      <text:p text:style-name="P181">df.Date = pd.to_datetime(df.Date)</text:p>
      <text:p text:style-name="P181">df['Year'] = df.Date.dt.year</text:p>
      <text:p text:style-name="P181">df['Month'] = df.Date.dt.month</text:p>
      <text:p text:style-name="P181">df['Day'] = df.Date.dt.day</text:p>
      <text:p text:style-name="P181"/>
      <text:p text:style-name="P182">example :</text:p>
      <text:p text:style-name="P182"/>
      <text:p text:style-name="P245"><text:span text:style-name="Source_20_Text">raw_data['Mycol'] = <text:s/>pd.to_datetime(raw_data['Mycol'], format='%d%b%Y:%H:%M:%S.%f')</text:span></text:p>
      <text:p text:style-name="P182"/>
      <text:p text:style-name="P182">Pandas<text:span text:style-name="Source_20_Text"><text:span text:style-name="Strong_20_Emphasis"> pd.get_dummies()</text:span></text:span> will turn your categorical column (column of labels) into indicator columns (columns of 0s and 1s).</text:p>
      <text:p text:style-name="P182"/>
      <text:p text:style-name="P183">this following tuto well explain this function</text:p>
      <text:p text:style-name="P183"><text:a xlink:type="simple" xlink:href="https://www.dataindependent.com/pandas/pandas-get-dummies/" text:style-name="Internet_20_link" text:visited-style-name="Visited_20_Internet_20_Link">https://www.dataindependent.com/pandas/pandas-get-dummies/</text:a></text:p>
      <text:p text:style-name="P183"/>
      <text:p text:style-name="P184">RandomForestRegressor.fit(X_train,Y_train) <text:s/>or LinearRegressor.fit<text:span text:style-name="T71">(X_train,Y_train) <text:s text:c="2"/>c’est pour entraîner le modèle.</text:span></text:p>
      <text:p text:style-name="P187"><text:soft-page-break/></text:p>
      <text:p text:style-name="P188">To plot and write label and legend on scheme and figure do something like this :</text:p>
      <text:p text:style-name="P188"/>
      <text:p text:style-name="P189">plt.plot(list(y_pred)[:20],label="Prediction")</text:p>
      <text:p text:style-name="P189">plt.plot(list(Y_test)[:20],label="Loyer réel")</text:p>
      <text:p text:style-name="P189">plt.xlabel('y_pred')</text:p>
      <text:p text:style-name="P189">plt.ylabel('Y_test')</text:p>
      <text:p text:style-name="P189">plt.legend(loc="upper left")</text:p>
      <text:p text:style-name="P189"/>
      <text:p text:style-name="P190">in panda</text:p>
      <text:p text:style-name="P190">s to get the datatype info of each column do</text:p>
      <text:p text:style-name="P190">df.dtypes</text:p>
      <text:p text:style-name="P190"/>
      <text:p text:style-name="P190"/>
      <text:p text:style-name="P190">for contains do for instance :</text:p>
      <text:p text:style-name="P190"/>
      <text:p text:style-name="P190">df_data.loc[df_data['name'].str.contains('Binance')]</text:p>
      <text:p text:style-name="P190"/>
      <text:p text:style-name="P191">To drop all missing values in rows of a entire dataframe do</text:p>
      <text:p text:style-name="P191">df.dropna(axis=0) </text:p>
      <text:p text:style-name="P191"/>
      <text:p text:style-name="P191">To drop all missing values in columns of a entire dataframe do</text:p>
      <text:p text:style-name="P191">df.dropna(axis=1) </text:p>
      <text:p text:style-name="P191"/>
      <text:p text:style-name="P191">the random_state argument guarantees we get the same split every time</text:p>
      <text:p text:style-name="P191"/>
      <text:p text:style-name="P192">For instance :</text:p>
      <text:p text:style-name="P191"/>
      <text:p text:style-name="P191">train_X, val_X, train_y, val_y = train_test_split(X, y, random_state = 0)</text:p>
      <text:p text:style-name="P191"/>
      <text:p text:style-name="P191"/>
      <text:p text:style-name="P234"><text:span text:style-name="T25">function np.polyfit() in numpy returns the slope and intercept </text:span><text:span text:style-name="T26">(f(x)=y=ax+b where a is slope (aka </text:span><text:span text:style-name="Source_20_Text"><text:span text:style-name="T29">coef_</text:span></text:span><text:span text:style-name="Strong_20_Emphasis"><text:span text:style-name="T22">)</text:span></text:span><text:span text:style-name="T26">and b is intercerpt </text:span><text:span text:style-name="Strong_20_Emphasis"><text:span text:style-name="T22">(</text:span></text:span><text:span text:style-name="Source_20_Text"><text:span text:style-name="T30">aka </text:span></text:span><text:span text:style-name="Source_20_Text"><text:span text:style-name="T29">intercept_</text:span></text:span><text:span text:style-name="Strong_20_Emphasis"><text:span text:style-name="T22">) :</text:span></text:span></text:p>
      <text:p text:style-name="P234"><text:span text:style-name="Strong_20_Emphasis"><text:span text:style-name="T22"/></text:span></text:p>
      <text:p text:style-name="P234"><text:span text:style-name="Strong_20_Emphasis"><text:span text:style-name="T23">ex <text:s/>slope_intercept=np.polyfit(x ,y,1) refer to tutorial data science in w3school.</text:span></text:span></text:p>
      <text:p text:style-name="P234"><text:span text:style-name="Strong_20_Emphasis"><text:span text:style-name="T23"/></text:span></text:p>
      <text:p text:style-name="P235"><text:span text:style-name="Strong_20_Emphasis"><text:span text:style-name="T24">On peut faire aussi request.get(url).content <text:s/>pour obtenir le contenu d’une url. </text:span></text:span></text:p>
      <text:p text:style-name="P234"><text:span text:style-name="Strong_20_Emphasis"><text:span text:style-name="T23"/></text:span></text:p>
      <text:p text:style-name="P193">Requests is a python http client.</text:p>
      <text:p text:style-name="P193"/>
      <text:p text:style-name="P194">df.value_counts().to_frame() to put values of dataframe in a beautiful frame.</text:p>
      <text:p text:style-name="P194"/>
      <text:p text:style-name="P194">sns.heatmap(df.corr(), annot=True) for annotation in heatmap relationship <text:span text:style-name="T128">in matrix of </text:span>correlation<text:span text:style-name="T128">(matrice de correlation)</text:span></text:p>
      <text:p text:style-name="P194"/>
      <text:p text:style-name="P195">df[‘price’]=df[‘price’].astype(int) to convert for instance type object into int .</text:p>
      <text:p text:style-name="P195"/>
      <text:p text:style-name="P196">Use np.nan_to_num(y_test) for y_test by example to avoid error ValueError: Input contains NaN, infinity or a value too large for dtype('float32').</text:p>
      <text:p text:style-name="P196"/>
      <text:p text:style-name="P198"><text:soft-page-break/>To select all columns except one in pandas do something like this :</text:p>
      <text:p text:style-name="P246"><text:span text:style-name="Source_20_Text">df.loc[:, df.columns != 'b']</text:span></text:p>
      <text:p text:style-name="P198"/>
      <text:p text:style-name="P198">or with iloc if want to keep values in a list :</text:p>
      <text:p text:style-name="P198">features=jouhaux.iloc[:, jouhaux.columns != 4].columns.tolist()</text:p>
      <text:p text:style-name="P198"/>
      <text:p text:style-name="P198"/>
      <text:p text:style-name="P200">To create simple plot for visualizing the data </text:p>
      <text:p text:style-name="P199">sns.pairplot(df)</text:p>
      <text:p text:style-name="P199"/>
      <text:p text:style-name="P201">column with text(object) is not useful for linear regression</text:p>
      <text:p text:style-name="P201"/>
      <text:p text:style-name="P201"/>
      <text:p text:style-name="P198"/>
      <text:p text:style-name="P197"/>
      <text:p text:style-name="P215"/>
      <text:p text:style-name="P196"/>
      <text:p text:style-name="P203">Pour renverser le dataframe de telle sorte que les plus récentes données soient au sommet(au top) faire comme ceci par exemple :</text:p>
      <text:p text:style-name="P202"/>
      <text:p text:style-name="P202">df.iloc[ ::-1]</text:p>
      <text:p text:style-name="P202"/>
      <text:p text:style-name="P204">To use Binance api do something like this :</text:p>
      <text:p text:style-name="P204"/>
      <text:p text:style-name="P204">from binance.client import Client</text:p>
      <text:p text:style-name="P204"/>
      <text:p text:style-name="P204">api_key=’’</text:p>
      <text:p text:style-name="P204">api_secret=’’</text:p>
      <text:p text:style-name="P204">client = (Client(api_key,api_secret))</text:p>
      <text:p text:style-name="P204"/>
      <text:p text:style-name="P204">example :</text:p>
      <text:p text:style-name="P204">tickers=client.get_all_tickers()</text:p>
      <text:p text:style-name="P204">print(tickers)</text:p>
      <text:p text:style-name="P204"/>
      <text:p text:style-name="P204">like <text:span text:style-name="T129">in file </text:span>Binance_API_test.ipynb <text:span text:style-name="T130">(g</text:span><text:span text:style-name="T131">o</text:span><text:span text:style-name="T130">od file)</text:span></text:p>
      <text:p text:style-name="P204"/>
      <text:p text:style-name="P205">aparté : do <text:span text:style-name="Source_20_Text">sudo</text:span></text:p>
      <text:p text:style-name="P202"/>
      <text:p text:style-name="P236"><text:span text:style-name="T27">to </text:span><text:span text:style-name="T28">list</text:span><text:span text:style-name="T27"> all tables in </text:span><text:span text:style-name="T28">database using </text:span><text:span text:style-name="T27"><text:s/>sqlite 3 , do something like this :</text:span></text:p>
      <text:p text:style-name="P206"/>
      <text:p text:style-name="P206"/>
      <text:p text:style-name="P206">conn=sqlite3.connect(‘mydb’)</text:p>
      <text:p text:style-name="P206">c=conn.cursor()</text:p>
      <text:p text:style-name="P206">c.execute(‘’’ select * from sqlite_master where type=’table’ <text:s/>‘’’).fetchall()</text:p>
      <text:p text:style-name="P206"/>
      <text:p text:style-name="P207">drop a column from a dataframe do something like this :</text:p>
      <text:p text:style-name="P207"/>
      <text:p text:style-name="P207">df.drop([‘column_name’],axis=1,inplace=True)</text:p>
      <text:p text:style-name="P207"/>
      <text:p text:style-name="P207"/>
      <text:p text:style-name="P207"/>
      <text:p text:style-name="P207"/>
      <text:p text:style-name="P208"><text:soft-page-break/>To initialize a panda dataframe do something like this :</text:p>
      <text:p text:style-name="P208"/>
      <text:p text:style-name="P208"><text:s/>df=pd.DataFrame()</text:p>
      <text:p text:style-name="P208"/>
      <text:p text:style-name="P209">Exemple pour dimensionner un tracé de figure avec matplotlib :</text:p>
      <text:p text:style-name="P208"/>
      <text:p text:style-name="P208">fig, ax = plt.subplots(figsize=(15,15)) </text:p>
      <text:p text:style-name="P210">Ce procédé peut ‘utiliser avec heatmap notamment.</text:p>
      <text:p text:style-name="P210"/>
      <text:p text:style-name="P210"/>
      <text:p text:style-name="P258">List of columns of dataframe :</text:p>
      <text:p text:style-name="P258">list(df.columns)</text:p>
      <text:p text:style-name="P258"/>
      <text:p text:style-name="P258"/>
      <text:p text:style-name="P259"><text:span text:style-name="T132">drop </text:span>columns of dataframe <text:span text:style-name="T132">example :</text:span></text:p>
      <text:p text:style-name="P258"/>
      <text:p text:style-name="P258">df.drop(columns=["Unnamed: 0"],inplace=True)</text:p>
      <text:p text:style-name="P258"/>
      <text:p text:style-name="P258"/>
      <text:p text:style-name="P210"/>
      <text:p text:style-name="P210"/>
      <text:p text:style-name="P207"/>
      <text:p text:style-name="P20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enlo" svg:font-family="Menlo, Monaco, 'Courier New', Courier, monospace"/>
    <style:font-face style:name="Nunito" svg:font-family="Nunito, sans-serif"/>
    <style:font-face style:name="SFMono-Regular" svg:font-family="SFMono-Regular, Menlo, Monaco, Consolas, 'Liberation Mono', 'Courier New', monospace"/>
    <style:font-face style:name="Source Code Pro" svg:font-family="'Source Code Pro', 'Liberation Mono', 'Courier New', Courier,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6T16:45:54.975968121</meta:creation-date>
    <dc:date>2022-01-14T10:26:01.592959500</dc:date>
    <meta:editing-duration>P58DT15H24M27S</meta:editing-duration>
    <meta:editing-cycles>178</meta:editing-cycles>
    <meta:generator>LibreOffice/6.4.7.2$Linux_X86_64 LibreOffice_project/40$Build-2</meta:generator>
    <meta:document-statistic meta:table-count="0" meta:image-count="0" meta:object-count="0" meta:page-count="23" meta:paragraph-count="573" meta:word-count="4407" meta:character-count="32600" meta:non-whitespace-character-count="28349"/>
  </office:meta>
</office:document-meta>
</file>